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/>
      <style:text-properties fo:color="#ffffff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 office:value-type="float" office:value="17" calcext:value-type="float">
            <text:p>17</text:p>
          </table:table-cell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4:.B23])" office:value-type="float" office:value="4547.21052631579" calcext:value-type="float">
            <text:p>4547.2105263158</text:p>
          </table:table-cell>
          <table:table-cell table:style-name="ce2" table:formula="of:=AVERAGE([.C4:.C23])" office:value-type="float" office:value="736.157894736842" calcext:value-type="float">
            <text:p>736.1578947368</text:p>
          </table:table-cell>
          <table:table-cell table:style-name="ce2" table:formula="of:=AVERAGE([.D4:.D23])" office:value-type="float" office:value="655" calcext:value-type="float">
            <text:p>655</text:p>
          </table:table-cell>
          <table:table-cell table:style-name="ce2" table:formula="of:=AVERAGE([.E4:.E23])" office:value-type="float" office:value="852.666666666667" calcext:value-type="float">
            <text:p>852.6666666667</text:p>
          </table:table-cell>
          <table:table-cell table:style-name="ce4" table:formula="of:=AVERAGE([.B25:.E25])" office:value-type="float" office:value="1697.75877192982" calcext:value-type="float">
            <text:p>1697.7587719298</text:p>
          </table:table-cell>
          <table:table-cell table:style-name="ce2" table:formula="of:=AVERAGE([.G4:.G23])" office:value-type="float" office:value="505.3" calcext:value-type="float">
            <text:p>505.3</text:p>
          </table:table-cell>
          <table:table-cell table:style-name="ce2" table:formula="of:=AVERAGE([.H4:.H23])" office:value-type="float" office:value="503.65" calcext:value-type="float">
            <text:p>503.65</text:p>
          </table:table-cell>
          <table:table-cell table:style-name="ce2" table:formula="of:=AVERAGE([.I4:.I23])" office:value-type="float" office:value="552.75" calcext:value-type="float">
            <text:p>552.75</text:p>
          </table:table-cell>
          <table:table-cell table:style-name="ce2" table:formula="of:=AVERAGE([.J4:.J23])" office:value-type="float" office:value="562.55" calcext:value-type="float">
            <text:p>562.55</text:p>
          </table:table-cell>
          <table:table-cell table:style-name="ce4" table:formula="of:=AVERAGE([.G25:.J25])" office:value-type="float" office:value="531.0625" calcext:value-type="float">
            <text:p>531.0625</text:p>
          </table:table-cell>
          <table:table-cell table:style-name="ce2" table:formula="of:=AVERAGE([.L4:.L23])" office:value-type="float" office:value="12651.9473684211" calcext:value-type="float">
            <text:p>12651.9473684211</text:p>
          </table:table-cell>
          <table:table-cell table:style-name="ce2" table:formula="of:=AVERAGE([.M4:.M23])" office:value-type="float" office:value="4488.52631578947" calcext:value-type="float">
            <text:p>4488.5263157895</text:p>
          </table:table-cell>
          <table:table-cell table:style-name="ce2" table:formula="of:=AVERAGE([.N4:.N23])" office:value-type="float" office:value="1467.89473684211" calcext:value-type="float">
            <text:p>1467.8947368421</text:p>
          </table:table-cell>
          <table:table-cell table:style-name="ce2" table:formula="of:=AVERAGE([.O4:.O23])" office:value-type="float" office:value="981.894736842105" calcext:value-type="float">
            <text:p>981.8947368421</text:p>
          </table:table-cell>
          <table:table-cell table:style-name="ce4" table:formula="of:=AVERAGE([.L25:.O25])" office:value-type="float" office:value="4897.56578947368" calcext:value-type="float">
            <text:p>4897.5657894737</text:p>
          </table:table-cell>
          <table:table-cell table:style-name="ce2" table:formula="of:=AVERAGE([.Q4:.Q23])" office:value-type="float" office:value="557.45" calcext:value-type="float">
            <text:p>557.45</text:p>
          </table:table-cell>
          <table:table-cell table:style-name="ce2" table:formula="of:=AVERAGE([.R4:.R23])" office:value-type="float" office:value="511.6" calcext:value-type="float">
            <text:p>511.6</text:p>
          </table:table-cell>
          <table:table-cell table:style-name="ce2" table:formula="of:=AVERAGE([.S4:.S23])" office:value-type="float" office:value="639.15" calcext:value-type="float">
            <text:p>639.15</text:p>
          </table:table-cell>
          <table:table-cell table:style-name="ce2" table:formula="of:=AVERAGE([.T4:.T23])" office:value-type="float" office:value="633.85" calcext:value-type="float">
            <text:p>633.85</text:p>
          </table:table-cell>
          <table:table-cell table:style-name="ce4" table:formula="of:=AVERAGE([.Q25:.T25])" office:value-type="float" office:value="585.5125" calcext:value-type="float">
            <text:p>585.51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30:.B49])" office:value-type="float" office:value="64" calcext:value-type="float">
            <text:p>64</text:p>
          </table:table-cell>
          <table:table-cell table:style-name="ce2" table:formula="of:=AVERAGE([.C30:.C49])" office:value-type="float" office:value="155.8" calcext:value-type="float">
            <text:p>155.8</text:p>
          </table:table-cell>
          <table:table-cell table:style-name="ce2" table:formula="of:=AVERAGE([.D30:.D49])" office:value-type="float" office:value="123.9" calcext:value-type="float">
            <text:p>123.9</text:p>
          </table:table-cell>
          <table:table-cell table:style-name="ce2" table:formula="of:=AVERAGE([.E30:.E49])" office:value-type="float" office:value="111.75" calcext:value-type="float">
            <text:p>111.75</text:p>
          </table:table-cell>
          <table:table-cell table:style-name="ce4" table:formula="of:=AVERAGE([.B51:.E51])" office:value-type="float" office:value="113.8625" calcext:value-type="float">
            <text:p>113.8625</text:p>
          </table:table-cell>
          <table:table-cell table:style-name="ce2" table:formula="of:=AVERAGE([.G30:.G49])" office:value-type="float" office:value="62.75" calcext:value-type="float">
            <text:p>62.75</text:p>
          </table:table-cell>
          <table:table-cell table:style-name="ce2" table:formula="of:=AVERAGE([.H30:.H49])" office:value-type="float" office:value="198.25" calcext:value-type="float">
            <text:p>198.25</text:p>
          </table:table-cell>
          <table:table-cell table:style-name="ce2" table:formula="of:=AVERAGE([.I30:.I49])" office:value-type="float" office:value="133.65" calcext:value-type="float">
            <text:p>133.65</text:p>
          </table:table-cell>
          <table:table-cell table:style-name="ce2" table:formula="of:=AVERAGE([.J30:.J49])" office:value-type="float" office:value="131.2" calcext:value-type="float">
            <text:p>131.2</text:p>
          </table:table-cell>
          <table:table-cell table:style-name="ce4" table:formula="of:=AVERAGE([.G51:.J51])" office:value-type="float" office:value="131.4625" calcext:value-type="float">
            <text:p>131.4625</text:p>
          </table:table-cell>
          <table:table-cell table:style-name="ce2" table:formula="of:=AVERAGE([.L30:.L49])" office:value-type="float" office:value="89.55" calcext:value-type="float">
            <text:p>89.55</text:p>
          </table:table-cell>
          <table:table-cell table:style-name="ce2" table:formula="of:=AVERAGE([.M30:.M49])" office:value-type="float" office:value="128.85" calcext:value-type="float">
            <text:p>128.85</text:p>
          </table:table-cell>
          <table:table-cell table:style-name="ce2" table:formula="of:=AVERAGE([.N30:.N49])" office:value-type="float" office:value="269.85" calcext:value-type="float">
            <text:p>269.85</text:p>
          </table:table-cell>
          <table:table-cell table:style-name="ce2" table:formula="of:=AVERAGE([.O30:.O49])" office:value-type="float" office:value="333.45" calcext:value-type="float">
            <text:p>333.45</text:p>
          </table:table-cell>
          <table:table-cell table:style-name="ce4" table:formula="of:=AVERAGE([.L51:.O51])" office:value-type="float" office:value="205.425" calcext:value-type="float">
            <text:p>205.425</text:p>
          </table:table-cell>
          <table:table-cell table:style-name="ce2" table:formula="of:=AVERAGE([.Q30:.Q49])" office:value-type="float" office:value="50.85" calcext:value-type="float">
            <text:p>50.85</text:p>
          </table:table-cell>
          <table:table-cell table:style-name="ce2" table:formula="of:=AVERAGE([.R30:.R49])" office:value-type="float" office:value="111.7" calcext:value-type="float">
            <text:p>111.7</text:p>
          </table:table-cell>
          <table:table-cell table:style-name="ce2" table:formula="of:=AVERAGE([.S30:.S49])" office:value-type="float" office:value="109.55" calcext:value-type="float">
            <text:p>109.55</text:p>
          </table:table-cell>
          <table:table-cell table:style-name="ce2" table:formula="of:=AVERAGE([.T30:.T49])" office:value-type="float" office:value="143.1" calcext:value-type="float">
            <text:p>143.1</text:p>
          </table:table-cell>
          <table:table-cell table:style-name="ce4" table:formula="of:=AVERAGE([.Q51:.T51])" office:value-type="float" office:value="103.8" calcext:value-type="float">
            <text:p>103.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56:.B61])" office:value-type="float" office:value="2.13333333333333" calcext:value-type="float">
            <text:p>2.1333333333</text:p>
          </table:table-cell>
          <table:table-cell table:style-name="ce2" table:formula="of:=AVERAGE([.C56:.C61])" office:value-type="float" office:value="10.1833333333333" calcext:value-type="float">
            <text:p>10.1833333333</text:p>
          </table:table-cell>
          <table:table-cell table:style-name="ce2" table:formula="of:=AVERAGE([.D56:.D61])" office:value-type="float" office:value="21.5833333333333" calcext:value-type="float">
            <text:p>21.5833333333</text:p>
          </table:table-cell>
          <table:table-cell table:style-name="ce3"/>
          <table:table-cell/>
          <table:table-cell table:style-name="ce2" table:formula="of:=AVERAGE([.G56:.G61])" office:value-type="float" office:value="1.3" calcext:value-type="float">
            <text:p>1.3</text:p>
          </table:table-cell>
          <table:table-cell table:style-name="ce2" table:formula="of:=AVERAGE([.H56:.H61])" office:value-type="float" office:value="6.91666666666667" calcext:value-type="float">
            <text:p>6.9166666667</text:p>
          </table:table-cell>
          <table:table-cell table:style-name="ce2" table:formula="of:=AVERAGE([.I56:.I61])" office:value-type="float" office:value="13.2833333333333" calcext:value-type="float">
            <text:p>13.2833333333</text:p>
          </table:table-cell>
          <table:table-cell table:style-name="ce3"/>
          <table:table-cell table:style-name="ce2" table:formula="of:=AVERAGE([.K56:.K61])" office:value-type="float" office:value="2.26666666666667" calcext:value-type="float">
            <text:p>2.2666666667</text:p>
          </table:table-cell>
          <table:table-cell table:style-name="ce2" table:formula="of:=AVERAGE([.L56:.L61])" office:value-type="float" office:value="11.7166666666667" calcext:value-type="float">
            <text:p>11.7166666667</text:p>
          </table:table-cell>
          <table:table-cell table:style-name="ce2" table:formula="of:=AVERAGE([.M56:.M61])" office:value-type="float" office:value="21" calcext:value-type="float">
            <text:p>21</text:p>
          </table:table-cell>
          <table:table-cell table:style-name="ce3"/>
          <table:table-cell table:style-name="ce2" table:formula="of:=AVERAGE([.O56:.O61])" office:value-type="float" office:value="1.68333333333333" calcext:value-type="float">
            <text:p>1.6833333333</text:p>
          </table:table-cell>
          <table:table-cell table:style-name="ce2" table:formula="of:=AVERAGE([.P56:.P61])" office:value-type="float" office:value="9.25" calcext:value-type="float">
            <text:p>9.25</text:p>
          </table:table-cell>
          <table:table-cell table:style-name="ce2" table:formula="of:=AVERAGE([.Q56:.Q61])" office:value-type="float" office:value="16.7666666666667" calcext:value-type="float">
            <text:p>16.7666666667</text:p>
          </table:table-cell>
          <table:table-cell table:number-columns-repeated="1007"/>
        </table:table-row>
      </table:table>
      <table:table table:name="Sheet2" table:style-name="ta1">
        <table:table-column table:style-name="co1" table:number-columns-repeated="46" table:default-cell-style-name="Default"/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24"/>
          <table:table-cell office:value-type="string" calcext:value-type="string">
            <text:p>lokal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9"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7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764" calcext:value-type="float">
            <text:p>176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number-columns-repeated="2"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108" calcext:value-type="float">
            <text:p>108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397" calcext:value-type="float">
            <text:p>139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397" calcext:value-type="float">
            <text:p>139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11" calcext:value-type="float">
            <text:p>41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75" calcext:value-type="float">
            <text:p>27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257" calcext:value-type="float">
            <text:p>125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257" calcext:value-type="float">
            <text:p>12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267" calcext:value-type="float">
            <text:p>26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267" calcext:value-type="float">
            <text:p>26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91" calcext:value-type="float">
            <text:p>159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91" calcext:value-type="float">
            <text:p>159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104" calcext:value-type="float">
            <text:p>110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04" calcext:value-type="float">
            <text:p>110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232" calcext:value-type="float">
            <text:p>23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table:formula="of:=AVERAGE([.B5:.B54])" office:value-type="float" office:value="75.72" calcext:value-type="float">
            <text:p>75.72</text:p>
          </table:table-cell>
          <table:table-cell table:formula="of:=AVERAGE([.C5:.C54])" office:value-type="float" office:value="146.52" calcext:value-type="float">
            <text:p>146.52</text:p>
          </table:table-cell>
          <table:table-cell table:formula="of:=AVERAGE([.D5:.D54])" office:value-type="float" office:value="147.32" calcext:value-type="float">
            <text:p>147.32</text:p>
          </table:table-cell>
          <table:table-cell table:formula="of:=AVERAGE([.B55:.D55])" office:value-type="float" office:value="123.186666666667" calcext:value-type="float">
            <text:p>123.1866666667</text:p>
          </table:table-cell>
          <table:table-cell/>
          <table:table-cell table:formula="of:=AVERAGE([.G5:.G54])" office:value-type="float" office:value="64.56" calcext:value-type="float">
            <text:p>64.56</text:p>
          </table:table-cell>
          <table:table-cell table:formula="of:=AVERAGE([.H5:.H54])" office:value-type="float" office:value="133.44" calcext:value-type="float">
            <text:p>133.44</text:p>
          </table:table-cell>
          <table:table-cell table:formula="of:=AVERAGE([.I5:.I54])" office:value-type="float" office:value="129.94" calcext:value-type="float">
            <text:p>129.94</text:p>
          </table:table-cell>
          <table:table-cell table:formula="of:=AVERAGE([.G55:.I55])" office:value-type="float" office:value="109.313333333333" calcext:value-type="float">
            <text:p>109.3133333333</text:p>
          </table:table-cell>
          <table:table-cell/>
          <table:table-cell table:formula="of:=AVERAGE([.L5:.L54])" office:value-type="float" office:value="79.76" calcext:value-type="float">
            <text:p>79.76</text:p>
          </table:table-cell>
          <table:table-cell table:formula="of:=AVERAGE([.M5:.M54])" office:value-type="float" office:value="199.32" calcext:value-type="float">
            <text:p>199.32</text:p>
          </table:table-cell>
          <table:table-cell table:formula="of:=AVERAGE([.N5:.N54])" office:value-type="float" office:value="181.38" calcext:value-type="float">
            <text:p>181.38</text:p>
          </table:table-cell>
          <table:table-cell table:formula="of:=AVERAGE([.L55:.N55])" office:value-type="float" office:value="153.486666666667" calcext:value-type="float">
            <text:p>153.4866666667</text:p>
          </table:table-cell>
          <table:table-cell/>
          <table:table-cell table:formula="of:=AVERAGE([.Q5:.Q54])" office:value-type="float" office:value="48.4" calcext:value-type="float">
            <text:p>48.4</text:p>
          </table:table-cell>
          <table:table-cell table:formula="of:=AVERAGE([.R5:.R54])" office:value-type="float" office:value="104.02" calcext:value-type="float">
            <text:p>104.02</text:p>
          </table:table-cell>
          <table:table-cell table:formula="of:=AVERAGE([.S5:.S54])" office:value-type="float" office:value="108.64" calcext:value-type="float">
            <text:p>108.64</text:p>
          </table:table-cell>
          <table:table-cell table:formula="of:=AVERAGE([.Q55:.S55])" office:value-type="float" office:value="87.02" calcext:value-type="float">
            <text:p>87.02</text:p>
          </table:table-cell>
          <table:table-cell table:number-columns-repeated="6"/>
          <table:table-cell table:formula="of:=AVERAGE([.AA5:.AA54])" office:value-type="float" office:value="75.72" calcext:value-type="float">
            <text:p>75.72</text:p>
          </table:table-cell>
          <table:table-cell table:formula="of:=AVERAGE([.AB5:.AB54])" office:value-type="float" office:value="146.52" calcext:value-type="float">
            <text:p>146.52</text:p>
          </table:table-cell>
          <table:table-cell table:formula="of:=AVERAGE([.AC5:.AC54])" office:value-type="float" office:value="147.32" calcext:value-type="float">
            <text:p>147.32</text:p>
          </table:table-cell>
          <table:table-cell table:formula="of:=AVERAGE([.AD5:.AD54])" office:value-type="float" office:value="133.16" calcext:value-type="float">
            <text:p>133.16</text:p>
          </table:table-cell>
          <table:table-cell table:formula="of:=AVERAGE([.AA55:.AD55])" office:value-type="float" office:value="125.68" calcext:value-type="float">
            <text:p>125.68</text:p>
          </table:table-cell>
          <table:table-cell table:formula="of:=AVERAGE([.AF5:.AF54])" office:value-type="float" office:value="64.56" calcext:value-type="float">
            <text:p>64.56</text:p>
          </table:table-cell>
          <table:table-cell table:formula="of:=AVERAGE([.AG5:.AG54])" office:value-type="float" office:value="133.44" calcext:value-type="float">
            <text:p>133.44</text:p>
          </table:table-cell>
          <table:table-cell table:formula="of:=AVERAGE([.AH5:.AH54])" office:value-type="float" office:value="129.94" calcext:value-type="float">
            <text:p>129.94</text:p>
          </table:table-cell>
          <table:table-cell table:formula="of:=AVERAGE([.AI5:.AI54])" office:value-type="float" office:value="130.28" calcext:value-type="float">
            <text:p>130.28</text:p>
          </table:table-cell>
          <table:table-cell table:formula="of:=AVERAGE([.AF55:.AI55])" office:value-type="float" office:value="114.555" calcext:value-type="float">
            <text:p>114.555</text:p>
          </table:table-cell>
          <table:table-cell table:formula="of:=AVERAGE([.AK5:.AK54])" office:value-type="float" office:value="79.76" calcext:value-type="float">
            <text:p>79.76</text:p>
          </table:table-cell>
          <table:table-cell table:formula="of:=AVERAGE([.AL5:.AL54])" office:value-type="float" office:value="199.32" calcext:value-type="float">
            <text:p>199.32</text:p>
          </table:table-cell>
          <table:table-cell table:formula="of:=AVERAGE([.AM5:.AM54])" office:value-type="float" office:value="181.38" calcext:value-type="float">
            <text:p>181.38</text:p>
          </table:table-cell>
          <table:table-cell table:formula="of:=AVERAGE([.AN5:.AN54])" office:value-type="float" office:value="181.82" calcext:value-type="float">
            <text:p>181.82</text:p>
          </table:table-cell>
          <table:table-cell table:formula="of:=AVERAGE([.AK55:.AN55])" office:value-type="float" office:value="160.57" calcext:value-type="float">
            <text:p>160.57</text:p>
          </table:table-cell>
          <table:table-cell table:formula="of:=AVERAGE([.AP5:.AP54])" office:value-type="float" office:value="48.4" calcext:value-type="float">
            <text:p>48.4</text:p>
          </table:table-cell>
          <table:table-cell table:formula="of:=AVERAGE([.AQ5:.AQ54])" office:value-type="float" office:value="104.02" calcext:value-type="float">
            <text:p>104.02</text:p>
          </table:table-cell>
          <table:table-cell table:formula="of:=AVERAGE([.AR5:.AR54])" office:value-type="float" office:value="108.64" calcext:value-type="float">
            <text:p>108.64</text:p>
          </table:table-cell>
          <table:table-cell table:formula="of:=AVERAGE([.AS5:.AS54])" office:value-type="float" office:value="106.54" calcext:value-type="float">
            <text:p>106.54</text:p>
          </table:table-cell>
          <table:table-cell table:formula="of:=AVERAGE([.AP55:.AS55])" office:value-type="float" office:value="91.9" calcext:value-type="float">
            <text:p>91.9</text:p>
          </table:table-cell>
        </table:table-row>
        <table:table-row table:style-name="ro1" table:number-rows-repeated="3">
          <table:table-cell table:number-columns-repeated="46"/>
        </table:table-row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24"/>
          <table:table-cell office:value-type="string" calcext:value-type="string">
            <text:p>serveo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9"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table:number-columns-repeated="7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table:number-columns-repeated="7"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4" calcext:value-type="float">
            <text:p>4914</text:p>
          </table:table-cell>
          <table:table-cell office:value-type="float" office:value="1955" calcext:value-type="float">
            <text:p>1955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1961" calcext:value-type="float">
            <text:p>1961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6893" calcext:value-type="float">
            <text:p>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914" calcext:value-type="float">
            <text:p>4914</text:p>
          </table:table-cell>
          <table:table-cell office:value-type="float" office:value="1955" calcext:value-type="float">
            <text:p>1955</text:p>
          </table:table-cell>
          <table:table-cell office:value-type="float" office:value="826" calcext:value-type="float">
            <text:p>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961" calcext:value-type="float">
            <text:p>1961</text:p>
          </table:table-cell>
          <table:table-cell office:value-type="float" office:value="584" calcext:value-type="float">
            <text:p>58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6893" calcext:value-type="float">
            <text:p>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4" calcext:value-type="float">
            <text:p>5034</text:p>
          </table:table-cell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1471" calcext:value-type="float">
            <text:p>1471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6942" calcext:value-type="float">
            <text:p>16942</text:p>
          </table:table-cell>
          <table:table-cell office:value-type="float" office:value="4172" calcext:value-type="float">
            <text:p>4172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034" calcext:value-type="float">
            <text:p>5034</text:p>
          </table:table-cell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471" calcext:value-type="float">
            <text:p>1471</text:p>
          </table:table-cell>
          <table:table-cell office:value-type="float" office:value="519" calcext:value-type="float">
            <text:p>519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6942" calcext:value-type="float">
            <text:p>16942</text:p>
          </table:table-cell>
          <table:table-cell office:value-type="float" office:value="4172" calcext:value-type="float">
            <text:p>4172</text:p>
          </table:table-cell>
          <table:table-cell office:value-type="float" office:value="1509" calcext:value-type="float">
            <text:p>1509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4" calcext:value-type="float">
            <text:p>3754</text:p>
          </table:table-cell>
          <table:table-cell office:value-type="float" office:value="1075" calcext:value-type="float">
            <text:p>1075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979" calcext:value-type="float">
            <text:p>979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6054" calcext:value-type="float">
            <text:p>16054</text:p>
          </table:table-cell>
          <table:table-cell office:value-type="float" office:value="2184" calcext:value-type="float">
            <text:p>2184</text:p>
          </table:table-cell>
          <table:table-cell office:value-type="float" office:value="3056" calcext:value-type="float">
            <text:p>3056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754" calcext:value-type="float">
            <text:p>3754</text:p>
          </table:table-cell>
          <table:table-cell office:value-type="float" office:value="1075" calcext:value-type="float">
            <text:p>1075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979" calcext:value-type="float">
            <text:p>979</text:p>
          </table:table-cell>
          <table:table-cell office:value-type="float" office:value="542" calcext:value-type="float">
            <text:p>54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6054" calcext:value-type="float">
            <text:p>16054</text:p>
          </table:table-cell>
          <table:table-cell office:value-type="float" office:value="2184" calcext:value-type="float">
            <text:p>2184</text:p>
          </table:table-cell>
          <table:table-cell office:value-type="float" office:value="3056" calcext:value-type="float">
            <text:p>3056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9" calcext:value-type="float">
            <text:p>4129</text:p>
          </table:table-cell>
          <table:table-cell office:value-type="float" office:value="1592" calcext:value-type="float">
            <text:p>1592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6497" calcext:value-type="float">
            <text:p>16497</text:p>
          </table:table-cell>
          <table:table-cell office:value-type="float" office:value="2286" calcext:value-type="float">
            <text:p>2286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129" calcext:value-type="float">
            <text:p>4129</text:p>
          </table:table-cell>
          <table:table-cell office:value-type="float" office:value="1592" calcext:value-type="float">
            <text:p>1592</text:p>
          </table:table-cell>
          <table:table-cell office:value-type="float" office:value="562" calcext:value-type="float">
            <text:p>562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16497" calcext:value-type="float">
            <text:p>16497</text:p>
          </table:table-cell>
          <table:table-cell office:value-type="float" office:value="2286" calcext:value-type="float">
            <text:p>2286</text:p>
          </table:table-cell>
          <table:table-cell office:value-type="float" office:value="1533" calcext:value-type="float">
            <text:p>153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7" calcext:value-type="float">
            <text:p>4047</text:p>
          </table:table-cell>
          <table:table-cell office:value-type="float" office:value="1079" calcext:value-type="float">
            <text:p>1079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6425" calcext:value-type="float">
            <text:p>16425</text:p>
          </table:table-cell>
          <table:table-cell office:value-type="float" office:value="530" calcext:value-type="float">
            <text:p>530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office:value-type="float" office:value="819" calcext:value-type="float">
            <text:p>81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047" calcext:value-type="float">
            <text:p>4047</text:p>
          </table:table-cell>
          <table:table-cell office:value-type="float" office:value="1079" calcext:value-type="float">
            <text:p>1079</text:p>
          </table:table-cell>
          <table:table-cell office:value-type="float" office:value="488" calcext:value-type="float">
            <text:p>488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16425" calcext:value-type="float">
            <text:p>16425</text:p>
          </table:table-cell>
          <table:table-cell office:value-type="float" office:value="530" calcext:value-type="float">
            <text:p>530</text:p>
          </table:table-cell>
          <table:table-cell office:value-type="float" office:value="1662" calcext:value-type="float">
            <text:p>1662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office:value-type="float" office:value="819" calcext:value-type="float">
            <text:p>81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office:value-type="float" office:value="16865" calcext:value-type="float">
            <text:p>16865</text:p>
          </table:table-cell>
          <table:table-cell office:value-type="float" office:value="7400" calcext:value-type="float">
            <text:p>7400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1412" calcext:value-type="float">
            <text:p>1412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6865" calcext:value-type="float">
            <text:p>16865</text:p>
          </table:table-cell>
          <table:table-cell office:value-type="float" office:value="7400" calcext:value-type="float">
            <text:p>7400</text:p>
          </table:table-cell>
          <table:table-cell office:value-type="float" office:value="1276" calcext:value-type="float">
            <text:p>1276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6" calcext:value-type="float">
            <text:p>7156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509" calcext:value-type="float">
            <text:p>509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6783" calcext:value-type="float">
            <text:p>16783</text:p>
          </table:table-cell>
          <table:table-cell office:value-type="float" office:value="6412" calcext:value-type="float">
            <text:p>6412</text:p>
          </table:table-cell>
          <table:table-cell office:value-type="float" office:value="6290" calcext:value-type="float">
            <text:p>6290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156" calcext:value-type="float">
            <text:p>7156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509" calcext:value-type="float">
            <text:p>509</text:p>
          </table:table-cell>
          <table:table-cell office:value-type="float" office:value="723" calcext:value-type="float">
            <text:p>72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6783" calcext:value-type="float">
            <text:p>16783</text:p>
          </table:table-cell>
          <table:table-cell office:value-type="float" office:value="6412" calcext:value-type="float">
            <text:p>6412</text:p>
          </table:table-cell>
          <table:table-cell office:value-type="float" office:value="6290" calcext:value-type="float">
            <text:p>6290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74" calcext:value-type="float">
            <text:p>7074</text:p>
          </table:table-cell>
          <table:table-cell office:value-type="float" office:value="503" calcext:value-type="float">
            <text:p>503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7187" calcext:value-type="float">
            <text:p>17187</text:p>
          </table:table-cell>
          <table:table-cell office:value-type="float" office:value="5117" calcext:value-type="float">
            <text:p>5117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074" calcext:value-type="float">
            <text:p>7074</text:p>
          </table:table-cell>
          <table:table-cell office:value-type="float" office:value="503" calcext:value-type="float">
            <text:p>503</text:p>
          </table:table-cell>
          <table:table-cell office:value-type="float" office:value="1478" calcext:value-type="float">
            <text:p>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17187" calcext:value-type="float">
            <text:p>17187</text:p>
          </table:table-cell>
          <table:table-cell office:value-type="float" office:value="5117" calcext:value-type="float">
            <text:p>5117</text:p>
          </table:table-cell>
          <table:table-cell office:value-type="float" office:value="889" calcext:value-type="float">
            <text:p>889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34" calcext:value-type="float">
            <text:p>534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17105" calcext:value-type="float">
            <text:p>17105</text:p>
          </table:table-cell>
          <table:table-cell office:value-type="float" office:value="5636" calcext:value-type="float">
            <text:p>56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4" calcext:value-type="float">
            <text:p>534</text:p>
          </table:table-cell>
          <table:table-cell office:value-type="float" office:value="769" calcext:value-type="float">
            <text:p>76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7105" calcext:value-type="float">
            <text:p>17105</text:p>
          </table:table-cell>
          <table:table-cell office:value-type="float" office:value="5636" calcext:value-type="float">
            <text:p>5636</text:p>
          </table:table-cell>
          <table:table-cell office:value-type="float" office:value="542" calcext:value-type="float">
            <text:p>542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5" calcext:value-type="float">
            <text:p>5505</text:p>
          </table:table-cell>
          <table:table-cell office:value-type="float" office:value="526" calcext:value-type="float">
            <text:p>526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7486" calcext:value-type="float">
            <text:p>17486</text:p>
          </table:table-cell>
          <table:table-cell office:value-type="float" office:value="3231" calcext:value-type="float">
            <text:p>3231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505" calcext:value-type="float">
            <text:p>5505</text:p>
          </table:table-cell>
          <table:table-cell office:value-type="float" office:value="526" calcext:value-type="float">
            <text:p>526</text:p>
          </table:table-cell>
          <table:table-cell office:value-type="float" office:value="708" calcext:value-type="float">
            <text:p>708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3231" calcext:value-type="float">
            <text:p>3231</text:p>
          </table:table-cell>
          <table:table-cell office:value-type="float" office:value="545" calcext:value-type="float">
            <text:p>545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2" calcext:value-type="float">
            <text:p>5422</text:p>
          </table:table-cell>
          <table:table-cell office:value-type="float" office:value="537" calcext:value-type="float">
            <text:p>537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7405" calcext:value-type="float">
            <text:p>17405</text:p>
          </table:table-cell>
          <table:table-cell office:value-type="float" office:value="3746" calcext:value-type="float">
            <text:p>3746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422" calcext:value-type="float">
            <text:p>5422</text:p>
          </table:table-cell>
          <table:table-cell office:value-type="float" office:value="537" calcext:value-type="float">
            <text:p>537</text:p>
          </table:table-cell>
          <table:table-cell office:value-type="float" office:value="644" calcext:value-type="float">
            <text:p>64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7405" calcext:value-type="float">
            <text:p>17405</text:p>
          </table:table-cell>
          <table:table-cell office:value-type="float" office:value="3746" calcext:value-type="float">
            <text:p>3746</text:p>
          </table:table-cell>
          <table:table-cell office:value-type="float" office:value="465" calcext:value-type="float">
            <text:p>46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758" calcext:value-type="float">
            <text:p>75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18102" calcext:value-type="float">
            <text:p>18102</text:p>
          </table:table-cell>
          <table:table-cell office:value-type="float" office:value="3345" calcext:value-type="float">
            <text:p>3345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474" calcext:value-type="float">
            <text:p>474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837" calcext:value-type="float">
            <text:p>837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8102" calcext:value-type="float">
            <text:p>18102</text:p>
          </table:table-cell>
          <table:table-cell office:value-type="float" office:value="3345" calcext:value-type="float">
            <text:p>3345</text:p>
          </table:table-cell>
          <table:table-cell office:value-type="float" office:value="491" calcext:value-type="float">
            <text:p>491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88" calcext:value-type="float">
            <text:p>5488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022" calcext:value-type="float">
            <text:p>18022</text:p>
          </table:table-cell>
          <table:table-cell office:value-type="float" office:value="5856" calcext:value-type="float">
            <text:p>5856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5488" calcext:value-type="float">
            <text:p>5488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5856" calcext:value-type="float">
            <text:p>5856</text:p>
          </table:table-cell>
          <table:table-cell office:value-type="float" office:value="1026" calcext:value-type="float">
            <text:p>1026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8" calcext:value-type="float">
            <text:p>5998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8018" calcext:value-type="float">
            <text:p>18018</text:p>
          </table:table-cell>
          <table:table-cell office:value-type="float" office:value="2959" calcext:value-type="float">
            <text:p>2959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5998" calcext:value-type="float">
            <text:p>5998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8018" calcext:value-type="float">
            <text:p>18018</text:p>
          </table:table-cell>
          <table:table-cell office:value-type="float" office:value="2959" calcext:value-type="float">
            <text:p>2959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11" calcext:value-type="float">
            <text:p>7911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1517" calcext:value-type="float">
            <text:p>1517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9934" calcext:value-type="float">
            <text:p>19934</text:p>
          </table:table-cell>
          <table:table-cell office:value-type="float" office:value="3471" calcext:value-type="float">
            <text:p>3471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7911" calcext:value-type="float">
            <text:p>7911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517" calcext:value-type="float">
            <text:p>1517</text:p>
          </table:table-cell>
          <table:table-cell office:value-type="float" office:value="706" calcext:value-type="float">
            <text:p>70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934" calcext:value-type="float">
            <text:p>19934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616" calcext:value-type="float">
            <text:p>6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1024" calcext:value-type="float">
            <text:p>1024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20229" calcext:value-type="float">
            <text:p>20229</text:p>
          </table:table-cell>
          <table:table-cell office:value-type="float" office:value="3083" calcext:value-type="float">
            <text:p>3083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616" calcext:value-type="float">
            <text:p>6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1024" calcext:value-type="float">
            <text:p>1024</text:p>
          </table:table-cell>
          <table:table-cell office:value-type="float" office:value="2011" calcext:value-type="float">
            <text:p>201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20229" calcext:value-type="float">
            <text:p>20229</text:p>
          </table:table-cell>
          <table:table-cell office:value-type="float" office:value="3083" calcext:value-type="float">
            <text:p>3083</text:p>
          </table:table-cell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17" calcext:value-type="float">
            <text:p>6417</text:p>
          </table:table-cell>
          <table:table-cell office:value-type="float" office:value="626" calcext:value-type="float">
            <text:p>626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817" calcext:value-type="float">
            <text:p>817</text:p>
          </table:table-cell>
          <table:table-cell office:value-type="float" office:value="2396" calcext:value-type="float">
            <text:p>2396</text:p>
          </table:table-cell>
          <table:table-cell table:number-columns-repeated="2"/>
          <table:table-cell office:value-type="float" office:value="18340" calcext:value-type="float">
            <text:p>18340</text:p>
          </table:table-cell>
          <table:table-cell office:value-type="float" office:value="2593" calcext:value-type="float">
            <text:p>2593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6417" calcext:value-type="float">
            <text:p>6417</text:p>
          </table:table-cell>
          <table:table-cell office:value-type="float" office:value="626" calcext:value-type="float">
            <text:p>626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817" calcext:value-type="float">
            <text:p>817</text:p>
          </table:table-cell>
          <table:table-cell office:value-type="float" office:value="2396" calcext:value-type="float">
            <text:p>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8340" calcext:value-type="float">
            <text:p>18340</text:p>
          </table:table-cell>
          <table:table-cell office:value-type="float" office:value="2593" calcext:value-type="float">
            <text:p>2593</text:p>
          </table:table-cell>
          <table:table-cell office:value-type="float" office:value="508" calcext:value-type="float">
            <text:p>508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17" calcext:value-type="float">
            <text:p>6817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544" calcext:value-type="float">
            <text:p>544</text:p>
          </table:table-cell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18748" calcext:value-type="float">
            <text:p>18748</text:p>
          </table:table-cell>
          <table:table-cell office:value-type="float" office:value="2190" calcext:value-type="float">
            <text:p>2190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6817" calcext:value-type="float">
            <text:p>6817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544" calcext:value-type="float">
            <text:p>544</text:p>
          </table:table-cell>
          <table:table-cell office:value-type="float" office:value="1402" calcext:value-type="float">
            <text:p>140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8748" calcext:value-type="float">
            <text:p>18748</text:p>
          </table:table-cell>
          <table:table-cell office:value-type="float" office:value="2190" calcext:value-type="float">
            <text:p>2190</text:p>
          </table:table-cell>
          <table:table-cell office:value-type="float" office:value="559" calcext:value-type="float">
            <text:p>559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666" calcext:value-type="float">
            <text:p>18666</text:p>
          </table:table-cell>
          <table:table-cell office:value-type="float" office:value="2701" calcext:value-type="float">
            <text:p>2701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506" calcext:value-type="float">
            <text:p>506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8666" calcext:value-type="float">
            <text:p>18666</text:p>
          </table:table-cell>
          <table:table-cell office:value-type="float" office:value="2701" calcext:value-type="float">
            <text:p>2701</text:p>
          </table:table-cell>
          <table:table-cell office:value-type="float" office:value="1050" calcext:value-type="float">
            <text:p>105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506" calcext:value-type="float">
            <text:p>506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26" calcext:value-type="float">
            <text:p>7126</text:p>
          </table:table-cell>
          <table:table-cell office:value-type="float" office:value="542" calcext:value-type="float">
            <text:p>542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97" calcext:value-type="float">
            <text:p>897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9043" calcext:value-type="float">
            <text:p>19043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7126" calcext:value-type="float">
            <text:p>7126</text:p>
          </table:table-cell>
          <table:table-cell office:value-type="float" office:value="542" calcext:value-type="float">
            <text:p>542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97" calcext:value-type="float">
            <text:p>897</text:p>
          </table:table-cell>
          <table:table-cell office:value-type="float" office:value="581" calcext:value-type="float">
            <text:p>58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9043" calcext:value-type="float">
            <text:p>19043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53" calcext:value-type="float">
            <text:p>9253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8957" calcext:value-type="float">
            <text:p>18957</text:p>
          </table:table-cell>
          <table:table-cell office:value-type="float" office:value="2321" calcext:value-type="float">
            <text:p>2321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501" calcext:value-type="float">
            <text:p>501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9253" calcext:value-type="float">
            <text:p>9253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957" calcext:value-type="float">
            <text:p>18957</text:p>
          </table:table-cell>
          <table:table-cell office:value-type="float" office:value="2321" calcext:value-type="float">
            <text:p>2321</text:p>
          </table:table-cell>
          <table:table-cell office:value-type="float" office:value="587" calcext:value-type="float">
            <text:p>587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01" calcext:value-type="float">
            <text:p>501</text:p>
          </table:table-cell>
          <table:table-cell office:value-type="float" office:value="477" calcext:value-type="float">
            <text:p>47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34" calcext:value-type="float">
            <text:p>9534</text:p>
          </table:table-cell>
          <table:table-cell office:value-type="float" office:value="466" calcext:value-type="float">
            <text:p>46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10810" calcext:value-type="float">
            <text:p>10810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19364" calcext:value-type="float">
            <text:p>19364</text:p>
          </table:table-cell>
          <table:table-cell office:value-type="float" office:value="1917" calcext:value-type="float">
            <text:p>1917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817" calcext:value-type="float">
            <text:p>817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9534" calcext:value-type="float">
            <text:p>9534</text:p>
          </table:table-cell>
          <table:table-cell office:value-type="float" office:value="466" calcext:value-type="float">
            <text:p>46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10810" calcext:value-type="float">
            <text:p>10810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9364" calcext:value-type="float">
            <text:p>19364</text:p>
          </table:table-cell>
          <table:table-cell office:value-type="float" office:value="1917" calcext:value-type="float">
            <text:p>1917</text:p>
          </table:table-cell>
          <table:table-cell office:value-type="float" office:value="536" calcext:value-type="float">
            <text:p>536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817" calcext:value-type="float">
            <text:p>817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479" calcext:value-type="float">
            <text:p>479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10460" calcext:value-type="float">
            <text:p>10460</text:p>
          </table:table-cell>
          <table:table-cell office:value-type="float" office:value="3013" calcext:value-type="float">
            <text:p>3013</text:p>
          </table:table-cell>
          <table:table-cell table:number-columns-repeated="2"/>
          <table:table-cell office:value-type="float" office:value="19283" calcext:value-type="float">
            <text:p>19283</text:p>
          </table:table-cell>
          <table:table-cell office:value-type="float" office:value="2647" calcext:value-type="float">
            <text:p>2647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479" calcext:value-type="float">
            <text:p>479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10460" calcext:value-type="float">
            <text:p>10460</text:p>
          </table:table-cell>
          <table:table-cell office:value-type="float" office:value="3013" calcext:value-type="float">
            <text:p>301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9283" calcext:value-type="float">
            <text:p>19283</text:p>
          </table:table-cell>
          <table:table-cell office:value-type="float" office:value="2647" calcext:value-type="float">
            <text:p>2647</text:p>
          </table:table-cell>
          <table:table-cell office:value-type="float" office:value="736" calcext:value-type="float">
            <text:p>736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52" calcext:value-type="float">
            <text:p>7852</text:p>
          </table:table-cell>
          <table:table-cell office:value-type="float" office:value="491" calcext:value-type="float">
            <text:p>491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79" calcext:value-type="float">
            <text:p>997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9668" calcext:value-type="float">
            <text:p>19668</text:p>
          </table:table-cell>
          <table:table-cell office:value-type="float" office:value="1158" calcext:value-type="float">
            <text:p>1158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852" calcext:value-type="float">
            <text:p>7852</text:p>
          </table:table-cell>
          <table:table-cell office:value-type="float" office:value="491" calcext:value-type="float">
            <text:p>491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79" calcext:value-type="float">
            <text:p>9979</text:p>
          </table:table-cell>
          <table:table-cell office:value-type="float" office:value="2020" calcext:value-type="float">
            <text:p>202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9668" calcext:value-type="float">
            <text:p>19668</text:p>
          </table:table-cell>
          <table:table-cell office:value-type="float" office:value="1158" calcext:value-type="float">
            <text:p>1158</text:p>
          </table:table-cell>
          <table:table-cell office:value-type="float" office:value="471" calcext:value-type="float">
            <text:p>471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68" calcext:value-type="float">
            <text:p>7768</text:p>
          </table:table-cell>
          <table:table-cell office:value-type="float" office:value="502" calcext:value-type="float">
            <text:p>50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485" calcext:value-type="float">
            <text:p>9485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9583" calcext:value-type="float">
            <text:p>19583</text:p>
          </table:table-cell>
          <table:table-cell office:value-type="float" office:value="1260" calcext:value-type="float">
            <text:p>1260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7768" calcext:value-type="float">
            <text:p>7768</text:p>
          </table:table-cell>
          <table:table-cell office:value-type="float" office:value="502" calcext:value-type="float">
            <text:p>50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485" calcext:value-type="float">
            <text:p>9485</text:p>
          </table:table-cell>
          <table:table-cell office:value-type="float" office:value="1027" calcext:value-type="float">
            <text:p>102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9583" calcext:value-type="float">
            <text:p>19583</text:p>
          </table:table-cell>
          <table:table-cell office:value-type="float" office:value="1260" calcext:value-type="float">
            <text:p>1260</text:p>
          </table:table-cell>
          <table:table-cell office:value-type="float" office:value="991" calcext:value-type="float">
            <text:p>99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66" calcext:value-type="float">
            <text:p>8266</text:p>
          </table:table-cell>
          <table:table-cell office:value-type="float" office:value="927" calcext:value-type="float">
            <text:p>92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993" calcext:value-type="float">
            <text:p>8993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22984" calcext:value-type="float">
            <text:p>22984</text:p>
          </table:table-cell>
          <table:table-cell office:value-type="float" office:value="2771" calcext:value-type="float">
            <text:p>277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266" calcext:value-type="float">
            <text:p>8266</text:p>
          </table:table-cell>
          <table:table-cell office:value-type="float" office:value="927" calcext:value-type="float">
            <text:p>92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993" calcext:value-type="float">
            <text:p>8993</text:p>
          </table:table-cell>
          <table:table-cell office:value-type="float" office:value="667" calcext:value-type="float">
            <text:p>66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22984" calcext:value-type="float">
            <text:p>22984</text:p>
          </table:table-cell>
          <table:table-cell office:value-type="float" office:value="2771" calcext:value-type="float">
            <text:p>2771</text:p>
          </table:table-cell>
          <table:table-cell office:value-type="float" office:value="516" calcext:value-type="float">
            <text:p>51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82" calcext:value-type="float">
            <text:p>10582</text:p>
          </table:table-cell>
          <table:table-cell office:value-type="float" office:value="447" calcext:value-type="float">
            <text:p>44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499" calcext:value-type="float">
            <text:p>8499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22906" calcext:value-type="float">
            <text:p>22906</text:p>
          </table:table-cell>
          <table:table-cell office:value-type="float" office:value="1376" calcext:value-type="float">
            <text:p>1376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0582" calcext:value-type="float">
            <text:p>10582</text:p>
          </table:table-cell>
          <table:table-cell office:value-type="float" office:value="447" calcext:value-type="float">
            <text:p>44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499" calcext:value-type="float">
            <text:p>8499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2906" calcext:value-type="float">
            <text:p>22906</text:p>
          </table:table-cell>
          <table:table-cell office:value-type="float" office:value="1376" calcext:value-type="float">
            <text:p>1376</text:p>
          </table:table-cell>
          <table:table-cell office:value-type="float" office:value="550" calcext:value-type="float">
            <text:p>55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73" calcext:value-type="float">
            <text:p>8673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8010" calcext:value-type="float">
            <text:p>8010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20399" calcext:value-type="float">
            <text:p>20399</text:p>
          </table:table-cell>
          <table:table-cell office:value-type="float" office:value="2887" calcext:value-type="float">
            <text:p>2887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8673" calcext:value-type="float">
            <text:p>8673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8010" calcext:value-type="float">
            <text:p>801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0399" calcext:value-type="float">
            <text:p>20399</text:p>
          </table:table-cell>
          <table:table-cell office:value-type="float" office:value="2887" calcext:value-type="float">
            <text:p>2887</text:p>
          </table:table-cell>
          <table:table-cell office:value-type="float" office:value="550" calcext:value-type="float">
            <text:p>550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92" calcext:value-type="float">
            <text:p>8592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518" calcext:value-type="float">
            <text:p>7518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20307" calcext:value-type="float">
            <text:p>20307</text:p>
          </table:table-cell>
          <table:table-cell office:value-type="float" office:value="987" calcext:value-type="float">
            <text:p>987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8592" calcext:value-type="float">
            <text:p>8592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518" calcext:value-type="float">
            <text:p>7518</text:p>
          </table:table-cell>
          <table:table-cell office:value-type="float" office:value="636" calcext:value-type="float">
            <text:p>636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0307" calcext:value-type="float">
            <text:p>20307</text:p>
          </table:table-cell>
          <table:table-cell office:value-type="float" office:value="987" calcext:value-type="float">
            <text:p>987</text:p>
          </table:table-cell>
          <table:table-cell office:value-type="float" office:value="489" calcext:value-type="float">
            <text:p>489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90" calcext:value-type="float">
            <text:p>8990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7024" calcext:value-type="float">
            <text:p>7024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20609" calcext:value-type="float">
            <text:p>20609</text:p>
          </table:table-cell>
          <table:table-cell office:value-type="float" office:value="1496" calcext:value-type="float">
            <text:p>1496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990" calcext:value-type="float">
            <text:p>8990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7024" calcext:value-type="float">
            <text:p>7024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609" calcext:value-type="float">
            <text:p>20609</text:p>
          </table:table-cell>
          <table:table-cell office:value-type="float" office:value="1496" calcext:value-type="float">
            <text:p>1496</text:p>
          </table:table-cell>
          <table:table-cell office:value-type="float" office:value="514" calcext:value-type="float">
            <text:p>514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6530" calcext:value-type="float">
            <text:p>6530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0522" calcext:value-type="float">
            <text:p>20522</text:p>
          </table:table-cell>
          <table:table-cell office:value-type="float" office:value="1106" calcext:value-type="float">
            <text:p>1106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6530" calcext:value-type="float">
            <text:p>6530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0522" calcext:value-type="float">
            <text:p>20522</text:p>
          </table:table-cell>
          <table:table-cell office:value-type="float" office:value="1106" calcext:value-type="float">
            <text:p>1106</text:p>
          </table:table-cell>
          <table:table-cell office:value-type="float" office:value="969" calcext:value-type="float">
            <text:p>969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97" calcext:value-type="float">
            <text:p>92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3091" calcext:value-type="float">
            <text:p>3091</text:p>
          </table:table-cell>
          <table:table-cell office:value-type="float" office:value="6037" calcext:value-type="float">
            <text:p>6037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20920" calcext:value-type="float">
            <text:p>20920</text:p>
          </table:table-cell>
          <table:table-cell office:value-type="float" office:value="614" calcext:value-type="float">
            <text:p>614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9297" calcext:value-type="float">
            <text:p>92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3091" calcext:value-type="float">
            <text:p>3091</text:p>
          </table:table-cell>
          <table:table-cell office:value-type="float" office:value="6037" calcext:value-type="float">
            <text:p>6037</text:p>
          </table:table-cell>
          <table:table-cell office:value-type="float" office:value="526" calcext:value-type="float">
            <text:p>52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20920" calcext:value-type="float">
            <text:p>20920</text:p>
          </table:table-cell>
          <table:table-cell office:value-type="float" office:value="614" calcext:value-type="float">
            <text:p>614</text:p>
          </table:table-cell>
          <table:table-cell office:value-type="float" office:value="465" calcext:value-type="float">
            <text:p>465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11" calcext:value-type="float">
            <text:p>9211</text:p>
          </table:table-cell>
          <table:table-cell office:value-type="float" office:value="447" calcext:value-type="float">
            <text:p>447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003" calcext:value-type="float">
            <text:p>3003</text:p>
          </table:table-cell>
          <table:table-cell office:value-type="float" office:value="5541" calcext:value-type="float">
            <text:p>5541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0831" calcext:value-type="float">
            <text:p>20831</text:p>
          </table:table-cell>
          <table:table-cell office:value-type="float" office:value="628" calcext:value-type="float">
            <text:p>628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9211" calcext:value-type="float">
            <text:p>9211</text:p>
          </table:table-cell>
          <table:table-cell office:value-type="float" office:value="447" calcext:value-type="float">
            <text:p>447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003" calcext:value-type="float">
            <text:p>3003</text:p>
          </table:table-cell>
          <table:table-cell office:value-type="float" office:value="5541" calcext:value-type="float">
            <text:p>5541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20831" calcext:value-type="float">
            <text:p>20831</text:p>
          </table:table-cell>
          <table:table-cell office:value-type="float" office:value="628" calcext:value-type="float">
            <text:p>628</text:p>
          </table:table-cell>
          <table:table-cell office:value-type="float" office:value="483" calcext:value-type="float">
            <text:p>48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7" calcext:value-type="float">
            <text:p>12417</text:p>
          </table:table-cell>
          <table:table-cell office:value-type="float" office:value="506" calcext:value-type="float">
            <text:p>5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909" calcext:value-type="float">
            <text:p>2909</text:p>
          </table:table-cell>
          <table:table-cell office:value-type="float" office:value="5046" calcext:value-type="float">
            <text:p>5046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21124" calcext:value-type="float">
            <text:p>21124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2417" calcext:value-type="float">
            <text:p>12417</text:p>
          </table:table-cell>
          <table:table-cell office:value-type="float" office:value="506" calcext:value-type="float">
            <text:p>5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909" calcext:value-type="float">
            <text:p>2909</text:p>
          </table:table-cell>
          <table:table-cell office:value-type="float" office:value="5046" calcext:value-type="float">
            <text:p>5046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1124" calcext:value-type="float">
            <text:p>21124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35" calcext:value-type="float">
            <text:p>12535</text:p>
          </table:table-cell>
          <table:table-cell office:value-type="float" office:value="520" calcext:value-type="float">
            <text:p>520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office:value-type="float" office:value="4551" calcext:value-type="float">
            <text:p>4551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21038" calcext:value-type="float">
            <text:p>21038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1002" calcext:value-type="float">
            <text:p>1002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12535" calcext:value-type="float">
            <text:p>12535</text:p>
          </table:table-cell>
          <table:table-cell office:value-type="float" office:value="520" calcext:value-type="float">
            <text:p>520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office:value-type="float" office:value="4551" calcext:value-type="float">
            <text:p>4551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1038" calcext:value-type="float">
            <text:p>21038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1002" calcext:value-type="float">
            <text:p>1002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20" calcext:value-type="float">
            <text:p>10120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4054" calcext:value-type="float">
            <text:p>4054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1343" calcext:value-type="float">
            <text:p>21343</text:p>
          </table:table-cell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office:value-type="float" office:value="948" calcext:value-type="float">
            <text:p>948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10120" calcext:value-type="float">
            <text:p>10120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4054" calcext:value-type="float">
            <text:p>4054</text:p>
          </table:table-cell>
          <table:table-cell office:value-type="float" office:value="632" calcext:value-type="float">
            <text:p>632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1343" calcext:value-type="float">
            <text:p>21343</text:p>
          </table:table-cell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office:value-type="float" office:value="948" calcext:value-type="float">
            <text:p>94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31" calcext:value-type="float">
            <text:p>10031</text:p>
          </table:table-cell>
          <table:table-cell office:value-type="float" office:value="946" calcext:value-type="float">
            <text:p>94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639" calcext:value-type="float">
            <text:p>2639</text:p>
          </table:table-cell>
          <table:table-cell office:value-type="float" office:value="3562" calcext:value-type="float">
            <text:p>3562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21260" calcext:value-type="float">
            <text:p>21260</text:p>
          </table:table-cell>
          <table:table-cell office:value-type="float" office:value="475" calcext:value-type="float">
            <text:p>475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8" calcext:value-type="float">
            <text:p>86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0031" calcext:value-type="float">
            <text:p>10031</text:p>
          </table:table-cell>
          <table:table-cell office:value-type="float" office:value="946" calcext:value-type="float">
            <text:p>94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639" calcext:value-type="float">
            <text:p>2639</text:p>
          </table:table-cell>
          <table:table-cell office:value-type="float" office:value="3562" calcext:value-type="float">
            <text:p>3562</text:p>
          </table:table-cell>
          <table:table-cell office:value-type="float" office:value="623" calcext:value-type="float">
            <text:p>623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21260" calcext:value-type="float">
            <text:p>21260</text:p>
          </table:table-cell>
          <table:table-cell office:value-type="float" office:value="475" calcext:value-type="float">
            <text:p>475</text:p>
          </table:table-cell>
          <table:table-cell office:value-type="float" office:value="971" calcext:value-type="float">
            <text:p>971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30" calcext:value-type="float">
            <text:p>10330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3068" calcext:value-type="float">
            <text:p>3068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5144" calcext:value-type="float">
            <text:p>25144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0330" calcext:value-type="float">
            <text:p>10330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3068" calcext:value-type="float">
            <text:p>3068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25144" calcext:value-type="float">
            <text:p>25144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8" calcext:value-type="float">
            <text:p>10248</text:p>
          </table:table-cell>
          <table:table-cell office:value-type="float" office:value="670" calcext:value-type="float">
            <text:p>67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2572" calcext:value-type="float">
            <text:p>2572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5058" calcext:value-type="float">
            <text:p>25058</text:p>
          </table:table-cell>
          <table:table-cell office:value-type="float" office:value="924" calcext:value-type="float">
            <text:p>924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248" calcext:value-type="float">
            <text:p>10248</text:p>
          </table:table-cell>
          <table:table-cell office:value-type="float" office:value="670" calcext:value-type="float">
            <text:p>67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2572" calcext:value-type="float">
            <text:p>2572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5058" calcext:value-type="float">
            <text:p>25058</text:p>
          </table:table-cell>
          <table:table-cell office:value-type="float" office:value="924" calcext:value-type="float">
            <text:p>924</text:p>
          </table:table-cell>
          <table:table-cell office:value-type="float" office:value="528" calcext:value-type="float">
            <text:p>528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  <table:table-cell office:value-type="float" office:value="830" calcext:value-type="float">
            <text:p>83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55" calcext:value-type="float">
            <text:p>13655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2076" calcext:value-type="float">
            <text:p>2076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22175" calcext:value-type="float">
            <text:p>22175</text:p>
          </table:table-cell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13655" calcext:value-type="float">
            <text:p>13655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2076" calcext:value-type="float">
            <text:p>2076</text:p>
          </table:table-cell>
          <table:table-cell office:value-type="float" office:value="593" calcext:value-type="float">
            <text:p>59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22175" calcext:value-type="float">
            <text:p>22175</text:p>
          </table:table-cell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64" calcext:value-type="float">
            <text:p>10564</text:p>
          </table:table-cell>
          <table:table-cell office:value-type="float" office:value="513" calcext:value-type="float">
            <text:p>513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22091" calcext:value-type="float">
            <text:p>22091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office:value-type="float" office:value="453" calcext:value-type="float">
            <text:p>453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0564" calcext:value-type="float">
            <text:p>10564</text:p>
          </table:table-cell>
          <table:table-cell office:value-type="float" office:value="513" calcext:value-type="float">
            <text:p>513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22091" calcext:value-type="float">
            <text:p>22091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office:value-type="float" office:value="453" calcext:value-type="float">
            <text:p>453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48" calcext:value-type="float">
            <text:p>14048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1147" calcext:value-type="float">
            <text:p>1147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22468" calcext:value-type="float">
            <text:p>22468</text:p>
          </table:table-cell>
          <table:table-cell office:value-type="float" office:value="536" calcext:value-type="float">
            <text:p>536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4048" calcext:value-type="float">
            <text:p>14048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1147" calcext:value-type="float">
            <text:p>1147</text:p>
          </table:table-cell>
          <table:table-cell office:value-type="float" office:value="627" calcext:value-type="float">
            <text:p>627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2468" calcext:value-type="float">
            <text:p>22468</text:p>
          </table:table-cell>
          <table:table-cell office:value-type="float" office:value="536" calcext:value-type="float">
            <text:p>536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63" calcext:value-type="float">
            <text:p>10963</text:p>
          </table:table-cell>
          <table:table-cell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2381" calcext:value-type="float">
            <text:p>22381</text:p>
          </table:table-cell>
          <table:table-cell office:value-type="float" office:value="552" calcext:value-type="float">
            <text:p>552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10963" calcext:value-type="float">
            <text:p>10963</text:p>
          </table:table-cell>
          <table:table-cell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2381" calcext:value-type="float">
            <text:p>22381</text:p>
          </table:table-cell>
          <table:table-cell office:value-type="float" office:value="552" calcext:value-type="float">
            <text:p>552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70" calcext:value-type="float">
            <text:p>11370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745" calcext:value-type="float">
            <text:p>74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3081" calcext:value-type="float">
            <text:p>23081</text:p>
          </table:table-cell>
          <table:table-cell office:value-type="float" office:value="564" calcext:value-type="float">
            <text:p>564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office:value-type="float" office:value="526" calcext:value-type="float">
            <text:p>526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1370" calcext:value-type="float">
            <text:p>11370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745" calcext:value-type="float">
            <text:p>745</text:p>
          </table:table-cell>
          <table:table-cell office:value-type="float" office:value="500" calcext:value-type="float">
            <text:p>500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64" calcext:value-type="float">
            <text:p>564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office:value-type="float" office:value="526" calcext:value-type="float">
            <text:p>52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80" calcext:value-type="float">
            <text:p>11280</text:p>
          </table:table-cell>
          <table:table-cell office:value-type="float" office:value="448" calcext:value-type="float">
            <text:p>448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2995" calcext:value-type="float">
            <text:p>22995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11280" calcext:value-type="float">
            <text:p>11280</text:p>
          </table:table-cell>
          <table:table-cell office:value-type="float" office:value="448" calcext:value-type="float">
            <text:p>448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2995" calcext:value-type="float">
            <text:p>22995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675" calcext:value-type="float">
            <text:p>11675</text:p>
          </table:table-cell>
          <table:table-cell office:value-type="float" office:value="566" calcext:value-type="float">
            <text:p>566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office:value-type="float" office:value="476" calcext:value-type="float">
            <text:p>47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23008" calcext:value-type="float">
            <text:p>23008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66" calcext:value-type="float">
            <text:p>466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11675" calcext:value-type="float">
            <text:p>11675</text:p>
          </table:table-cell>
          <table:table-cell office:value-type="float" office:value="566" calcext:value-type="float">
            <text:p>566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office:value-type="float" office:value="476" calcext:value-type="float">
            <text:p>476</text:p>
          </table:table-cell>
          <table:table-cell office:value-type="float" office:value="636" calcext:value-type="float">
            <text:p>63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3008" calcext:value-type="float">
            <text:p>23008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89" calcext:value-type="float">
            <text:p>14989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483" calcext:value-type="float">
            <text:p>483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2929" calcext:value-type="float">
            <text:p>22929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4989" calcext:value-type="float">
            <text:p>14989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483" calcext:value-type="float">
            <text:p>483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2929" calcext:value-type="float">
            <text:p>22929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93" calcext:value-type="float">
            <text:p>12093</text:p>
          </table:table-cell>
          <table:table-cell office:value-type="float" office:value="985" calcext:value-type="float">
            <text:p>98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7328" calcext:value-type="float">
            <text:p>2732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12093" calcext:value-type="float">
            <text:p>12093</text:p>
          </table:table-cell>
          <table:table-cell office:value-type="float" office:value="985" calcext:value-type="float">
            <text:p>98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27328" calcext:value-type="float">
            <text:p>2732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27240" calcext:value-type="float">
            <text:p>27240</text:p>
          </table:table-cell>
          <table:table-cell office:value-type="float" office:value="528" calcext:value-type="float">
            <text:p>528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747" calcext:value-type="float">
            <text:p>74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27240" calcext:value-type="float">
            <text:p>27240</text:p>
          </table:table-cell>
          <table:table-cell office:value-type="float" office:value="528" calcext:value-type="float">
            <text:p>528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747" calcext:value-type="float">
            <text:p>74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/>
          <table:table-cell table:formula="of:=AVERAGE([.B62:.B111])" office:value-type="float" office:value="8574.63265306122" calcext:value-type="float">
            <text:p>8574.6326530612</text:p>
          </table:table-cell>
          <table:table-cell table:formula="of:=AVERAGE([.C62:.C111])" office:value-type="float" office:value="649.041666666667" calcext:value-type="float">
            <text:p>649.0416666667</text:p>
          </table:table-cell>
          <table:table-cell table:formula="of:=AVERAGE([.D62:.D111])" office:value-type="float" office:value="745.102040816327" calcext:value-type="float">
            <text:p>745.1020408163</text:p>
          </table:table-cell>
          <table:table-cell table:formula="of:=AVERAGE([.B112:.D112])" office:value-type="float" office:value="3322.92545351474" calcext:value-type="float">
            <text:p>3322.9254535147</text:p>
          </table:table-cell>
          <table:table-cell/>
          <table:table-cell table:formula="of:=AVERAGE([.G62:.G111])" office:value-type="float" office:value="1188.72" calcext:value-type="float">
            <text:p>1188.72</text:p>
          </table:table-cell>
          <table:table-cell table:formula="of:=AVERAGE([.H62:.H111])" office:value-type="float" office:value="2955.24" calcext:value-type="float">
            <text:p>2955.24</text:p>
          </table:table-cell>
          <table:table-cell table:formula="of:=AVERAGE([.I62:.I111])" office:value-type="float" office:value="762.56" calcext:value-type="float">
            <text:p>762.56</text:p>
          </table:table-cell>
          <table:table-cell table:formula="of:=AVERAGE([.G112:.I112])" office:value-type="float" office:value="1635.50666666667" calcext:value-type="float">
            <text:p>1635.5066666667</text:p>
          </table:table-cell>
          <table:table-cell/>
          <table:table-cell table:formula="of:=AVERAGE([.L62:.L111])" office:value-type="float" office:value="20239.5918367347" calcext:value-type="float">
            <text:p>20239.5918367347</text:p>
          </table:table-cell>
          <table:table-cell table:formula="of:=AVERAGE([.M62:.M111])" office:value-type="float" office:value="2126.59183673469" calcext:value-type="float">
            <text:p>2126.5918367347</text:p>
          </table:table-cell>
          <table:table-cell table:formula="of:=AVERAGE([.N62:.N111])" office:value-type="float" office:value="973.416666666667" calcext:value-type="float">
            <text:p>973.4166666667</text:p>
          </table:table-cell>
          <table:table-cell table:formula="of:=AVERAGE([.L112:.N112])" office:value-type="float" office:value="7779.86678004535" calcext:value-type="float">
            <text:p>7779.8667800454</text:p>
          </table:table-cell>
          <table:table-cell/>
          <table:table-cell table:formula="of:=AVERAGE([.Q62:.Q111])" office:value-type="float" office:value="456.5" calcext:value-type="float">
            <text:p>456.5</text:p>
          </table:table-cell>
          <table:table-cell table:formula="of:=AVERAGE([.R62:.R111])" office:value-type="float" office:value="495.7" calcext:value-type="float">
            <text:p>495.7</text:p>
          </table:table-cell>
          <table:table-cell table:formula="of:=AVERAGE([.S62:.S111])" office:value-type="float" office:value="579.38" calcext:value-type="float">
            <text:p>579.38</text:p>
          </table:table-cell>
          <table:table-cell table:formula="of:=AVERAGE([.Q112:.S112])" office:value-type="float" office:value="510.526666666667" calcext:value-type="float">
            <text:p>510.5266666667</text:p>
          </table:table-cell>
          <table:table-cell table:number-columns-repeated="6"/>
          <table:table-cell table:formula="of:=AVERAGE([.AA62:.AA111])" office:value-type="float" office:value="8574.63265306122" calcext:value-type="float">
            <text:p>8574.6326530612</text:p>
          </table:table-cell>
          <table:table-cell table:formula="of:=AVERAGE([.AB62:.AB111])" office:value-type="float" office:value="649.041666666667" calcext:value-type="float">
            <text:p>649.0416666667</text:p>
          </table:table-cell>
          <table:table-cell table:formula="of:=AVERAGE([.AC62:.AC111])" office:value-type="float" office:value="745.102040816327" calcext:value-type="float">
            <text:p>745.1020408163</text:p>
          </table:table-cell>
          <table:table-cell table:formula="of:=AVERAGE([.AD62:.AD111])" office:value-type="float" office:value="1001.375" calcext:value-type="float">
            <text:p>1001.375</text:p>
          </table:table-cell>
          <table:table-cell table:formula="of:=AVERAGE([.AA112:.AD112])" office:value-type="float" office:value="2742.53784013605" calcext:value-type="float">
            <text:p>2742.5378401361</text:p>
          </table:table-cell>
          <table:table-cell table:formula="of:=AVERAGE([.AF62:.AF111])" office:value-type="float" office:value="1188.72" calcext:value-type="float">
            <text:p>1188.72</text:p>
          </table:table-cell>
          <table:table-cell table:formula="of:=AVERAGE([.AG62:.AG111])" office:value-type="float" office:value="2955.24" calcext:value-type="float">
            <text:p>2955.24</text:p>
          </table:table-cell>
          <table:table-cell table:formula="of:=AVERAGE([.AH62:.AH111])" office:value-type="float" office:value="762.56" calcext:value-type="float">
            <text:p>762.56</text:p>
          </table:table-cell>
          <table:table-cell table:formula="of:=AVERAGE([.AI62:.AI111])" office:value-type="float" office:value="600.84" calcext:value-type="float">
            <text:p>600.84</text:p>
          </table:table-cell>
          <table:table-cell table:formula="of:=AVERAGE([.AF112:.AI112])" office:value-type="float" office:value="1376.84" calcext:value-type="float">
            <text:p>1376.84</text:p>
          </table:table-cell>
          <table:table-cell table:formula="of:=AVERAGE([.AK62:.AK111])" office:value-type="float" office:value="20239.5918367347" calcext:value-type="float">
            <text:p>20239.5918367347</text:p>
          </table:table-cell>
          <table:table-cell table:formula="of:=AVERAGE([.AL62:.AL111])" office:value-type="float" office:value="2126.59183673469" calcext:value-type="float">
            <text:p>2126.5918367347</text:p>
          </table:table-cell>
          <table:table-cell table:formula="of:=AVERAGE([.AM62:.AM111])" office:value-type="float" office:value="973.416666666667" calcext:value-type="float">
            <text:p>973.4166666667</text:p>
          </table:table-cell>
          <table:table-cell table:formula="of:=AVERAGE([.AN62:.AN111])" office:value-type="float" office:value="907.878048780488" calcext:value-type="float">
            <text:p>907.8780487805</text:p>
          </table:table-cell>
          <table:table-cell table:formula="of:=AVERAGE([.AK112:.AN112])" office:value-type="float" office:value="6061.86959722914" calcext:value-type="float">
            <text:p>6061.8695972291</text:p>
          </table:table-cell>
          <table:table-cell table:formula="of:=AVERAGE([.AP62:.AP111])" office:value-type="float" office:value="456.5" calcext:value-type="float">
            <text:p>456.5</text:p>
          </table:table-cell>
          <table:table-cell table:formula="of:=AVERAGE([.AQ62:.AQ111])" office:value-type="float" office:value="495.7" calcext:value-type="float">
            <text:p>495.7</text:p>
          </table:table-cell>
          <table:table-cell table:formula="of:=AVERAGE([.AR62:.AR111])" office:value-type="float" office:value="579.38" calcext:value-type="float">
            <text:p>579.38</text:p>
          </table:table-cell>
          <table:table-cell table:formula="of:=AVERAGE([.AS62:.AS111])" office:value-type="float" office:value="532.24" calcext:value-type="float">
            <text:p>532.24</text:p>
          </table:table-cell>
          <table:table-cell table:formula="of:=AVERAGE([.AP112:.AS112])" office:value-type="float" office:value="515.955" calcext:value-type="float">
            <text:p>515.955</text:p>
          </table:table-cell>
        </table:table-row>
        <table:table-row table:style-name="ro1" table:number-rows-repeated="87">
          <table:table-cell table:number-columns-repeated="46"/>
        </table:table-row>
        <table:table-row table:style-name="ro1">
          <table:table-cell/>
          <table:table-cell office:value-type="string" calcext:value-type="string">
            <text:p>Dashboard.vue?98fa:206 4914</text:p>
          </table:table-cell>
          <table:table-cell office:value-type="string" calcext:value-type="string">
            <text:p>Dashboard.vue?98fa:206 1955</text:p>
          </table:table-cell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Dashboard.vue?98fa:207 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Dashboard.vue?98fa:207 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286Z</text:p>
          </table:table-cell>
          <table:table-cell office:value-type="string" calcext:value-type="string">
            <text:p>Dashboard.vue?98fa:207 2019-06-19T06:08:51.702Z</text:p>
          </table:table-cell>
          <table:table-cell office:value-type="string" calcext:value-type="string">
            <text:p>Dashboard.vue?98fa:207 2019-06-19T06:15:12.076Z</text:p>
          </table:table-cell>
          <table:table-cell office:value-type="string" calcext:value-type="string">
            <text:p>Dashboard.vue?98fa:208 2019-06-19T07:00:23.960Z</text:p>
          </table:table-cell>
          <table:table-cell/>
          <table:table-cell office:value-type="string" calcext:value-type="string">
            <text:p>Dashboard.vue?98fa:208 2019-06-19T07:20:09.803Z</text:p>
          </table:table-cell>
          <table:table-cell office:value-type="string" calcext:value-type="string">
            <text:p>Dashboard.vue?98fa:208 2019-06-19T07:18:06.027Z</text:p>
          </table:table-cell>
          <table:table-cell office:value-type="string" calcext:value-type="string">
            <text:p>Dashboard.vue?98fa:208 2019-06-19T07:05:09.885Z</text:p>
          </table:table-cell>
          <table:table-cell office:value-type="string" calcext:value-type="string">
            <text:p>Dashboard.vue?98fa:208 2019-06-19T07:07:45.009Z</text:p>
          </table:table-cell>
          <table:table-cell/>
          <table:table-cell office:value-type="string" calcext:value-type="string">
            <text:p>Dashboard.vue?98fa:208 2019-06-19T07:49:37.540Z</text:p>
          </table:table-cell>
          <table:table-cell office:value-type="string" calcext:value-type="string">
            <text:p>Dashboard.vue?98fa:208 2019-06-19T07:46:14.682Z</text:p>
          </table:table-cell>
          <table:table-cell office:value-type="string" calcext:value-type="string">
            <text:p>Dashboard.vue?98fa:208 2019-06-19T07:41:53.491Z</text:p>
          </table:table-cell>
          <table:table-cell office:value-type="string" calcext:value-type="string">
            <text:p>Dashboard.vue?98fa:208 2019-06-19T07:55:27.164Z</text:p>
          </table:table-cell>
          <table:table-cell/>
          <table:table-cell office:value-type="string" calcext:value-type="string">
            <text:p>Dashboard.vue?98fa:208 2019-06-19T07:38:27.553Z</text:p>
          </table:table-cell>
          <table:table-cell office:value-type="string" calcext:value-type="string">
            <text:p>Dashboard.vue?98fa:208 2019-06-19T07:36:34.059Z</text:p>
          </table:table-cell>
          <table:table-cell office:value-type="string" calcext:value-type="string">
            <text:p>Dashboard.vue?98fa:208 2019-06-19T07:23:37.616Z</text:p>
          </table:table-cell>
          <table:table-cell office:value-type="string" calcext:value-type="string">
            <text:p>Dashboard.vue?98fa:208 2019-06-19T07:27:3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9</text:p>
          </table:table-cell>
          <table:table-cell office:value-type="string" calcext:value-type="string">
            <text:p>Dashboard.vue?98fa:206 1496</text:p>
          </table:table-cell>
          <table:table-cell office:value-type="string" calcext:value-type="string">
            <text:p>Dashboard.vue?98fa:206 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Dashboard.vue?98fa:207 468</text:p>
          </table:table-cell>
          <table:table-cell office:value-type="string" calcext:value-type="string">
            <text:p>Dashboard.vue?98fa:207 1961</text:p>
          </table:table-cell>
          <table:table-cell office:value-type="string" calcext:value-type="string">
            <text:p>Dashboard.vue?98fa:207 584</text:p>
          </table:table-cell>
          <table:table-cell office:value-type="string" calcext:value-type="string">
            <text:p>Dashboard.vue?98fa:207 499</text:p>
          </table:table-cell>
          <table:table-cell/>
          <table:table-cell office:value-type="string" calcext:value-type="string">
            <text:p>Dashboard.vue?98fa:215 tumpukan yang belum diterima : 49</text:p>
          </table:table-cell>
          <table:table-cell office:value-type="string" calcext:value-type="string">
            <text:p>Dashboard.vue?98fa:207 4172</text:p>
          </table:table-cell>
          <table:table-cell office:value-type="string" calcext:value-type="string">
            <text:p>Dashboard.vue?98fa:207 1509</text:p>
          </table:table-cell>
          <table:table-cell office:value-type="string" calcext:value-type="string">
            <text:p>Dashboard.vue?98fa:207 543</text:p>
          </table:table-cell>
          <table:table-cell/>
          <table:table-cell office:value-type="string" calcext:value-type="string">
            <text:p>Dashboard.vue?98fa:207 470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18</text:p>
          </table:table-cell>
          <table:table-cell office:value-type="float" office:value="1935" calcext:value-type="float">
            <text:p>193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9) ["2019-06-19T06:43:57.187Z", "2019-06-19T06:43:57.386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202Z</text:p>
          </table:table-cell>
          <table:table-cell office:value-type="string" calcext:value-type="string">
            <text:p>Dashboard.vue?98fa:207 2019-06-19T06:15:14.076Z</text:p>
          </table:table-cell>
          <table:table-cell office:value-type="string" calcext:value-type="string">
            <text:p>Dashboard.vue?98fa:208 2019-06-19T07:00:28.960Z</text:p>
          </table:table-cell>
          <table:table-cell/>
          <table:table-cell office:value-type="string" calcext:value-type="string">
            <text:p>Dashboard.vue?98fa:208 2019-06-19T07:20:09.903Z</text:p>
          </table:table-cell>
          <table:table-cell office:value-type="string" calcext:value-type="string">
            <text:p>Dashboard.vue?98fa:208 2019-06-19T07:18:06.527Z</text:p>
          </table:table-cell>
          <table:table-cell office:value-type="string" calcext:value-type="string">
            <text:p>Dashboard.vue?98fa:208 2019-06-19T07:05:10.886Z</text:p>
          </table:table-cell>
          <table:table-cell office:value-type="string" calcext:value-type="string">
            <text:p>Dashboard.vue?98fa:208 2019-06-19T07:07:50.009Z</text:p>
          </table:table-cell>
          <table:table-cell/>
          <table:table-cell office:value-type="string" calcext:value-type="string">
            <text:p>Dashboard.vue?98fa:216 (49) ["2019-06-19T07:49:37.440Z", "2019-06-19T07:49:37.641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6.183Z</text:p>
          </table:table-cell>
          <table:table-cell office:value-type="string" calcext:value-type="string">
            <text:p>Dashboard.vue?98fa:208 2019-06-19T07:41:56.491Z</text:p>
          </table:table-cell>
          <table:table-cell office:value-type="string" calcext:value-type="string">
            <text:p>Dashboard.vue?98fa:208 2019-06-19T07:55:32.164Z</text:p>
          </table:table-cell>
          <table:table-cell/>
          <table:table-cell office:value-type="string" calcext:value-type="string">
            <text:p>Dashboard.vue?98fa:208 2019-06-19T07:38:27.653Z</text:p>
          </table:table-cell>
          <table:table-cell office:value-type="string" calcext:value-type="string">
            <text:p>Dashboard.vue?98fa:208 2019-06-19T07:36:34.559Z</text:p>
          </table:table-cell>
          <table:table-cell office:value-type="string" calcext:value-type="string">
            <text:p>Dashboard.vue?98fa:208 2019-06-19T07:23:38.615Z</text:p>
          </table:table-cell>
          <table:table-cell office:value-type="string" calcext:value-type="string">
            <text:p>Dashboard.vue?98fa:208 2019-06-19T07:27:4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034</text:p>
          </table:table-cell>
          <table:table-cell office:value-type="string" calcext:value-type="string">
            <text:p>Dashboard.vue?98fa:206 1075</text:p>
          </table:table-cell>
          <table:table-cell office:value-type="string" calcext:value-type="string">
            <text:p>Dashboard.vue?98fa:206 1849</text:p>
          </table:table-cell>
          <table:table-cell office:value-type="string" calcext:value-type="string">
            <text:p>Dashboard.vue?98fa:207 1018</text:p>
          </table:table-cell>
          <table:table-cell/>
          <table:table-cell office:value-type="string" calcext:value-type="string">
            <text:p>Dashboard.vue?98fa:207 442</text:p>
          </table:table-cell>
          <table:table-cell office:value-type="string" calcext:value-type="string">
            <text:p>Dashboard.vue?98fa:207 1471</text:p>
          </table:table-cell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603</text:p>
          </table:table-cell>
          <table:table-cell/>
          <table:table-cell office:value-type="string" calcext:value-type="string">
            <text:p>Dashboard.vue?98fa:207 16942</text:p>
          </table:table-cell>
          <table:table-cell office:value-type="string" calcext:value-type="string">
            <text:p>Dashboard.vue?98fa:207 2184</text:p>
          </table:table-cell>
          <table:table-cell office:value-type="string" calcext:value-type="string">
            <text:p>Dashboard.vue?98fa:207 3056</text:p>
          </table:table-cell>
          <table:table-cell office:value-type="string" calcext:value-type="string">
            <text:p>Dashboard.vue?98fa:207 966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62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386Z</text:p>
          </table:table-cell>
          <table:table-cell office:value-type="string" calcext:value-type="string">
            <text:p>Dashboard.vue?98fa:207 2019-06-19T06:08:53.202Z</text:p>
          </table:table-cell>
          <table:table-cell office:value-type="string" calcext:value-type="string">
            <text:p>Dashboard.vue?98fa:207 2019-06-19T06:15:13.076Z</text:p>
          </table:table-cell>
          <table:table-cell office:value-type="string" calcext:value-type="string">
            <text:p>Dashboard.vue?98fa:208 2019-06-19T07:00:33.960Z</text:p>
          </table:table-cell>
          <table:table-cell/>
          <table:table-cell office:value-type="string" calcext:value-type="string">
            <text:p>Dashboard.vue?98fa:208 2019-06-19T07:20:10.004Z</text:p>
          </table:table-cell>
          <table:table-cell office:value-type="string" calcext:value-type="string">
            <text:p>Dashboard.vue?98fa:208 2019-06-19T07:18:07.028Z</text:p>
          </table:table-cell>
          <table:table-cell office:value-type="string" calcext:value-type="string">
            <text:p>Dashboard.vue?98fa:208 2019-06-19T07:05:11.885Z</text:p>
          </table:table-cell>
          <table:table-cell office:value-type="string" calcext:value-type="string">
            <text:p>Dashboard.vue?98fa:208 2019-06-19T07:07:55.009Z</text:p>
          </table:table-cell>
          <table:table-cell/>
          <table:table-cell office:value-type="string" calcext:value-type="string">
            <text:p>Dashboard.vue?98fa:208 2019-06-19T07:49:37.641Z</text:p>
          </table:table-cell>
          <table:table-cell office:value-type="string" calcext:value-type="string">
            <text:p>Dashboard.vue?98fa:208 2019-06-19T07:46:18.183Z</text:p>
          </table:table-cell>
          <table:table-cell office:value-type="string" calcext:value-type="string">
            <text:p>Dashboard.vue?98fa:208 2019-06-19T07:41:55.490Z</text:p>
          </table:table-cell>
          <table:table-cell office:value-type="string" calcext:value-type="string">
            <text:p>Dashboard.vue?98fa:208 2019-06-19T07:55:37.164Z</text:p>
          </table:table-cell>
          <table:table-cell/>
          <table:table-cell office:value-type="string" calcext:value-type="string">
            <text:p>Dashboard.vue?98fa:208 2019-06-19T07:38:27.753Z</text:p>
          </table:table-cell>
          <table:table-cell office:value-type="string" calcext:value-type="string">
            <text:p>Dashboard.vue?98fa:208 2019-06-19T07:36:35.058Z</text:p>
          </table:table-cell>
          <table:table-cell office:value-type="string" calcext:value-type="string">
            <text:p>Dashboard.vue?98fa:208 2019-06-19T07:23:39.615Z</text:p>
          </table:table-cell>
          <table:table-cell office:value-type="string" calcext:value-type="string">
            <text:p>Dashboard.vue?98fa:208 2019-06-19T07:27:4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8</text:p>
          </table:table-cell>
          <table:table-cell office:value-type="string" calcext:value-type="string">
            <text:p>Dashboard.vue?98fa:206 1592</text:p>
          </table:table-cell>
          <table:table-cell office:value-type="string" calcext:value-type="string">
            <text:p>Dashboard.vue?98fa:206 641</text:p>
          </table:table-cell>
          <table:table-cell office:value-type="string" calcext:value-type="string">
            <text:p>Dashboard.vue?98fa:207 644</text:p>
          </table:table-cell>
          <table:table-cell/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979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564</text:p>
          </table:table-cell>
          <table:table-cell/>
          <table:table-cell office:value-type="string" calcext:value-type="string">
            <text:p>Dashboard.vue?98fa:215 tumpukan yang belum diterima : 48</text:p>
          </table:table-cell>
          <table:table-cell office:value-type="string" calcext:value-type="string">
            <text:p>Dashboard.vue?98fa:207 2286</text:p>
          </table:table-cell>
          <table:table-cell office:value-type="string" calcext:value-type="string">
            <text:p>Dashboard.vue?98fa:207 153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507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53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8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702Z</text:p>
          </table:table-cell>
          <table:table-cell office:value-type="string" calcext:value-type="string">
            <text:p>Dashboard.vue?98fa:207 2019-06-19T06:15:15.075Z</text:p>
          </table:table-cell>
          <table:table-cell office:value-type="string" calcext:value-type="string">
            <text:p>Dashboard.vue?98fa:208 2019-06-19T07:00:38.960Z</text:p>
          </table:table-cell>
          <table:table-cell/>
          <table:table-cell office:value-type="string" calcext:value-type="string">
            <text:p>Dashboard.vue?98fa:208 2019-06-19T07:20:10.103Z</text:p>
          </table:table-cell>
          <table:table-cell office:value-type="string" calcext:value-type="string">
            <text:p>Dashboard.vue?98fa:208 2019-06-19T07:18:07.527Z</text:p>
          </table:table-cell>
          <table:table-cell office:value-type="string" calcext:value-type="string">
            <text:p>Dashboard.vue?98fa:208 2019-06-19T07:05:12.886Z</text:p>
          </table:table-cell>
          <table:table-cell office:value-type="string" calcext:value-type="string">
            <text:p>Dashboard.vue?98fa:208 2019-06-19T07:08:00.009Z</text:p>
          </table:table-cell>
          <table:table-cell/>
          <table:table-cell office:value-type="string" calcext:value-type="string">
            <text:p>Dashboard.vue?98fa:216 (48) ["2019-06-19T07:49:37.440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8.682Z</text:p>
          </table:table-cell>
          <table:table-cell office:value-type="string" calcext:value-type="string">
            <text:p>Dashboard.vue?98fa:208 2019-06-19T07:41:57.491Z</text:p>
          </table:table-cell>
          <table:table-cell office:value-type="string" calcext:value-type="string">
            <text:p>Dashboard.vue?98fa:208 2019-06-19T07:55:42.164Z</text:p>
          </table:table-cell>
          <table:table-cell/>
          <table:table-cell office:value-type="string" calcext:value-type="string">
            <text:p>Dashboard.vue?98fa:208 2019-06-19T07:38:27.853Z</text:p>
          </table:table-cell>
          <table:table-cell office:value-type="string" calcext:value-type="string">
            <text:p>Dashboard.vue?98fa:208 2019-06-19T07:36:35.558Z</text:p>
          </table:table-cell>
          <table:table-cell office:value-type="string" calcext:value-type="string">
            <text:p>Dashboard.vue?98fa:208 2019-06-19T07:23:40.615Z</text:p>
          </table:table-cell>
          <table:table-cell office:value-type="string" calcext:value-type="string">
            <text:p>Dashboard.vue?98fa:208 2019-06-19T07:27:5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3754</text:p>
          </table:table-cell>
          <table:table-cell office:value-type="string" calcext:value-type="string">
            <text:p>Dashboard.vue?98fa:206 1079</text:p>
          </table:table-cell>
          <table:table-cell office:value-type="string" calcext:value-type="string">
            <text:p>Dashboard.vue?98fa:206 562</text:p>
          </table:table-cell>
          <table:table-cell office:value-type="string" calcext:value-type="string">
            <text:p>Dashboard.vue?98fa:207 839</text:p>
          </table:table-cell>
          <table:table-cell/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763</text:p>
          </table:table-cell>
          <table:table-cell office:value-type="string" calcext:value-type="string">
            <text:p>Dashboard.vue?98fa:207 548</text:p>
          </table:table-cell>
          <table:table-cell office:value-type="string" calcext:value-type="string">
            <text:p>Dashboard.vue?98fa:207 739</text:p>
          </table:table-cell>
          <table:table-cell/>
          <table:table-cell office:value-type="string" calcext:value-type="string">
            <text:p>Dashboard.vue?98fa:207 16054</text:p>
          </table:table-cell>
          <table:table-cell office:value-type="string" calcext:value-type="string">
            <text:p>Dashboard.vue?98fa:207 5303</text:p>
          </table:table-cell>
          <table:table-cell office:value-type="string" calcext:value-type="string">
            <text:p>Dashboard.vue?98fa:207 1662</text:p>
          </table:table-cell>
          <table:table-cell office:value-type="string" calcext:value-type="string">
            <text:p>Dashboard.vue?98fa:207 1020</text:p>
          </table:table-cell>
          <table:table-cell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481</text:p>
          </table:table-cell>
          <table:table-cell office:value-type="string" calcext:value-type="string">
            <text:p>Dashboard.vue?98fa:207 45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8.686Z</text:p>
          </table:table-cell>
          <table:table-cell office:value-type="string" calcext:value-type="string">
            <text:p>Dashboard.vue?98fa:207 2019-06-19T06:08:53.709Z</text:p>
          </table:table-cell>
          <table:table-cell office:value-type="string" calcext:value-type="string">
            <text:p>Dashboard.vue?98fa:207 2019-06-19T06:15:16.076Z</text:p>
          </table:table-cell>
          <table:table-cell office:value-type="string" calcext:value-type="string">
            <text:p>Dashboard.vue?98fa:208 2019-06-19T07:00:43.960Z</text:p>
          </table:table-cell>
          <table:table-cell/>
          <table:table-cell office:value-type="string" calcext:value-type="string">
            <text:p>Dashboard.vue?98fa:208 2019-06-19T07:20:10.203Z</text:p>
          </table:table-cell>
          <table:table-cell office:value-type="string" calcext:value-type="string">
            <text:p>Dashboard.vue?98fa:208 2019-06-19T07:18:08.028Z</text:p>
          </table:table-cell>
          <table:table-cell office:value-type="string" calcext:value-type="string">
            <text:p>Dashboard.vue?98fa:208 2019-06-19T07:05:13.886Z</text:p>
          </table:table-cell>
          <table:table-cell office:value-type="string" calcext:value-type="string">
            <text:p>Dashboard.vue?98fa:208 2019-06-19T07:08:05.009Z</text:p>
          </table:table-cell>
          <table:table-cell/>
          <table:table-cell office:value-type="string" calcext:value-type="string">
            <text:p>Dashboard.vue?98fa:208 2019-06-19T07:49:38.540Z</text:p>
          </table:table-cell>
          <table:table-cell office:value-type="string" calcext:value-type="string">
            <text:p>Dashboard.vue?98fa:208 2019-06-19T07:46:15.683Z</text:p>
          </table:table-cell>
          <table:table-cell office:value-type="string" calcext:value-type="string">
            <text:p>Dashboard.vue?98fa:208 2019-06-19T07:41:58.490Z</text:p>
          </table:table-cell>
          <table:table-cell office:value-type="string" calcext:value-type="string">
            <text:p>Dashboard.vue?98fa:208 2019-06-19T07:55:47.164Z</text:p>
          </table:table-cell>
          <table:table-cell/>
          <table:table-cell office:value-type="string" calcext:value-type="string">
            <text:p>Dashboard.vue?98fa:208 2019-06-19T07:38:27.953Z</text:p>
          </table:table-cell>
          <table:table-cell office:value-type="string" calcext:value-type="string">
            <text:p>Dashboard.vue?98fa:208 2019-06-19T07:36:36.058Z</text:p>
          </table:table-cell>
          <table:table-cell office:value-type="string" calcext:value-type="string">
            <text:p>Dashboard.vue?98fa:208 2019-06-19T07:23:41.615Z</text:p>
          </table:table-cell>
          <table:table-cell office:value-type="string" calcext:value-type="string">
            <text:p>Dashboard.vue?98fa:208 2019-06-19T07:27:5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7</text:p>
          </table:table-cell>
          <table:table-cell office:value-type="string" calcext:value-type="string">
            <text:p>Dashboard.vue?98fa:206 600</text:p>
          </table:table-cell>
          <table:table-cell office:value-type="string" calcext:value-type="string">
            <text:p>Dashboard.vue?98fa:206 488</text:p>
          </table:table-cell>
          <table:table-cell office:value-type="string" calcext:value-type="string">
            <text:p>Dashboard.vue?98fa:207 662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490</text:p>
          </table:table-cell>
          <table:table-cell office:value-type="string" calcext:value-type="string">
            <text:p>Dashboard.vue?98fa:207 488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15 tumpukan yang belum diterima : 47</text:p>
          </table:table-cell>
          <table:table-cell office:value-type="string" calcext:value-type="string">
            <text:p>Dashboard.vue?98fa:207 7400</text:p>
          </table:table-cell>
          <table:table-cell office:value-type="string" calcext:value-type="string">
            <text:p>Dashboard.vue?98fa:207 1276</text:p>
          </table:table-cell>
          <table:table-cell office:value-type="string" calcext:value-type="string">
            <text:p>Dashboard.vue?98fa:207 612</text:p>
          </table:table-cell>
          <table:table-cell/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819</text:p>
          </table:table-cell>
          <table:table-cell office:value-type="string" calcext:value-type="string">
            <text:p>Dashboard.vue?98fa:207 47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7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4.202Z</text:p>
          </table:table-cell>
          <table:table-cell office:value-type="string" calcext:value-type="string">
            <text:p>Dashboard.vue?98fa:207 2019-06-19T06:15:17.076Z</text:p>
          </table:table-cell>
          <table:table-cell office:value-type="string" calcext:value-type="string">
            <text:p>Dashboard.vue?98fa:208 2019-06-19T07:00:48.960Z</text:p>
          </table:table-cell>
          <table:table-cell/>
          <table:table-cell office:value-type="string" calcext:value-type="string">
            <text:p>Dashboard.vue?98fa:208 2019-06-19T07:20:10.303Z</text:p>
          </table:table-cell>
          <table:table-cell office:value-type="string" calcext:value-type="string">
            <text:p>Dashboard.vue?98fa:208 2019-06-19T07:18:08.527Z</text:p>
          </table:table-cell>
          <table:table-cell office:value-type="string" calcext:value-type="string">
            <text:p>Dashboard.vue?98fa:208 2019-06-19T07:05:14.886Z</text:p>
          </table:table-cell>
          <table:table-cell office:value-type="string" calcext:value-type="string">
            <text:p>Dashboard.vue?98fa:208 2019-06-19T07:08:10.009Z</text:p>
          </table:table-cell>
          <table:table-cell/>
          <table:table-cell office:value-type="string" calcext:value-type="string">
            <text:p>Dashboard.vue?98fa:216 (47) ["2019-06-19T07:49:37.440Z", "2019-06-19T07:49:37.740Z", "2019-06-19T07:49:37.841Z", "2019-06-19T07:49:37.940Z", "2019-06-19T07:49:38.040Z", "2019-06-19T07:49:38.141Z", "2019-06-19T07:49:38.240Z", "2019-06-19T07:49:38.340Z", "2019-06-19T07:49:38.4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4.183Z</text:p>
          </table:table-cell>
          <table:table-cell office:value-type="string" calcext:value-type="string">
            <text:p>Dashboard.vue?98fa:208 2019-06-19T07:41:59.490Z</text:p>
          </table:table-cell>
          <table:table-cell office:value-type="string" calcext:value-type="string">
            <text:p>Dashboard.vue?98fa:208 2019-06-19T07:55:52.164Z</text:p>
          </table:table-cell>
          <table:table-cell/>
          <table:table-cell office:value-type="string" calcext:value-type="string">
            <text:p>Dashboard.vue?98fa:208 2019-06-19T07:38:28.053Z</text:p>
          </table:table-cell>
          <table:table-cell office:value-type="string" calcext:value-type="string">
            <text:p>Dashboard.vue?98fa:208 2019-06-19T07:36:36.559Z</text:p>
          </table:table-cell>
          <table:table-cell office:value-type="string" calcext:value-type="string">
            <text:p>Dashboard.vue?98fa:208 2019-06-19T07:23:42.615Z</text:p>
          </table:table-cell>
          <table:table-cell office:value-type="string" calcext:value-type="string">
            <text:p>Dashboard.vue?98fa:208 2019-06-19T07:28:0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4129</text:p>
          </table:table-cell>
          <table:table-cell office:value-type="string" calcext:value-type="string">
            <text:p>Dashboard.vue?98fa:206 591</text:p>
          </table:table-cell>
          <table:table-cell office:value-type="string" calcext:value-type="string">
            <text:p>Dashboard.vue?98fa:206 510</text:p>
          </table:table-cell>
          <table:table-cell office:value-type="string" calcext:value-type="string">
            <text:p>Dashboard.vue?98fa:207 1083</text:p>
          </table:table-cell>
          <table:table-cell/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1412</text:p>
          </table:table-cell>
          <table:table-cell office:value-type="string" calcext:value-type="string">
            <text:p>Dashboard.vue?98fa:207 483</text:p>
          </table:table-cell>
          <table:table-cell/>
          <table:table-cell office:value-type="string" calcext:value-type="string">
            <text:p>Dashboard.vue?98fa:207 16497</text:p>
          </table:table-cell>
          <table:table-cell office:value-type="string" calcext:value-type="string">
            <text:p>Dashboard.vue?98fa:207 6412</text:p>
          </table:table-cell>
          <table:table-cell office:value-type="string" calcext:value-type="string">
            <text:p>Dashboard.vue?98fa:207 6290</text:p>
          </table:table-cell>
          <table:table-cell office:value-type="string" calcext:value-type="string">
            <text:p>Dashboard.vue?98fa:207 1139</text:p>
          </table:table-cell>
          <table:table-cell/>
          <table:table-cell office:value-type="string" calcext:value-type="string">
            <text:p>Dashboard.vue?98fa:207 457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7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8.786Z</text:p>
          </table:table-cell>
          <table:table-cell office:value-type="string" calcext:value-type="string">
            <text:p>Dashboard.vue?98fa:207 2019-06-19T06:08:54.703Z</text:p>
          </table:table-cell>
          <table:table-cell office:value-type="string" calcext:value-type="string">
            <text:p>Dashboard.vue?98fa:207 2019-06-19T06:15:18.076Z</text:p>
          </table:table-cell>
          <table:table-cell office:value-type="string" calcext:value-type="string">
            <text:p>Dashboard.vue?98fa:208 2019-06-19T07:00:53.960Z</text:p>
          </table:table-cell>
          <table:table-cell/>
          <table:table-cell office:value-type="string" calcext:value-type="string">
            <text:p>Dashboard.vue?98fa:208 2019-06-19T07:20:10.403Z</text:p>
          </table:table-cell>
          <table:table-cell office:value-type="string" calcext:value-type="string">
            <text:p>Dashboard.vue?98fa:208 2019-06-19T07:18:09.032Z</text:p>
          </table:table-cell>
          <table:table-cell office:value-type="string" calcext:value-type="string">
            <text:p>Dashboard.vue?98fa:208 2019-06-19T07:05:15.886Z</text:p>
          </table:table-cell>
          <table:table-cell office:value-type="string" calcext:value-type="string">
            <text:p>Dashboard.vue?98fa:208 2019-06-19T07:08:15.009Z</text:p>
          </table:table-cell>
          <table:table-cell/>
          <table:table-cell office:value-type="string" calcext:value-type="string">
            <text:p>Dashboard.vue?98fa:208 2019-06-19T07:49:38.640Z</text:p>
          </table:table-cell>
          <table:table-cell office:value-type="string" calcext:value-type="string">
            <text:p>Dashboard.vue?98fa:208 2019-06-19T07:46:15.183Z</text:p>
          </table:table-cell>
          <table:table-cell office:value-type="string" calcext:value-type="string">
            <text:p>Dashboard.vue?98fa:208 2019-06-19T07:41:54.491Z</text:p>
          </table:table-cell>
          <table:table-cell office:value-type="string" calcext:value-type="string">
            <text:p>Dashboard.vue?98fa:208 2019-06-19T07:55:57.164Z</text:p>
          </table:table-cell>
          <table:table-cell/>
          <table:table-cell office:value-type="string" calcext:value-type="string">
            <text:p>Dashboard.vue?98fa:208 2019-06-19T07:38:28.153Z</text:p>
          </table:table-cell>
          <table:table-cell office:value-type="string" calcext:value-type="string">
            <text:p>Dashboard.vue?98fa:208 2019-06-19T07:36:37.059Z</text:p>
          </table:table-cell>
          <table:table-cell office:value-type="string" calcext:value-type="string">
            <text:p>Dashboard.vue?98fa:208 2019-06-19T07:23:43.615Z</text:p>
          </table:table-cell>
          <table:table-cell office:value-type="string" calcext:value-type="string">
            <text:p>Dashboard.vue?98fa:208 2019-06-19T07:28:0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6</text:p>
          </table:table-cell>
          <table:table-cell office:value-type="string" calcext:value-type="string">
            <text:p>Dashboard.vue?98fa:206 503</text:p>
          </table:table-cell>
          <table:table-cell office:value-type="string" calcext:value-type="string">
            <text:p>Dashboard.vue?98fa:206 635</text:p>
          </table:table-cell>
          <table:table-cell office:value-type="string" calcext:value-type="string">
            <text:p>Dashboard.vue?98fa:207 595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723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15 tumpukan yang belum diterima : 46</text:p>
          </table:table-cell>
          <table:table-cell office:value-type="string" calcext:value-type="string">
            <text:p>Dashboard.vue?98fa:207 5117</text:p>
          </table:table-cell>
          <table:table-cell office:value-type="string" calcext:value-type="string">
            <text:p>Dashboard.vue?98fa:207 889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0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6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5.203Z</text:p>
          </table:table-cell>
          <table:table-cell office:value-type="string" calcext:value-type="string">
            <text:p>Dashboard.vue?98fa:207 2019-06-19T06:15:19.076Z</text:p>
          </table:table-cell>
          <table:table-cell office:value-type="string" calcext:value-type="string">
            <text:p>Dashboard.vue?98fa:208 2019-06-19T07:00:58.960Z</text:p>
          </table:table-cell>
          <table:table-cell/>
          <table:table-cell office:value-type="string" calcext:value-type="string">
            <text:p>Dashboard.vue?98fa:208 2019-06-19T07:20:10.504Z</text:p>
          </table:table-cell>
          <table:table-cell office:value-type="string" calcext:value-type="string">
            <text:p>Dashboard.vue?98fa:208 2019-06-19T07:18:09.528Z</text:p>
          </table:table-cell>
          <table:table-cell office:value-type="string" calcext:value-type="string">
            <text:p>Dashboard.vue?98fa:208 2019-06-19T07:05:16.885Z</text:p>
          </table:table-cell>
          <table:table-cell office:value-type="string" calcext:value-type="string">
            <text:p>Dashboard.vue?98fa:208 2019-06-19T07:08:20.009Z</text:p>
          </table:table-cell>
          <table:table-cell/>
          <table:table-cell office:value-type="string" calcext:value-type="string">
            <text:p>Dashboard.vue?98fa:216 (46) ["2019-06-19T07:49:37.440Z", "2019-06-19T07:49:37.740Z", "2019-06-19T07:49:37.841Z", "2019-06-19T07:49:37.940Z", "2019-06-19T07:49:38.040Z", "2019-06-19T07:49:38.141Z", "2019-06-19T07:49:38.240Z", "2019-06-19T07:49:38.340Z", "2019-06-19T07:49:38.4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7.183Z</text:p>
          </table:table-cell>
          <table:table-cell office:value-type="string" calcext:value-type="string">
            <text:p>Dashboard.vue?98fa:208 2019-06-19T07:42:00.491Z</text:p>
          </table:table-cell>
          <table:table-cell office:value-type="string" calcext:value-type="string">
            <text:p>Dashboard.vue?98fa:208 2019-06-19T07:56:02.164Z</text:p>
          </table:table-cell>
          <table:table-cell/>
          <table:table-cell office:value-type="string" calcext:value-type="string">
            <text:p>Dashboard.vue?98fa:208 2019-06-19T07:38:28.253Z</text:p>
          </table:table-cell>
          <table:table-cell office:value-type="string" calcext:value-type="string">
            <text:p>Dashboard.vue?98fa:208 2019-06-19T07:36:37.559Z</text:p>
          </table:table-cell>
          <table:table-cell office:value-type="string" calcext:value-type="string">
            <text:p>Dashboard.vue?98fa:208 2019-06-19T07:23:44.616Z</text:p>
          </table:table-cell>
          <table:table-cell office:value-type="string" calcext:value-type="string">
            <text:p>Dashboard.vue?98fa:208 2019-06-19T07:28:1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404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1938</text:p>
          </table:table-cell>
          <table:table-cell/>
          <table:table-cell office:value-type="string" calcext:value-type="string">
            <text:p>Dashboard.vue?98fa:207 16425</text:p>
          </table:table-cell>
          <table:table-cell office:value-type="string" calcext:value-type="string">
            <text:p>Dashboard.vue?98fa:207 5636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970</text:p>
          </table:table-cell>
          <table:table-cell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685</text:p>
          </table:table-cell>
          <table:table-cell office:value-type="string" calcext:value-type="string">
            <text:p>Dashboard.vue?98fa:207 42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8.886Z</text:p>
          </table:table-cell>
          <table:table-cell office:value-type="string" calcext:value-type="string">
            <text:p>Dashboard.vue?98fa:207 2019-06-19T06:08:55.702Z</text:p>
          </table:table-cell>
          <table:table-cell office:value-type="string" calcext:value-type="string">
            <text:p>Dashboard.vue?98fa:207 2019-06-19T06:15:20.075Z</text:p>
          </table:table-cell>
          <table:table-cell office:value-type="string" calcext:value-type="string">
            <text:p>Dashboard.vue?98fa:208 2019-06-19T07:01:03.960Z</text:p>
          </table:table-cell>
          <table:table-cell/>
          <table:table-cell office:value-type="string" calcext:value-type="string">
            <text:p>Dashboard.vue?98fa:208 2019-06-19T07:20:10.603Z</text:p>
          </table:table-cell>
          <table:table-cell office:value-type="string" calcext:value-type="string">
            <text:p>Dashboard.vue?98fa:208 2019-06-19T07:18:10.028Z</text:p>
          </table:table-cell>
          <table:table-cell office:value-type="string" calcext:value-type="string">
            <text:p>Dashboard.vue?98fa:208 2019-06-19T07:05:17.885Z</text:p>
          </table:table-cell>
          <table:table-cell office:value-type="string" calcext:value-type="string">
            <text:p>Dashboard.vue?98fa:208 2019-06-19T07:08:25.009Z</text:p>
          </table:table-cell>
          <table:table-cell/>
          <table:table-cell office:value-type="string" calcext:value-type="string">
            <text:p>Dashboard.vue?98fa:208 2019-06-19T07:49:38.740Z</text:p>
          </table:table-cell>
          <table:table-cell office:value-type="string" calcext:value-type="string">
            <text:p>Dashboard.vue?98fa:208 2019-06-19T07:46:16.682Z</text:p>
          </table:table-cell>
          <table:table-cell office:value-type="string" calcext:value-type="string">
            <text:p>Dashboard.vue?98fa:208 2019-06-19T07:42:01.491Z</text:p>
          </table:table-cell>
          <table:table-cell office:value-type="string" calcext:value-type="string">
            <text:p>Dashboard.vue?98fa:208 2019-06-19T07:56:07.164Z</text:p>
          </table:table-cell>
          <table:table-cell/>
          <table:table-cell office:value-type="string" calcext:value-type="string">
            <text:p>Dashboard.vue?98fa:208 2019-06-19T07:38:28.353Z</text:p>
          </table:table-cell>
          <table:table-cell office:value-type="string" calcext:value-type="string">
            <text:p>Dashboard.vue?98fa:208 2019-06-19T07:36:38.059Z</text:p>
          </table:table-cell>
          <table:table-cell office:value-type="string" calcext:value-type="string">
            <text:p>Dashboard.vue?98fa:208 2019-06-19T07:23:45.615Z</text:p>
          </table:table-cell>
          <table:table-cell office:value-type="string" calcext:value-type="string">
            <text:p>Dashboard.vue?98fa:208 2019-06-19T07:28:1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5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708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450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769</text:p>
          </table:table-cell>
          <table:table-cell office:value-type="string" calcext:value-type="string">
            <text:p>Dashboard.vue?98fa:207 537</text:p>
          </table:table-cell>
          <table:table-cell/>
          <table:table-cell office:value-type="string" calcext:value-type="string">
            <text:p>Dashboard.vue?98fa:215 tumpukan yang belum diterima : 45</text:p>
          </table:table-cell>
          <table:table-cell office:value-type="string" calcext:value-type="string">
            <text:p>Dashboard.vue?98fa:207 3231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81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462</text:p>
          </table:table-cell>
          <table:table-cell office:value-type="string" calcext:value-type="string">
            <text:p>Dashboard.vue?98fa:207 607</text:p>
          </table:table-cell>
          <table:table-cell office:value-type="string" calcext:value-type="string">
            <text:p>Dashboard.vue?98fa:207 64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5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6.202Z</text:p>
          </table:table-cell>
          <table:table-cell office:value-type="string" calcext:value-type="string">
            <text:p>Dashboard.vue?98fa:207 2019-06-19T06:15:22.076Z</text:p>
          </table:table-cell>
          <table:table-cell office:value-type="string" calcext:value-type="string">
            <text:p>Dashboard.vue?98fa:208 2019-06-19T07:01:08.960Z</text:p>
          </table:table-cell>
          <table:table-cell/>
          <table:table-cell office:value-type="string" calcext:value-type="string">
            <text:p>Dashboard.vue?98fa:208 2019-06-19T07:20:10.703Z</text:p>
          </table:table-cell>
          <table:table-cell office:value-type="string" calcext:value-type="string">
            <text:p>Dashboard.vue?98fa:208 2019-06-19T07:18:10.528Z</text:p>
          </table:table-cell>
          <table:table-cell office:value-type="string" calcext:value-type="string">
            <text:p>Dashboard.vue?98fa:208 2019-06-19T07:05:18.886Z</text:p>
          </table:table-cell>
          <table:table-cell office:value-type="string" calcext:value-type="string">
            <text:p>Dashboard.vue?98fa:208 2019-06-19T07:08:30.010Z</text:p>
          </table:table-cell>
          <table:table-cell/>
          <table:table-cell office:value-type="string" calcext:value-type="string">
            <text:p>Dashboard.vue?98fa:216 (45) ["2019-06-19T07:49:37.440Z", "2019-06-19T07:49:37.740Z", "2019-06-19T07:49:37.841Z", "2019-06-19T07:49:37.940Z", "2019-06-19T07:49:38.040Z", "2019-06-19T07:49:38.141Z", "2019-06-19T07:49:38.240Z", "2019-06-19T07:49:38.340Z", "2019-06-19T07:49:38.4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9.683Z</text:p>
          </table:table-cell>
          <table:table-cell office:value-type="string" calcext:value-type="string">
            <text:p>Dashboard.vue?98fa:208 2019-06-19T07:42:02.491Z</text:p>
          </table:table-cell>
          <table:table-cell office:value-type="string" calcext:value-type="string">
            <text:p>Dashboard.vue?98fa:208 2019-06-19T07:56:12.164Z</text:p>
          </table:table-cell>
          <table:table-cell/>
          <table:table-cell office:value-type="string" calcext:value-type="string">
            <text:p>Dashboard.vue?98fa:208 2019-06-19T07:38:28.453Z</text:p>
          </table:table-cell>
          <table:table-cell office:value-type="string" calcext:value-type="string">
            <text:p>Dashboard.vue?98fa:208 2019-06-19T07:36:38.559Z</text:p>
          </table:table-cell>
          <table:table-cell office:value-type="string" calcext:value-type="string">
            <text:p>Dashboard.vue?98fa:208 2019-06-19T07:23:46.615Z</text:p>
          </table:table-cell>
          <table:table-cell office:value-type="string" calcext:value-type="string">
            <text:p>Dashboard.vue?98fa:208 2019-06-19T07:28:2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4489</text:p>
          </table:table-cell>
          <table:table-cell office:value-type="string" calcext:value-type="string">
            <text:p>Dashboard.vue?98fa:206 537</text:p>
          </table:table-cell>
          <table:table-cell office:value-type="string" calcext:value-type="string">
            <text:p>Dashboard.vue?98fa:206 644</text:p>
          </table:table-cell>
          <table:table-cell office:value-type="string" calcext:value-type="string">
            <text:p>Dashboard.vue?98fa:207 1078</text:p>
          </table:table-cell>
          <table:table-cell/>
          <table:table-cell office:value-type="string" calcext:value-type="string">
            <text:p>Dashboard.vue?98fa:207 472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742</text:p>
          </table:table-cell>
          <table:table-cell/>
          <table:table-cell office:value-type="string" calcext:value-type="string">
            <text:p>Dashboard.vue?98fa:207 16865</text:p>
          </table:table-cell>
          <table:table-cell office:value-type="string" calcext:value-type="string">
            <text:p>Dashboard.vue?98fa:207 374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1008</text:p>
          </table:table-cell>
          <table:table-cell/>
          <table:table-cell office:value-type="string" calcext:value-type="string">
            <text:p>Dashboard.vue?98fa:207 44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45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8.986Z</text:p>
          </table:table-cell>
          <table:table-cell office:value-type="string" calcext:value-type="string">
            <text:p>Dashboard.vue?98fa:207 2019-06-19T06:08:56.702Z</text:p>
          </table:table-cell>
          <table:table-cell office:value-type="string" calcext:value-type="string">
            <text:p>Dashboard.vue?98fa:207 2019-06-19T06:15:23.076Z</text:p>
          </table:table-cell>
          <table:table-cell office:value-type="string" calcext:value-type="string">
            <text:p>Dashboard.vue?98fa:208 2019-06-19T07:01:13.960Z</text:p>
          </table:table-cell>
          <table:table-cell/>
          <table:table-cell office:value-type="string" calcext:value-type="string">
            <text:p>Dashboard.vue?98fa:208 2019-06-19T07:20:10.803Z</text:p>
          </table:table-cell>
          <table:table-cell office:value-type="string" calcext:value-type="string">
            <text:p>Dashboard.vue?98fa:208 2019-06-19T07:18:11.028Z</text:p>
          </table:table-cell>
          <table:table-cell office:value-type="string" calcext:value-type="string">
            <text:p>Dashboard.vue?98fa:208 2019-06-19T07:05:19.885Z</text:p>
          </table:table-cell>
          <table:table-cell office:value-type="string" calcext:value-type="string">
            <text:p>Dashboard.vue?98fa:208 2019-06-19T07:08:35.009Z</text:p>
          </table:table-cell>
          <table:table-cell/>
          <table:table-cell office:value-type="string" calcext:value-type="string">
            <text:p>Dashboard.vue?98fa:208 2019-06-19T07:49:38.840Z</text:p>
          </table:table-cell>
          <table:table-cell office:value-type="string" calcext:value-type="string">
            <text:p>Dashboard.vue?98fa:208 2019-06-19T07:46:19.183Z</text:p>
          </table:table-cell>
          <table:table-cell office:value-type="string" calcext:value-type="string">
            <text:p>Dashboard.vue?98fa:208 2019-06-19T07:42:03.490Z</text:p>
          </table:table-cell>
          <table:table-cell office:value-type="string" calcext:value-type="string">
            <text:p>Dashboard.vue?98fa:208 2019-06-19T07:56:17.164Z</text:p>
          </table:table-cell>
          <table:table-cell/>
          <table:table-cell office:value-type="string" calcext:value-type="string">
            <text:p>Dashboard.vue?98fa:208 2019-06-19T07:38:28.553Z</text:p>
          </table:table-cell>
          <table:table-cell office:value-type="string" calcext:value-type="string">
            <text:p>Dashboard.vue?98fa:208 2019-06-19T07:36:39.059Z</text:p>
          </table:table-cell>
          <table:table-cell office:value-type="string" calcext:value-type="string">
            <text:p>Dashboard.vue?98fa:208 2019-06-19T07:23:47.615Z</text:p>
          </table:table-cell>
          <table:table-cell office:value-type="string" calcext:value-type="string">
            <text:p>Dashboard.vue?98fa:208 2019-06-19T07:28:2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4</text:p>
          </table:table-cell>
          <table:table-cell office:value-type="string" calcext:value-type="string">
            <text:p>Dashboard.vue?98fa:206 556</text:p>
          </table:table-cell>
          <table:table-cell office:value-type="string" calcext:value-type="string">
            <text:p>Dashboard.vue?98fa:206 548</text:p>
          </table:table-cell>
          <table:table-cell office:value-type="string" calcext:value-type="string">
            <text:p>Dashboard.vue?98fa:207 594</text:p>
          </table:table-cell>
          <table:table-cell/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66</text:p>
          </table:table-cell>
          <table:table-cell/>
          <table:table-cell office:value-type="string" calcext:value-type="string">
            <text:p>Dashboard.vue?98fa:215 tumpukan yang belum diterima : 44</text:p>
          </table:table-cell>
          <table:table-cell office:value-type="string" calcext:value-type="string">
            <text:p>Dashboard.vue?98fa:207 3345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15</text:p>
          </table:table-cell>
          <table:table-cell/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58</text:p>
          </table:table-cell>
          <table:table-cell office:value-type="string" calcext:value-type="string">
            <text:p>Dashboard.vue?98fa:207 46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4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7.202Z</text:p>
          </table:table-cell>
          <table:table-cell office:value-type="string" calcext:value-type="string">
            <text:p>Dashboard.vue?98fa:207 2019-06-19T06:15:24.075Z</text:p>
          </table:table-cell>
          <table:table-cell office:value-type="string" calcext:value-type="string">
            <text:p>Dashboard.vue?98fa:208 2019-06-19T07:01:18.960Z</text:p>
          </table:table-cell>
          <table:table-cell/>
          <table:table-cell office:value-type="string" calcext:value-type="string">
            <text:p>Dashboard.vue?98fa:208 2019-06-19T07:20:10.903Z</text:p>
          </table:table-cell>
          <table:table-cell office:value-type="string" calcext:value-type="string">
            <text:p>Dashboard.vue?98fa:208 2019-06-19T07:18:11.528Z</text:p>
          </table:table-cell>
          <table:table-cell office:value-type="string" calcext:value-type="string">
            <text:p>Dashboard.vue?98fa:208 2019-06-19T07:05:20.886Z</text:p>
          </table:table-cell>
          <table:table-cell office:value-type="string" calcext:value-type="string">
            <text:p>Dashboard.vue?98fa:208 2019-06-19T07:08:40.009Z</text:p>
          </table:table-cell>
          <table:table-cell/>
          <table:table-cell office:value-type="string" calcext:value-type="string">
            <text:p>Dashboard.vue?98fa:216 (44) ["2019-06-19T07:49:37.440Z", "2019-06-19T07:49:37.740Z", "2019-06-19T07:49:37.841Z", "2019-06-19T07:49:37.940Z", "2019-06-19T07:49:38.040Z", "2019-06-19T07:49:38.141Z", "2019-06-19T07:49:38.240Z", "2019-06-19T07:49:38.340Z", "2019-06-19T07:49:38.4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0.183Z</text:p>
          </table:table-cell>
          <table:table-cell office:value-type="string" calcext:value-type="string">
            <text:p>Dashboard.vue?98fa:208 2019-06-19T07:42:04.491Z</text:p>
          </table:table-cell>
          <table:table-cell office:value-type="string" calcext:value-type="string">
            <text:p>Dashboard.vue?98fa:208 2019-06-19T07:56:22.164Z</text:p>
          </table:table-cell>
          <table:table-cell/>
          <table:table-cell office:value-type="string" calcext:value-type="string">
            <text:p>Dashboard.vue?98fa:208 2019-06-19T07:38:28.653Z</text:p>
          </table:table-cell>
          <table:table-cell office:value-type="string" calcext:value-type="string">
            <text:p>Dashboard.vue?98fa:208 2019-06-19T07:36:39.558Z</text:p>
          </table:table-cell>
          <table:table-cell office:value-type="string" calcext:value-type="string">
            <text:p>Dashboard.vue?98fa:208 2019-06-19T07:23:48.615Z</text:p>
          </table:table-cell>
          <table:table-cell office:value-type="string" calcext:value-type="string">
            <text:p>Dashboard.vue?98fa:208 2019-06-19T07:28:3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156</text:p>
          </table:table-cell>
          <table:table-cell office:value-type="string" calcext:value-type="string">
            <text:p>Dashboard.vue?98fa:206 459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7 1196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837</text:p>
          </table:table-cell>
          <table:table-cell office:value-type="string" calcext:value-type="string">
            <text:p>Dashboard.vue?98fa:207 489</text:p>
          </table:table-cell>
          <table:table-cell/>
          <table:table-cell office:value-type="string" calcext:value-type="string">
            <text:p>Dashboard.vue?98fa:207 16783</text:p>
          </table:table-cell>
          <table:table-cell office:value-type="string" calcext:value-type="string">
            <text:p>Dashboard.vue?98fa:207 585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Dashboard.vue?98fa:207 1068</text:p>
          </table:table-cell>
          <table:table-cell/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49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485Z</text:p>
          </table:table-cell>
          <table:table-cell office:value-type="string" calcext:value-type="string">
            <text:p>Dashboard.vue?98fa:207 2019-06-19T06:08:57.702Z</text:p>
          </table:table-cell>
          <table:table-cell office:value-type="string" calcext:value-type="string">
            <text:p>Dashboard.vue?98fa:207 2019-06-19T06:15:25.076Z</text:p>
          </table:table-cell>
          <table:table-cell office:value-type="string" calcext:value-type="string">
            <text:p>Dashboard.vue?98fa:208 2019-06-19T07:01:23.961Z</text:p>
          </table:table-cell>
          <table:table-cell/>
          <table:table-cell office:value-type="string" calcext:value-type="string">
            <text:p>Dashboard.vue?98fa:208 2019-06-19T07:20:11.003Z</text:p>
          </table:table-cell>
          <table:table-cell office:value-type="string" calcext:value-type="string">
            <text:p>Dashboard.vue?98fa:208 2019-06-19T07:18:12.028Z</text:p>
          </table:table-cell>
          <table:table-cell office:value-type="string" calcext:value-type="string">
            <text:p>Dashboard.vue?98fa:208 2019-06-19T07:05:21.886Z</text:p>
          </table:table-cell>
          <table:table-cell office:value-type="string" calcext:value-type="string">
            <text:p>Dashboard.vue?98fa:208 2019-06-19T07:08:45.009Z</text:p>
          </table:table-cell>
          <table:table-cell/>
          <table:table-cell office:value-type="string" calcext:value-type="string">
            <text:p>Dashboard.vue?98fa:208 2019-06-19T07:49:38.940Z</text:p>
          </table:table-cell>
          <table:table-cell office:value-type="string" calcext:value-type="string">
            <text:p>Dashboard.vue?98fa:208 2019-06-19T07:46:17.683Z</text:p>
          </table:table-cell>
          <table:table-cell office:value-type="string" calcext:value-type="string">
            <text:p>Dashboard.vue?98fa:208 2019-06-19T07:42:05.491Z</text:p>
          </table:table-cell>
          <table:table-cell office:value-type="string" calcext:value-type="string">
            <text:p>Dashboard.vue?98fa:208 2019-06-19T07:56:27.165Z</text:p>
          </table:table-cell>
          <table:table-cell/>
          <table:table-cell office:value-type="string" calcext:value-type="string">
            <text:p>Dashboard.vue?98fa:208 2019-06-19T07:38:28.753Z</text:p>
          </table:table-cell>
          <table:table-cell office:value-type="string" calcext:value-type="string">
            <text:p>Dashboard.vue?98fa:208 2019-06-19T07:36:40.058Z</text:p>
          </table:table-cell>
          <table:table-cell office:value-type="string" calcext:value-type="string">
            <text:p>Dashboard.vue?98fa:208 2019-06-19T07:23:49.615Z</text:p>
          </table:table-cell>
          <table:table-cell office:value-type="string" calcext:value-type="string">
            <text:p>Dashboard.vue?98fa:208 2019-06-19T07:28:3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3</text:p>
          </table:table-cell>
          <table:table-cell office:value-type="string" calcext:value-type="string">
            <text:p>Dashboard.vue?98fa:206 515</text:p>
          </table:table-cell>
          <table:table-cell office:value-type="string" calcext:value-type="string">
            <text:p>Dashboard.vue?98fa:206 487</text:p>
          </table:table-cell>
          <table:table-cell office:value-type="string" calcext:value-type="string">
            <text:p>Dashboard.vue?98fa:207 486</text:p>
          </table:table-cell>
          <table:table-cell/>
          <table:table-cell office:value-type="string" calcext:value-type="string">
            <text:p>Dashboard.vue?98fa:207 478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06</text:p>
          </table:table-cell>
          <table:table-cell/>
          <table:table-cell office:value-type="string" calcext:value-type="string">
            <text:p>Dashboard.vue?98fa:215 tumpukan yang belum diterima : 43</text:p>
          </table:table-cell>
          <table:table-cell office:value-type="string" calcext:value-type="string">
            <text:p>Dashboard.vue?98fa:207 2959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46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498</text:p>
          </table:table-cell>
          <table:table-cell office:value-type="string" calcext:value-type="string">
            <text:p>Dashboard.vue?98fa:207 40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3) ["2019-06-19T06:43:57.187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8.202Z</text:p>
          </table:table-cell>
          <table:table-cell office:value-type="string" calcext:value-type="string">
            <text:p>Dashboard.vue?98fa:207 2019-06-19T06:15:26.075Z</text:p>
          </table:table-cell>
          <table:table-cell office:value-type="string" calcext:value-type="string">
            <text:p>Dashboard.vue?98fa:208 2019-06-19T07:01:28.960Z</text:p>
          </table:table-cell>
          <table:table-cell/>
          <table:table-cell office:value-type="string" calcext:value-type="string">
            <text:p>Dashboard.vue?98fa:208 2019-06-19T07:20:11.103Z</text:p>
          </table:table-cell>
          <table:table-cell office:value-type="string" calcext:value-type="string">
            <text:p>Dashboard.vue?98fa:208 2019-06-19T07:18:12.527Z</text:p>
          </table:table-cell>
          <table:table-cell office:value-type="string" calcext:value-type="string">
            <text:p>Dashboard.vue?98fa:208 2019-06-19T07:05:22.886Z</text:p>
          </table:table-cell>
          <table:table-cell office:value-type="string" calcext:value-type="string">
            <text:p>Dashboard.vue?98fa:208 2019-06-19T07:08:50.009Z</text:p>
          </table:table-cell>
          <table:table-cell/>
          <table:table-cell office:value-type="string" calcext:value-type="string">
            <text:p>Dashboard.vue?98fa:216 (43) ["2019-06-19T07:49:37.440Z", "2019-06-19T07:49:37.740Z", "2019-06-19T07:49:37.841Z", "2019-06-19T07:49:37.940Z", "2019-06-19T07:49:38.040Z", "2019-06-19T07:49:38.141Z", "2019-06-19T07:49:38.240Z", "2019-06-19T07:49:38.340Z", "2019-06-19T07:49:38.4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183Z</text:p>
          </table:table-cell>
          <table:table-cell office:value-type="string" calcext:value-type="string">
            <text:p>Dashboard.vue?98fa:208 2019-06-19T07:42:07.490Z</text:p>
          </table:table-cell>
          <table:table-cell office:value-type="string" calcext:value-type="string">
            <text:p>Dashboard.vue?98fa:208 2019-06-19T07:56:32.164Z</text:p>
          </table:table-cell>
          <table:table-cell/>
          <table:table-cell office:value-type="string" calcext:value-type="string">
            <text:p>Dashboard.vue?98fa:208 2019-06-19T07:38:28.852Z</text:p>
          </table:table-cell>
          <table:table-cell office:value-type="string" calcext:value-type="string">
            <text:p>Dashboard.vue?98fa:208 2019-06-19T07:36:40.558Z</text:p>
          </table:table-cell>
          <table:table-cell office:value-type="string" calcext:value-type="string">
            <text:p>Dashboard.vue?98fa:208 2019-06-19T07:23:50.616Z</text:p>
          </table:table-cell>
          <table:table-cell office:value-type="string" calcext:value-type="string">
            <text:p>Dashboard.vue?98fa:208 2019-06-19T07:28:4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074</text:p>
          </table:table-cell>
          <table:table-cell office:value-type="string" calcext:value-type="string">
            <text:p>Dashboard.vue?98fa:206 1101</text:p>
          </table:table-cell>
          <table:table-cell office:value-type="string" calcext:value-type="string">
            <text:p>Dashboard.vue?98fa:206 1133</text:p>
          </table:table-cell>
          <table:table-cell office:value-type="string" calcext:value-type="string">
            <text:p>Dashboard.vue?98fa:207 2987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07 17187</text:p>
          </table:table-cell>
          <table:table-cell office:value-type="string" calcext:value-type="string">
            <text:p>Dashboard.vue?98fa:207 3471</text:p>
          </table:table-cell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84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19</text:p>
          </table:table-cell>
          <table:table-cell office:value-type="string" calcext:value-type="string">
            <text:p>Dashboard.vue?98fa:207 41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586Z</text:p>
          </table:table-cell>
          <table:table-cell office:value-type="string" calcext:value-type="string">
            <text:p>Dashboard.vue?98fa:207 2019-06-19T06:08:58.702Z</text:p>
          </table:table-cell>
          <table:table-cell office:value-type="string" calcext:value-type="string">
            <text:p>Dashboard.vue?98fa:207 2019-06-19T06:15:27.075Z</text:p>
          </table:table-cell>
          <table:table-cell office:value-type="string" calcext:value-type="string">
            <text:p>Dashboard.vue?98fa:208 2019-06-19T07:01:38.960Z</text:p>
          </table:table-cell>
          <table:table-cell/>
          <table:table-cell office:value-type="string" calcext:value-type="string">
            <text:p>Dashboard.vue?98fa:208 2019-06-19T07:20:11.204Z</text:p>
          </table:table-cell>
          <table:table-cell office:value-type="string" calcext:value-type="string">
            <text:p>Dashboard.vue?98fa:208 2019-06-19T07:18:13.027Z</text:p>
          </table:table-cell>
          <table:table-cell office:value-type="string" calcext:value-type="string">
            <text:p>Dashboard.vue?98fa:208 2019-06-19T07:05:23.886Z</text:p>
          </table:table-cell>
          <table:table-cell office:value-type="string" calcext:value-type="string">
            <text:p>Dashboard.vue?98fa:208 2019-06-19T07:08:55.009Z</text:p>
          </table:table-cell>
          <table:table-cell/>
          <table:table-cell office:value-type="string" calcext:value-type="string">
            <text:p>Dashboard.vue?98fa:208 2019-06-19T07:49:39.040Z</text:p>
          </table:table-cell>
          <table:table-cell office:value-type="string" calcext:value-type="string">
            <text:p>Dashboard.vue?98fa:208 2019-06-19T07:46:20.683Z</text:p>
          </table:table-cell>
          <table:table-cell office:value-type="string" calcext:value-type="string">
            <text:p>Dashboard.vue?98fa:208 2019-06-19T07:42:08.491Z</text:p>
          </table:table-cell>
          <table:table-cell office:value-type="string" calcext:value-type="string">
            <text:p>Dashboard.vue?98fa:208 2019-06-19T07:56:37.164Z</text:p>
          </table:table-cell>
          <table:table-cell/>
          <table:table-cell office:value-type="string" calcext:value-type="string">
            <text:p>Dashboard.vue?98fa:208 2019-06-19T07:38:28.953Z</text:p>
          </table:table-cell>
          <table:table-cell office:value-type="string" calcext:value-type="string">
            <text:p>Dashboard.vue?98fa:208 2019-06-19T07:36:41.058Z</text:p>
          </table:table-cell>
          <table:table-cell office:value-type="string" calcext:value-type="string">
            <text:p>Dashboard.vue?98fa:208 2019-06-19T07:23:51.616Z</text:p>
          </table:table-cell>
          <table:table-cell office:value-type="string" calcext:value-type="string">
            <text:p>Dashboard.vue?98fa:208 2019-06-19T07:28:4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2</text:p>
          </table:table-cell>
          <table:table-cell office:value-type="string" calcext:value-type="string">
            <text:p>Dashboard.vue?98fa:206 616</text:p>
          </table:table-cell>
          <table:table-cell office:value-type="string" calcext:value-type="string">
            <text:p>Dashboard.vue?98fa:206 74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15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ashboard.vue?98fa:207 542</text:p>
          </table:table-cell>
          <table:table-cell/>
          <table:table-cell office:value-type="string" calcext:value-type="string">
            <text:p>Dashboard.vue?98fa:215 tumpukan yang belum diterima : 42</text:p>
          </table:table-cell>
          <table:table-cell office:value-type="string" calcext:value-type="string">
            <text:p>Dashboard.vue?98fa:207 308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512</text:p>
          </table:table-cell>
          <table:table-cell/>
          <table:table-cell office:value-type="string" calcext:value-type="string">
            <text:p>Dashboard.vue?98fa:207 456</text:p>
          </table:table-cell>
          <table:table-cell office:value-type="string" calcext:value-type="string">
            <text:p>Dashboard.vue?98fa:207 427</text:p>
          </table:table-cell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43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2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9.202Z</text:p>
          </table:table-cell>
          <table:table-cell office:value-type="string" calcext:value-type="string">
            <text:p>Dashboard.vue?98fa:207 2019-06-19T06:15:28.076Z</text:p>
          </table:table-cell>
          <table:table-cell office:value-type="string" calcext:value-type="string">
            <text:p>Dashboard.vue?98fa:208 2019-06-19T07:01:43.960Z</text:p>
          </table:table-cell>
          <table:table-cell/>
          <table:table-cell office:value-type="string" calcext:value-type="string">
            <text:p>Dashboard.vue?98fa:208 2019-06-19T07:20:11.303Z</text:p>
          </table:table-cell>
          <table:table-cell office:value-type="string" calcext:value-type="string">
            <text:p>Dashboard.vue?98fa:208 2019-06-19T07:18:13.527Z</text:p>
          </table:table-cell>
          <table:table-cell office:value-type="string" calcext:value-type="string">
            <text:p>Dashboard.vue?98fa:208 2019-06-19T07:05:24.886Z</text:p>
          </table:table-cell>
          <table:table-cell office:value-type="string" calcext:value-type="string">
            <text:p>Dashboard.vue?98fa:208 2019-06-19T07:09:00.009Z</text:p>
          </table:table-cell>
          <table:table-cell/>
          <table:table-cell office:value-type="string" calcext:value-type="string">
            <text:p>Dashboard.vue?98fa:216 (42) ["2019-06-19T07:49:37.440Z", "2019-06-19T07:49:37.740Z", "2019-06-19T07:49:37.841Z", "2019-06-19T07:49:37.940Z", "2019-06-19T07:49:38.040Z", "2019-06-19T07:49:38.141Z", "2019-06-19T07:49:38.240Z", "2019-06-19T07:49:38.340Z", "2019-06-19T07:49:38.4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683Z</text:p>
          </table:table-cell>
          <table:table-cell office:value-type="string" calcext:value-type="string">
            <text:p>Dashboard.vue?98fa:208 2019-06-19T07:42:09.491Z</text:p>
          </table:table-cell>
          <table:table-cell office:value-type="string" calcext:value-type="string">
            <text:p>Dashboard.vue?98fa:208 2019-06-19T07:56:42.164Z</text:p>
          </table:table-cell>
          <table:table-cell/>
          <table:table-cell office:value-type="string" calcext:value-type="string">
            <text:p>Dashboard.vue?98fa:208 2019-06-19T07:38:29.052Z</text:p>
          </table:table-cell>
          <table:table-cell office:value-type="string" calcext:value-type="string">
            <text:p>Dashboard.vue?98fa:208 2019-06-19T07:36:41.559Z</text:p>
          </table:table-cell>
          <table:table-cell office:value-type="string" calcext:value-type="string">
            <text:p>Dashboard.vue?98fa:208 2019-06-19T07:23:52.615Z</text:p>
          </table:table-cell>
          <table:table-cell office:value-type="string" calcext:value-type="string">
            <text:p>Dashboard.vue?98fa:208 2019-06-19T07:28:5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587</text:p>
          </table:table-cell>
          <table:table-cell office:value-type="string" calcext:value-type="string">
            <text:p>Dashboard.vue?98fa:206 626</text:p>
          </table:table-cell>
          <table:table-cell office:value-type="string" calcext:value-type="string">
            <text:p>Dashboard.vue?98fa:206 454</text:p>
          </table:table-cell>
          <table:table-cell table:number-columns-repeated="2"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1024</text:p>
          </table:table-cell>
          <table:table-cell office:value-type="string" calcext:value-type="string">
            <text:p>Dashboard.vue?98fa:207 2011</text:p>
          </table:table-cell>
          <table:table-cell office:value-type="string" calcext:value-type="string">
            <text:p>Dashboard.vue?98fa:207 563</text:p>
          </table:table-cell>
          <table:table-cell/>
          <table:table-cell office:value-type="string" calcext:value-type="string">
            <text:p>Dashboard.vue?98fa:207 17105</text:p>
          </table:table-cell>
          <table:table-cell office:value-type="string" calcext:value-type="string">
            <text:p>Dashboard.vue?98fa:207 2593</text:p>
          </table:table-cell>
          <table:table-cell office:value-type="string" calcext:value-type="string">
            <text:p>Dashboard.vue?98fa:207 559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5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086Z</text:p>
          </table:table-cell>
          <table:table-cell office:value-type="string" calcext:value-type="string">
            <text:p>Dashboard.vue?98fa:207 2019-06-19T06:08:59.703Z</text:p>
          </table:table-cell>
          <table:table-cell office:value-type="string" calcext:value-type="string">
            <text:p>Dashboard.vue?98fa:207 2019-06-19T06:15:29.075Z</text:p>
          </table:table-cell>
          <table:table-cell table:number-columns-repeated="2"/>
          <table:table-cell office:value-type="string" calcext:value-type="string">
            <text:p>Dashboard.vue?98fa:208 2019-06-19T07:20:11.403Z</text:p>
          </table:table-cell>
          <table:table-cell office:value-type="string" calcext:value-type="string">
            <text:p>Dashboard.vue?98fa:208 2019-06-19T07:18:14.028Z</text:p>
          </table:table-cell>
          <table:table-cell office:value-type="string" calcext:value-type="string">
            <text:p>Dashboard.vue?98fa:208 2019-06-19T07:05:25.885Z</text:p>
          </table:table-cell>
          <table:table-cell office:value-type="string" calcext:value-type="string">
            <text:p>Dashboard.vue?98fa:208 2019-06-19T07:09:05.009Z</text:p>
          </table:table-cell>
          <table:table-cell/>
          <table:table-cell office:value-type="string" calcext:value-type="string">
            <text:p>Dashboard.vue?98fa:208 2019-06-19T07:49:39.141Z</text:p>
          </table:table-cell>
          <table:table-cell office:value-type="string" calcext:value-type="string">
            <text:p>Dashboard.vue?98fa:208 2019-06-19T07:46:22.183Z</text:p>
          </table:table-cell>
          <table:table-cell office:value-type="string" calcext:value-type="string">
            <text:p>Dashboard.vue?98fa:208 2019-06-19T07:42:10.491Z</text:p>
          </table:table-cell>
          <table:table-cell office:value-type="string" calcext:value-type="string">
            <text:p>Dashboard.vue?98fa:208 2019-06-19T07:56:47.164Z</text:p>
          </table:table-cell>
          <table:table-cell/>
          <table:table-cell office:value-type="string" calcext:value-type="string">
            <text:p>Dashboard.vue?98fa:208 2019-06-19T07:38:29.153Z</text:p>
          </table:table-cell>
          <table:table-cell office:value-type="string" calcext:value-type="string">
            <text:p>Dashboard.vue?98fa:208 2019-06-19T07:36:42.059Z</text:p>
          </table:table-cell>
          <table:table-cell office:value-type="string" calcext:value-type="string">
            <text:p>Dashboard.vue?98fa:208 2019-06-19T07:23:53.615Z</text:p>
          </table:table-cell>
          <table:table-cell office:value-type="string" calcext:value-type="string">
            <text:p>Dashboard.vue?98fa:208 2019-06-19T07:28:5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1</text:p>
          </table:table-cell>
          <table:table-cell office:value-type="string" calcext:value-type="string">
            <text:p>Dashboard.vue?98fa:206 518</text:p>
          </table:table-cell>
          <table:table-cell office:value-type="string" calcext:value-type="string">
            <text:p>Dashboard.vue?98fa:206 496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Dashboard.vue?98fa:215 tumpukan yang belum diterima : 41</text:p>
          </table:table-cell>
          <table:table-cell office:value-type="string" calcext:value-type="string">
            <text:p>Dashboard.vue?98fa:207 2190</text:p>
          </table:table-cell>
          <table:table-cell office:value-type="string" calcext:value-type="string">
            <text:p>Dashboard.vue?98fa:207 1050</text:p>
          </table:table-cell>
          <table:table-cell office:value-type="string" calcext:value-type="string">
            <text:p>Dashboard.vue?98fa:207 820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7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1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0.203Z</text:p>
          </table:table-cell>
          <table:table-cell office:value-type="string" calcext:value-type="string">
            <text:p>Dashboard.vue?98fa:207 2019-06-19T06:15:30.075Z</text:p>
          </table:table-cell>
          <table:table-cell table:number-columns-repeated="2"/>
          <table:table-cell office:value-type="string" calcext:value-type="string">
            <text:p>Dashboard.vue?98fa:208 2019-06-19T07:20:11.503Z</text:p>
          </table:table-cell>
          <table:table-cell office:value-type="string" calcext:value-type="string">
            <text:p>Dashboard.vue?98fa:208 2019-06-19T07:18:14.527Z</text:p>
          </table:table-cell>
          <table:table-cell office:value-type="string" calcext:value-type="string">
            <text:p>Dashboard.vue?98fa:208 2019-06-19T07:05:26.885Z</text:p>
          </table:table-cell>
          <table:table-cell office:value-type="string" calcext:value-type="string">
            <text:p>Dashboard.vue?98fa:208 2019-06-19T07:09:10.009Z</text:p>
          </table:table-cell>
          <table:table-cell/>
          <table:table-cell office:value-type="string" calcext:value-type="string">
            <text:p>Dashboard.vue?98fa:216 (41) ["2019-06-19T07:49:37.440Z", "2019-06-19T07:49:37.740Z", "2019-06-19T07:49:37.841Z", "2019-06-19T07:49:37.940Z", "2019-06-19T07:49:38.040Z", "2019-06-19T07:49:38.141Z", "2019-06-19T07:49:38.240Z", "2019-06-19T07:49:38.340Z", "2019-06-19T07:49:38.440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3.183Z</text:p>
          </table:table-cell>
          <table:table-cell office:value-type="string" calcext:value-type="string">
            <text:p>Dashboard.vue?98fa:208 2019-06-19T07:42:11.491Z</text:p>
          </table:table-cell>
          <table:table-cell office:value-type="string" calcext:value-type="string">
            <text:p>Dashboard.vue?98fa:208 2019-06-19T07:56:52.164Z</text:p>
          </table:table-cell>
          <table:table-cell/>
          <table:table-cell office:value-type="string" calcext:value-type="string">
            <text:p>Dashboard.vue?98fa:208 2019-06-19T07:38:29.253Z</text:p>
          </table:table-cell>
          <table:table-cell office:value-type="string" calcext:value-type="string">
            <text:p>Dashboard.vue?98fa:208 2019-06-19T07:36:42.559Z</text:p>
          </table:table-cell>
          <table:table-cell office:value-type="string" calcext:value-type="string">
            <text:p>Dashboard.vue?98fa:208 2019-06-19T07:23:54.615Z</text:p>
          </table:table-cell>
          <table:table-cell office:value-type="string" calcext:value-type="string">
            <text:p>Dashboard.vue?98fa:208 2019-06-19T07:29:0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505</text:p>
          </table:table-cell>
          <table:table-cell office:value-type="string" calcext:value-type="string">
            <text:p>Dashboard.vue?98fa:206 531</text:p>
          </table:table-cell>
          <table:table-cell office:value-type="string" calcext:value-type="string">
            <text:p>Dashboard.vue?98fa:206 515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1402</text:p>
          </table:table-cell>
          <table:table-cell office:value-type="string" calcext:value-type="string">
            <text:p>Dashboard.vue?98fa:207 1007</text:p>
          </table:table-cell>
          <table:table-cell/>
          <table:table-cell office:value-type="string" calcext:value-type="string">
            <text:p>Dashboard.vue?98fa:207 17486</text:p>
          </table:table-cell>
          <table:table-cell office:value-type="string" calcext:value-type="string">
            <text:p>Dashboard.vue?98fa:207 2701</text:p>
          </table:table-cell>
          <table:table-cell office:value-type="string" calcext:value-type="string">
            <text:p>Dashboard.vue?98fa:207 668</text:p>
          </table:table-cell>
          <table:table-cell office:value-type="string" calcext:value-type="string">
            <text:p>Dashboard.vue?98fa:207 959</text:p>
          </table:table-cell>
          <table:table-cell/>
          <table:table-cell office:value-type="string" calcext:value-type="string">
            <text:p>Dashboard.vue?98fa:207 413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24</text:p>
          </table:table-cell>
          <table:table-cell office:value-type="string" calcext:value-type="string">
            <text:p>Dashboard.vue?98fa:207 80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186Z</text:p>
          </table:table-cell>
          <table:table-cell office:value-type="string" calcext:value-type="string">
            <text:p>Dashboard.vue?98fa:207 2019-06-19T06:09:00.703Z</text:p>
          </table:table-cell>
          <table:table-cell office:value-type="string" calcext:value-type="string">
            <text:p>Dashboard.vue?98fa:207 2019-06-19T06:15:31.076Z</text:p>
          </table:table-cell>
          <table:table-cell table:number-columns-repeated="2"/>
          <table:table-cell office:value-type="string" calcext:value-type="string">
            <text:p>Dashboard.vue?98fa:208 2019-06-19T07:20:11.603Z</text:p>
          </table:table-cell>
          <table:table-cell office:value-type="string" calcext:value-type="string">
            <text:p>Dashboard.vue?98fa:208 2019-06-19T07:18:15.028Z</text:p>
          </table:table-cell>
          <table:table-cell office:value-type="string" calcext:value-type="string">
            <text:p>Dashboard.vue?98fa:208 2019-06-19T07:05:27.886Z</text:p>
          </table:table-cell>
          <table:table-cell office:value-type="string" calcext:value-type="string">
            <text:p>Dashboard.vue?98fa:208 2019-06-19T07:09:15.009Z</text:p>
          </table:table-cell>
          <table:table-cell/>
          <table:table-cell office:value-type="string" calcext:value-type="string">
            <text:p>Dashboard.vue?98fa:208 2019-06-19T07:49:39.241Z</text:p>
          </table:table-cell>
          <table:table-cell office:value-type="string" calcext:value-type="string">
            <text:p>Dashboard.vue?98fa:208 2019-06-19T07:46:22.683Z</text:p>
          </table:table-cell>
          <table:table-cell office:value-type="string" calcext:value-type="string">
            <text:p>Dashboard.vue?98fa:208 2019-06-19T07:42:12.490Z</text:p>
          </table:table-cell>
          <table:table-cell office:value-type="string" calcext:value-type="string">
            <text:p>Dashboard.vue?98fa:208 2019-06-19T07:56:57.165Z</text:p>
          </table:table-cell>
          <table:table-cell/>
          <table:table-cell office:value-type="string" calcext:value-type="string">
            <text:p>Dashboard.vue?98fa:208 2019-06-19T07:38:29.352Z</text:p>
          </table:table-cell>
          <table:table-cell office:value-type="string" calcext:value-type="string">
            <text:p>Dashboard.vue?98fa:208 2019-06-19T07:36:43.058Z</text:p>
          </table:table-cell>
          <table:table-cell office:value-type="string" calcext:value-type="string">
            <text:p>Dashboard.vue?98fa:208 2019-06-19T07:23:55.615Z</text:p>
          </table:table-cell>
          <table:table-cell office:value-type="string" calcext:value-type="string">
            <text:p>Dashboard.vue?98fa:208 2019-06-19T07:29:0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Dashboard.vue?98fa:206 639</text:p>
          </table:table-cell>
          <table:table-cell table:number-columns-repeated="2"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75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40</text:p>
          </table:table-cell>
          <table:table-cell office:value-type="string" calcext:value-type="string">
            <text:p>Dashboard.vue?98fa:207 1803</text:p>
          </table:table-cell>
          <table:table-cell office:value-type="string" calcext:value-type="string">
            <text:p>Dashboard.vue?98fa:207 587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42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40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1.203Z</text:p>
          </table:table-cell>
          <table:table-cell office:value-type="string" calcext:value-type="string">
            <text:p>Dashboard.vue?98fa:207 2019-06-19T06:15:32.076Z</text:p>
          </table:table-cell>
          <table:table-cell table:number-columns-repeated="2"/>
          <table:table-cell office:value-type="string" calcext:value-type="string">
            <text:p>Dashboard.vue?98fa:208 2019-06-19T07:20:11.703Z</text:p>
          </table:table-cell>
          <table:table-cell office:value-type="string" calcext:value-type="string">
            <text:p>Dashboard.vue?98fa:208 2019-06-19T07:18:15.527Z</text:p>
          </table:table-cell>
          <table:table-cell office:value-type="string" calcext:value-type="string">
            <text:p>Dashboard.vue?98fa:208 2019-06-19T07:05:28.886Z</text:p>
          </table:table-cell>
          <table:table-cell office:value-type="string" calcext:value-type="string">
            <text:p>Dashboard.vue?98fa:208 2019-06-19T07:09:20.009Z</text:p>
          </table:table-cell>
          <table:table-cell/>
          <table:table-cell office:value-type="string" calcext:value-type="string">
            <text:p>Dashboard.vue?98fa:216 (40) ["2019-06-19T07:49:37.440Z", "2019-06-19T07:49:37.740Z", "2019-06-19T07:49:37.841Z", "2019-06-19T07:49:37.940Z", "2019-06-19T07:49:38.040Z", "2019-06-19T07:49:38.141Z", "2019-06-19T07:49:38.240Z", "2019-06-19T07:49:38.340Z", "2019-06-19T07:49:38.440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182Z</text:p>
          </table:table-cell>
          <table:table-cell office:value-type="string" calcext:value-type="string">
            <text:p>Dashboard.vue?98fa:208 2019-06-19T07:42:13.491Z</text:p>
          </table:table-cell>
          <table:table-cell office:value-type="string" calcext:value-type="string">
            <text:p>Dashboard.vue?98fa:208 2019-06-19T07:57:02.164Z</text:p>
          </table:table-cell>
          <table:table-cell/>
          <table:table-cell office:value-type="string" calcext:value-type="string">
            <text:p>Dashboard.vue?98fa:208 2019-06-19T07:38:29.453Z</text:p>
          </table:table-cell>
          <table:table-cell office:value-type="string" calcext:value-type="string">
            <text:p>Dashboard.vue?98fa:208 2019-06-19T07:36:43.558Z</text:p>
          </table:table-cell>
          <table:table-cell office:value-type="string" calcext:value-type="string">
            <text:p>Dashboard.vue?98fa:208 2019-06-19T07:23:56.615Z</text:p>
          </table:table-cell>
          <table:table-cell office:value-type="string" calcext:value-type="string">
            <text:p>Dashboard.vue?98fa:208 2019-06-19T07:29:1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422</text:p>
          </table:table-cell>
          <table:table-cell office:value-type="string" calcext:value-type="string">
            <text:p>Dashboard.vue?98fa:206 446</text:p>
          </table:table-cell>
          <table:table-cell office:value-type="string" calcext:value-type="string">
            <text:p>Dashboard.vue?98fa:206 1081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897</text:p>
          </table:table-cell>
          <table:table-cell office:value-type="string" calcext:value-type="string">
            <text:p>Dashboard.vue?98fa:207 581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17405</text:p>
          </table:table-cell>
          <table:table-cell office:value-type="string" calcext:value-type="string">
            <text:p>Dashboard.vue?98fa:207 2321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996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5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ashboard.vue?98fa:207 52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285Z</text:p>
          </table:table-cell>
          <table:table-cell office:value-type="string" calcext:value-type="string">
            <text:p>Dashboard.vue?98fa:207 2019-06-19T06:09:01.702Z</text:p>
          </table:table-cell>
          <table:table-cell office:value-type="string" calcext:value-type="string">
            <text:p>Dashboard.vue?98fa:207 2019-06-19T06:15:33.076Z</text:p>
          </table:table-cell>
          <table:table-cell table:number-columns-repeated="2"/>
          <table:table-cell office:value-type="string" calcext:value-type="string">
            <text:p>Dashboard.vue?98fa:208 2019-06-19T07:20:11.803Z</text:p>
          </table:table-cell>
          <table:table-cell office:value-type="string" calcext:value-type="string">
            <text:p>Dashboard.vue?98fa:208 2019-06-19T07:18:16.027Z</text:p>
          </table:table-cell>
          <table:table-cell office:value-type="string" calcext:value-type="string">
            <text:p>Dashboard.vue?98fa:208 2019-06-19T07:05:29.885Z</text:p>
          </table:table-cell>
          <table:table-cell office:value-type="string" calcext:value-type="string">
            <text:p>Dashboard.vue?98fa:208 2019-06-19T07:09:25.009Z</text:p>
          </table:table-cell>
          <table:table-cell/>
          <table:table-cell office:value-type="string" calcext:value-type="string">
            <text:p>Dashboard.vue?98fa:208 2019-06-19T07:49:39.340Z</text:p>
          </table:table-cell>
          <table:table-cell office:value-type="string" calcext:value-type="string">
            <text:p>Dashboard.vue?98fa:208 2019-06-19T07:46:23.683Z</text:p>
          </table:table-cell>
          <table:table-cell office:value-type="string" calcext:value-type="string">
            <text:p>Dashboard.vue?98fa:208 2019-06-19T07:42:14.491Z</text:p>
          </table:table-cell>
          <table:table-cell office:value-type="string" calcext:value-type="string">
            <text:p>Dashboard.vue?98fa:208 2019-06-19T07:57:07.164Z</text:p>
          </table:table-cell>
          <table:table-cell/>
          <table:table-cell office:value-type="string" calcext:value-type="string">
            <text:p>Dashboard.vue?98fa:208 2019-06-19T07:38:29.555Z</text:p>
          </table:table-cell>
          <table:table-cell office:value-type="string" calcext:value-type="string">
            <text:p>Dashboard.vue?98fa:208 2019-06-19T07:36:44.059Z</text:p>
          </table:table-cell>
          <table:table-cell office:value-type="string" calcext:value-type="string">
            <text:p>Dashboard.vue?98fa:208 2019-06-19T07:23:57.616Z</text:p>
          </table:table-cell>
          <table:table-cell office:value-type="string" calcext:value-type="string">
            <text:p>Dashboard.vue?98fa:208 2019-06-19T07:29:1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9</text:p>
          </table:table-cell>
          <table:table-cell office:value-type="string" calcext:value-type="string">
            <text:p>Dashboard.vue?98fa:206 466</text:p>
          </table:table-cell>
          <table:table-cell office:value-type="string" calcext:value-type="string">
            <text:p>Dashboard.vue?98fa:206 688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604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732</text:p>
          </table:table-cell>
          <table:table-cell/>
          <table:table-cell office:value-type="string" calcext:value-type="string">
            <text:p>Dashboard.vue?98fa:215 tumpukan yang belum diterima : 39</text:p>
          </table:table-cell>
          <table:table-cell office:value-type="string" calcext:value-type="string">
            <text:p>Dashboard.vue?98fa:207 1917</text:p>
          </table:table-cell>
          <table:table-cell office:value-type="string" calcext:value-type="string">
            <text:p>Dashboard.vue?98fa:207 736</text:p>
          </table:table-cell>
          <table:table-cell office:value-type="string" calcext:value-type="string">
            <text:p>Dashboard.vue?98fa:207 583</text:p>
          </table:table-cell>
          <table:table-cell/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77</text:p>
          </table:table-cell>
          <table:table-cell office:value-type="string" calcext:value-type="string">
            <text:p>Dashboard.vue?98fa:207 44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9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2.202Z</text:p>
          </table:table-cell>
          <table:table-cell office:value-type="string" calcext:value-type="string">
            <text:p>Dashboard.vue?98fa:207 2019-06-19T06:15:34.075Z</text:p>
          </table:table-cell>
          <table:table-cell table:number-columns-repeated="2"/>
          <table:table-cell office:value-type="string" calcext:value-type="string">
            <text:p>Dashboard.vue?98fa:208 2019-06-19T07:20:11.911Z</text:p>
          </table:table-cell>
          <table:table-cell office:value-type="string" calcext:value-type="string">
            <text:p>Dashboard.vue?98fa:208 2019-06-19T07:18:16.527Z</text:p>
          </table:table-cell>
          <table:table-cell office:value-type="string" calcext:value-type="string">
            <text:p>Dashboard.vue?98fa:208 2019-06-19T07:05:30.886Z</text:p>
          </table:table-cell>
          <table:table-cell office:value-type="string" calcext:value-type="string">
            <text:p>Dashboard.vue?98fa:208 2019-06-19T07:09:30.009Z</text:p>
          </table:table-cell>
          <table:table-cell/>
          <table:table-cell office:value-type="string" calcext:value-type="string">
            <text:p>Dashboard.vue?98fa:216 (39) ["2019-06-19T07:49:37.440Z", "2019-06-19T07:49:37.740Z", "2019-06-19T07:49:37.841Z", "2019-06-19T07:49:37.940Z", "2019-06-19T07:49:38.040Z", "2019-06-19T07:49:38.141Z", "2019-06-19T07:49:38.240Z", "2019-06-19T07:49:38.340Z", "2019-06-19T07:49:38.4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683Z</text:p>
          </table:table-cell>
          <table:table-cell office:value-type="string" calcext:value-type="string">
            <text:p>Dashboard.vue?98fa:208 2019-06-19T07:42:15.490Z</text:p>
          </table:table-cell>
          <table:table-cell office:value-type="string" calcext:value-type="string">
            <text:p>Dashboard.vue?98fa:208 2019-06-19T07:57:12.164Z</text:p>
          </table:table-cell>
          <table:table-cell/>
          <table:table-cell office:value-type="string" calcext:value-type="string">
            <text:p>Dashboard.vue?98fa:208 2019-06-19T07:38:29.652Z</text:p>
          </table:table-cell>
          <table:table-cell office:value-type="string" calcext:value-type="string">
            <text:p>Dashboard.vue?98fa:208 2019-06-19T07:36:44.559Z</text:p>
          </table:table-cell>
          <table:table-cell office:value-type="string" calcext:value-type="string">
            <text:p>Dashboard.vue?98fa:208 2019-06-19T07:23:58.615Z</text:p>
          </table:table-cell>
          <table:table-cell office:value-type="string" calcext:value-type="string">
            <text:p>Dashboard.vue?98fa:208 2019-06-19T07:29:2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577</text:p>
          </table:table-cell>
          <table:table-cell office:value-type="string" calcext:value-type="string">
            <text:p>Dashboard.vue?98fa:206 479</text:p>
          </table:table-cell>
          <table:table-cell office:value-type="string" calcext:value-type="string">
            <text:p>Dashboard.vue?98fa:206 611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10810</text:p>
          </table:table-cell>
          <table:table-cell office:value-type="string" calcext:value-type="string">
            <text:p>Dashboard.vue?98fa:207 599</text:p>
          </table:table-cell>
          <table:table-cell office:value-type="string" calcext:value-type="string">
            <text:p>Dashboard.vue?98fa:207 456</text:p>
          </table:table-cell>
          <table:table-cell/>
          <table:table-cell office:value-type="string" calcext:value-type="string">
            <text:p>Dashboard.vue?98fa:207 18102</text:p>
          </table:table-cell>
          <table:table-cell office:value-type="string" calcext:value-type="string">
            <text:p>Dashboard.vue?98fa:207 2647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1047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48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386Z</text:p>
          </table:table-cell>
          <table:table-cell office:value-type="string" calcext:value-type="string">
            <text:p>Dashboard.vue?98fa:207 2019-06-19T06:09:02.702Z</text:p>
          </table:table-cell>
          <table:table-cell office:value-type="string" calcext:value-type="string">
            <text:p>Dashboard.vue?98fa:207 2019-06-19T06:15:35.075Z</text:p>
          </table:table-cell>
          <table:table-cell table:number-columns-repeated="2"/>
          <table:table-cell office:value-type="string" calcext:value-type="string">
            <text:p>Dashboard.vue?98fa:208 2019-06-19T07:20:12.003Z</text:p>
          </table:table-cell>
          <table:table-cell office:value-type="string" calcext:value-type="string">
            <text:p>Dashboard.vue?98fa:208 2019-06-19T07:18:17.028Z</text:p>
          </table:table-cell>
          <table:table-cell office:value-type="string" calcext:value-type="string">
            <text:p>Dashboard.vue?98fa:208 2019-06-19T07:05:31.886Z</text:p>
          </table:table-cell>
          <table:table-cell office:value-type="string" calcext:value-type="string">
            <text:p>Dashboard.vue?98fa:208 2019-06-19T07:09:35.009Z</text:p>
          </table:table-cell>
          <table:table-cell/>
          <table:table-cell office:value-type="string" calcext:value-type="string">
            <text:p>Dashboard.vue?98fa:208 2019-06-19T07:49:39.441Z</text:p>
          </table:table-cell>
          <table:table-cell office:value-type="string" calcext:value-type="string">
            <text:p>Dashboard.vue?98fa:208 2019-06-19T07:46:25.183Z</text:p>
          </table:table-cell>
          <table:table-cell office:value-type="string" calcext:value-type="string">
            <text:p>Dashboard.vue?98fa:208 2019-06-19T07:42:16.491Z</text:p>
          </table:table-cell>
          <table:table-cell office:value-type="string" calcext:value-type="string">
            <text:p>Dashboard.vue?98fa:208 2019-06-19T07:57:17.164Z</text:p>
          </table:table-cell>
          <table:table-cell/>
          <table:table-cell office:value-type="string" calcext:value-type="string">
            <text:p>Dashboard.vue?98fa:208 2019-06-19T07:38:29.753Z</text:p>
          </table:table-cell>
          <table:table-cell office:value-type="string" calcext:value-type="string">
            <text:p>Dashboard.vue?98fa:208 2019-06-19T07:36:45.059Z</text:p>
          </table:table-cell>
          <table:table-cell office:value-type="string" calcext:value-type="string">
            <text:p>Dashboard.vue?98fa:208 2019-06-19T07:23:59.615Z</text:p>
          </table:table-cell>
          <table:table-cell office:value-type="string" calcext:value-type="string">
            <text:p>Dashboard.vue?98fa:208 2019-06-19T07:29:2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8</text:p>
          </table:table-cell>
          <table:table-cell office:value-type="string" calcext:value-type="string">
            <text:p>Dashboard.vue?98fa:206 491</text:p>
          </table:table-cell>
          <table:table-cell office:value-type="string" calcext:value-type="string">
            <text:p>Dashboard.vue?98fa:206 1144</text:p>
          </table:table-cell>
          <table:table-cell table:number-columns-repeated="2"/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10460</text:p>
          </table:table-cell>
          <table:table-cell office:value-type="string" calcext:value-type="string">
            <text:p>Dashboard.vue?98fa:207 3013</text:p>
          </table:table-cell>
          <table:table-cell office:value-type="string" calcext:value-type="string">
            <text:p>Dashboard.vue?98fa:207 505</text:p>
          </table:table-cell>
          <table:table-cell/>
          <table:table-cell office:value-type="string" calcext:value-type="string">
            <text:p>Dashboard.vue?98fa:215 tumpukan yang belum diterima : 38</text:p>
          </table:table-cell>
          <table:table-cell office:value-type="string" calcext:value-type="string">
            <text:p>Dashboard.vue?98fa:207 1158</text:p>
          </table:table-cell>
          <table:table-cell office:value-type="string" calcext:value-type="string">
            <text:p>Dashboard.vue?98fa:207 991</text:p>
          </table:table-cell>
          <table:table-cell office:value-type="string" calcext:value-type="string">
            <text:p>Dashboard.vue?98fa:207 781</text:p>
          </table:table-cell>
          <table:table-cell/>
          <table:table-cell office:value-type="string" calcext:value-type="string">
            <text:p>Dashboard.vue?98fa:207 480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20</text:p>
          </table:table-cell>
          <table:table-cell office:value-type="string" calcext:value-type="string">
            <text:p>Dashboard.vue?98fa:207 68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8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3.202Z</text:p>
          </table:table-cell>
          <table:table-cell office:value-type="string" calcext:value-type="string">
            <text:p>Dashboard.vue?98fa:207 2019-06-19T06:15:36.075Z</text:p>
          </table:table-cell>
          <table:table-cell table:number-columns-repeated="2"/>
          <table:table-cell office:value-type="string" calcext:value-type="string">
            <text:p>Dashboard.vue?98fa:208 2019-06-19T07:20:12.113Z</text:p>
          </table:table-cell>
          <table:table-cell office:value-type="string" calcext:value-type="string">
            <text:p>Dashboard.vue?98fa:208 2019-06-19T07:18:17.534Z</text:p>
          </table:table-cell>
          <table:table-cell office:value-type="string" calcext:value-type="string">
            <text:p>Dashboard.vue?98fa:208 2019-06-19T07:05:32.886Z</text:p>
          </table:table-cell>
          <table:table-cell office:value-type="string" calcext:value-type="string">
            <text:p>Dashboard.vue?98fa:208 2019-06-19T07:09:40.009Z</text:p>
          </table:table-cell>
          <table:table-cell/>
          <table:table-cell office:value-type="string" calcext:value-type="string">
            <text:p>Dashboard.vue?98fa:216 (38) ["2019-06-19T07:49:37.440Z", "2019-06-19T07:49:37.740Z", "2019-06-19T07:49:37.841Z", "2019-06-19T07:49:37.940Z", "2019-06-19T07:49:38.040Z", "2019-06-19T07:49:38.141Z", "2019-06-19T07:49:38.240Z", "2019-06-19T07:49:38.340Z", "2019-06-19T07:49:38.440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683Z</text:p>
          </table:table-cell>
          <table:table-cell office:value-type="string" calcext:value-type="string">
            <text:p>Dashboard.vue?98fa:208 2019-06-19T07:42:17.491Z</text:p>
          </table:table-cell>
          <table:table-cell office:value-type="string" calcext:value-type="string">
            <text:p>Dashboard.vue?98fa:208 2019-06-19T07:57:22.164Z</text:p>
          </table:table-cell>
          <table:table-cell/>
          <table:table-cell office:value-type="string" calcext:value-type="string">
            <text:p>Dashboard.vue?98fa:208 2019-06-19T07:38:29.853Z</text:p>
          </table:table-cell>
          <table:table-cell office:value-type="string" calcext:value-type="string">
            <text:p>Dashboard.vue?98fa:208 2019-06-19T07:36:45.559Z</text:p>
          </table:table-cell>
          <table:table-cell office:value-type="string" calcext:value-type="string">
            <text:p>Dashboard.vue?98fa:208 2019-06-19T07:24:00.615Z</text:p>
          </table:table-cell>
          <table:table-cell office:value-type="string" calcext:value-type="string">
            <text:p>Dashboard.vue?98fa:208 2019-06-19T07:29:3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488</text:p>
          </table:table-cell>
          <table:table-cell office:value-type="string" calcext:value-type="string">
            <text:p>Dashboard.vue?98fa:206 502</text:p>
          </table:table-cell>
          <table:table-cell office:value-type="string" calcext:value-type="string">
            <text:p>Dashboard.vue?98fa:206 762</text:p>
          </table:table-cell>
          <table:table-cell table:number-columns-repeated="2"/>
          <table:table-cell office:value-type="string" calcext:value-type="string">
            <text:p>Dashboard.vue?98fa:207 440</text:p>
          </table:table-cell>
          <table:table-cell office:value-type="string" calcext:value-type="string">
            <text:p>Dashboard.vue?98fa:207 9979</text:p>
          </table:table-cell>
          <table:table-cell office:value-type="string" calcext:value-type="string">
            <text:p>Dashboard.vue?98fa:207 2020</text:p>
          </table:table-cell>
          <table:table-cell office:value-type="string" calcext:value-type="string">
            <text:p>Dashboard.vue?98fa:207 682</text:p>
          </table:table-cell>
          <table:table-cell/>
          <table:table-cell office:value-type="string" calcext:value-type="string">
            <text:p>Dashboard.vue?98fa:207 18022</text:p>
          </table:table-cell>
          <table:table-cell office:value-type="string" calcext:value-type="string">
            <text:p>Dashboard.vue?98fa:207 1260</text:p>
          </table:table-cell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944</text:p>
          </table:table-cell>
          <table:table-cell/>
          <table:table-cell office:value-type="string" calcext:value-type="string">
            <text:p>Dashboard.vue?98fa:207 410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49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486Z</text:p>
          </table:table-cell>
          <table:table-cell office:value-type="string" calcext:value-type="string">
            <text:p>Dashboard.vue?98fa:207 2019-06-19T06:09:03.706Z</text:p>
          </table:table-cell>
          <table:table-cell office:value-type="string" calcext:value-type="string">
            <text:p>Dashboard.vue?98fa:207 2019-06-19T06:15:37.075Z</text:p>
          </table:table-cell>
          <table:table-cell table:number-columns-repeated="2"/>
          <table:table-cell office:value-type="string" calcext:value-type="string">
            <text:p>Dashboard.vue?98fa:208 2019-06-19T07:20:12.203Z</text:p>
          </table:table-cell>
          <table:table-cell office:value-type="string" calcext:value-type="string">
            <text:p>Dashboard.vue?98fa:208 2019-06-19T07:18:18.027Z</text:p>
          </table:table-cell>
          <table:table-cell office:value-type="string" calcext:value-type="string">
            <text:p>Dashboard.vue?98fa:208 2019-06-19T07:05:33.886Z</text:p>
          </table:table-cell>
          <table:table-cell office:value-type="string" calcext:value-type="string">
            <text:p>Dashboard.vue?98fa:208 2019-06-19T07:09:45.010Z</text:p>
          </table:table-cell>
          <table:table-cell/>
          <table:table-cell office:value-type="string" calcext:value-type="string">
            <text:p>Dashboard.vue?98fa:208 2019-06-19T07:49:39.540Z</text:p>
          </table:table-cell>
          <table:table-cell office:value-type="string" calcext:value-type="string">
            <text:p>Dashboard.vue?98fa:208 2019-06-19T07:46:27.183Z</text:p>
          </table:table-cell>
          <table:table-cell office:value-type="string" calcext:value-type="string">
            <text:p>Dashboard.vue?98fa:208 2019-06-19T07:42:18.500Z</text:p>
          </table:table-cell>
          <table:table-cell office:value-type="string" calcext:value-type="string">
            <text:p>Dashboard.vue?98fa:208 2019-06-19T07:57:27.164Z</text:p>
          </table:table-cell>
          <table:table-cell/>
          <table:table-cell office:value-type="string" calcext:value-type="string">
            <text:p>Dashboard.vue?98fa:208 2019-06-19T07:38:29.953Z</text:p>
          </table:table-cell>
          <table:table-cell office:value-type="string" calcext:value-type="string">
            <text:p>Dashboard.vue?98fa:208 2019-06-19T07:36:46.058Z</text:p>
          </table:table-cell>
          <table:table-cell office:value-type="string" calcext:value-type="string">
            <text:p>Dashboard.vue?98fa:208 2019-06-19T07:24:01.615Z</text:p>
          </table:table-cell>
          <table:table-cell office:value-type="string" calcext:value-type="string">
            <text:p>Dashboard.vue?98fa:208 2019-06-19T07:29:3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7</text:p>
          </table:table-cell>
          <table:table-cell office:value-type="string" calcext:value-type="string">
            <text:p>Dashboard.vue?98fa:206 927</text:p>
          </table:table-cell>
          <table:table-cell office:value-type="string" calcext:value-type="string">
            <text:p>Dashboard.vue?98fa:206 468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9485</text:p>
          </table:table-cell>
          <table:table-cell office:value-type="string" calcext:value-type="string">
            <text:p>Dashboard.vue?98fa:207 1027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37</text:p>
          </table:table-cell>
          <table:table-cell office:value-type="string" calcext:value-type="string">
            <text:p>Dashboard.vue?98fa:207 2771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480</text:p>
          </table:table-cell>
          <table:table-cell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39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7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4.202Z</text:p>
          </table:table-cell>
          <table:table-cell office:value-type="string" calcext:value-type="string">
            <text:p>Dashboard.vue?98fa:207 2019-06-19T06:15:38.076Z</text:p>
          </table:table-cell>
          <table:table-cell table:number-columns-repeated="2"/>
          <table:table-cell office:value-type="string" calcext:value-type="string">
            <text:p>Dashboard.vue?98fa:208 2019-06-19T07:20:12.315Z</text:p>
          </table:table-cell>
          <table:table-cell office:value-type="string" calcext:value-type="string">
            <text:p>Dashboard.vue?98fa:208 2019-06-19T07:18:18.527Z</text:p>
          </table:table-cell>
          <table:table-cell office:value-type="string" calcext:value-type="string">
            <text:p>Dashboard.vue?98fa:208 2019-06-19T07:05:34.886Z</text:p>
          </table:table-cell>
          <table:table-cell office:value-type="string" calcext:value-type="string">
            <text:p>Dashboard.vue?98fa:208 2019-06-19T07:09:50.009Z</text:p>
          </table:table-cell>
          <table:table-cell/>
          <table:table-cell office:value-type="string" calcext:value-type="string">
            <text:p>Dashboard.vue?98fa:216 (37) ["2019-06-19T07:49:37.440Z", "2019-06-19T07:49:37.740Z", "2019-06-19T07:49:37.841Z", "2019-06-19T07:49:37.940Z", "2019-06-19T07:49:38.040Z", "2019-06-19T07:49:38.141Z", "2019-06-19T07:49:38.240Z", "2019-06-19T07:49:38.340Z", "2019-06-19T07:49:38.4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5.683Z</text:p>
          </table:table-cell>
          <table:table-cell office:value-type="string" calcext:value-type="string">
            <text:p>Dashboard.vue?98fa:208 2019-06-19T07:42:19.491Z</text:p>
          </table:table-cell>
          <table:table-cell office:value-type="string" calcext:value-type="string">
            <text:p>Dashboard.vue?98fa:208 2019-06-19T07:57:32.164Z</text:p>
          </table:table-cell>
          <table:table-cell/>
          <table:table-cell office:value-type="string" calcext:value-type="string">
            <text:p>Dashboard.vue?98fa:208 2019-06-19T07:38:30.053Z</text:p>
          </table:table-cell>
          <table:table-cell office:value-type="string" calcext:value-type="string">
            <text:p>Dashboard.vue?98fa:208 2019-06-19T07:36:46.572Z</text:p>
          </table:table-cell>
          <table:table-cell office:value-type="string" calcext:value-type="string">
            <text:p>Dashboard.vue?98fa:208 2019-06-19T07:24:02.615Z</text:p>
          </table:table-cell>
          <table:table-cell office:value-type="string" calcext:value-type="string">
            <text:p>Dashboard.vue?98fa:208 2019-06-19T07:29:4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5998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111</text:p>
          </table:table-cell>
          <table:table-cell table:number-columns-repeated="2"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8993</text:p>
          </table:table-cell>
          <table:table-cell office:value-type="string" calcext:value-type="string">
            <text:p>Dashboard.vue?98fa:207 667</text:p>
          </table:table-cell>
          <table:table-cell office:value-type="string" calcext:value-type="string">
            <text:p>Dashboard.vue?98fa:207 819</text:p>
          </table:table-cell>
          <table:table-cell/>
          <table:table-cell office:value-type="string" calcext:value-type="string">
            <text:p>Dashboard.vue?98fa:207 18018</text:p>
          </table:table-cell>
          <table:table-cell office:value-type="string" calcext:value-type="string">
            <text:p>Dashboard.vue?98fa:207 1376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981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2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586Z</text:p>
          </table:table-cell>
          <table:table-cell office:value-type="string" calcext:value-type="string">
            <text:p>Dashboard.vue?98fa:207 2019-06-19T06:09:04.702Z</text:p>
          </table:table-cell>
          <table:table-cell office:value-type="string" calcext:value-type="string">
            <text:p>Dashboard.vue?98fa:207 2019-06-19T06:15:39.076Z</text:p>
          </table:table-cell>
          <table:table-cell table:number-columns-repeated="2"/>
          <table:table-cell office:value-type="string" calcext:value-type="string">
            <text:p>Dashboard.vue?98fa:208 2019-06-19T07:20:12.403Z</text:p>
          </table:table-cell>
          <table:table-cell office:value-type="string" calcext:value-type="string">
            <text:p>Dashboard.vue?98fa:208 2019-06-19T07:18:19.027Z</text:p>
          </table:table-cell>
          <table:table-cell office:value-type="string" calcext:value-type="string">
            <text:p>Dashboard.vue?98fa:208 2019-06-19T07:05:35.886Z</text:p>
          </table:table-cell>
          <table:table-cell office:value-type="string" calcext:value-type="string">
            <text:p>Dashboard.vue?98fa:208 2019-06-19T07:09:55.009Z</text:p>
          </table:table-cell>
          <table:table-cell/>
          <table:table-cell office:value-type="string" calcext:value-type="string">
            <text:p>Dashboard.vue?98fa:208 2019-06-19T07:49:39.641Z</text:p>
          </table:table-cell>
          <table:table-cell office:value-type="string" calcext:value-type="string">
            <text:p>Dashboard.vue?98fa:208 2019-06-19T07:46:27.682Z</text:p>
          </table:table-cell>
          <table:table-cell office:value-type="string" calcext:value-type="string">
            <text:p>Dashboard.vue?98fa:208 2019-06-19T07:42:20.491Z</text:p>
          </table:table-cell>
          <table:table-cell office:value-type="string" calcext:value-type="string">
            <text:p>Dashboard.vue?98fa:208 2019-06-19T07:57:37.165Z</text:p>
          </table:table-cell>
          <table:table-cell/>
          <table:table-cell office:value-type="string" calcext:value-type="string">
            <text:p>Dashboard.vue?98fa:208 2019-06-19T07:38:30.152Z</text:p>
          </table:table-cell>
          <table:table-cell office:value-type="string" calcext:value-type="string">
            <text:p>Dashboard.vue?98fa:208 2019-06-19T07:36:47.059Z</text:p>
          </table:table-cell>
          <table:table-cell office:value-type="string" calcext:value-type="string">
            <text:p>Dashboard.vue?98fa:208 2019-06-19T07:24:03.615Z</text:p>
          </table:table-cell>
          <table:table-cell office:value-type="string" calcext:value-type="string">
            <text:p>Dashboard.vue?98fa:208 2019-06-19T07:29:4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6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627</text:p>
          </table:table-cell>
          <table:table-cell table:number-columns-repeated="2"/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8499</text:p>
          </table:table-cell>
          <table:table-cell office:value-type="string" calcext:value-type="string">
            <text:p>Dashboard.vue?98fa:207 586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15 tumpukan yang belum diterima : 36</text:p>
          </table:table-cell>
          <table:table-cell office:value-type="string" calcext:value-type="string">
            <text:p>Dashboard.vue?98fa:207 2887</text:p>
          </table:table-cell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3675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ashboard.vue?98fa:207 424</text:p>
          </table:table-cell>
          <table:table-cell office:value-type="string" calcext:value-type="string">
            <text:p>Dashboard.vue?98fa:207 44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6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5.206Z</text:p>
          </table:table-cell>
          <table:table-cell office:value-type="string" calcext:value-type="string">
            <text:p>Dashboard.vue?98fa:207 2019-06-19T06:15:40.075Z</text:p>
          </table:table-cell>
          <table:table-cell table:number-columns-repeated="2"/>
          <table:table-cell office:value-type="string" calcext:value-type="string">
            <text:p>Dashboard.vue?98fa:208 2019-06-19T07:20:12.504Z</text:p>
          </table:table-cell>
          <table:table-cell office:value-type="string" calcext:value-type="string">
            <text:p>Dashboard.vue?98fa:208 2019-06-19T07:18:19.527Z</text:p>
          </table:table-cell>
          <table:table-cell office:value-type="string" calcext:value-type="string">
            <text:p>Dashboard.vue?98fa:208 2019-06-19T07:05:36.886Z</text:p>
          </table:table-cell>
          <table:table-cell office:value-type="string" calcext:value-type="string">
            <text:p>Dashboard.vue?98fa:208 2019-06-19T07:10:00.009Z</text:p>
          </table:table-cell>
          <table:table-cell/>
          <table:table-cell office:value-type="string" calcext:value-type="string">
            <text:p>Dashboard.vue?98fa:216 (36) ["2019-06-19T07:49:37.440Z", "2019-06-19T07:49:37.7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183Z</text:p>
          </table:table-cell>
          <table:table-cell office:value-type="string" calcext:value-type="string">
            <text:p>Dashboard.vue?98fa:208 2019-06-19T07:42:21.491Z</text:p>
          </table:table-cell>
          <table:table-cell office:value-type="string" calcext:value-type="string">
            <text:p>Dashboard.vue?98fa:208 2019-06-19T07:57:47.164Z</text:p>
          </table:table-cell>
          <table:table-cell/>
          <table:table-cell office:value-type="string" calcext:value-type="string">
            <text:p>Dashboard.vue?98fa:208 2019-06-19T07:38:30.252Z</text:p>
          </table:table-cell>
          <table:table-cell office:value-type="string" calcext:value-type="string">
            <text:p>Dashboard.vue?98fa:208 2019-06-19T07:36:47.559Z</text:p>
          </table:table-cell>
          <table:table-cell office:value-type="string" calcext:value-type="string">
            <text:p>Dashboard.vue?98fa:208 2019-06-19T07:24:04.616Z</text:p>
          </table:table-cell>
          <table:table-cell office:value-type="string" calcext:value-type="string">
            <text:p>Dashboard.vue?98fa:208 2019-06-19T07:29:5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911</text:p>
          </table:table-cell>
          <table:table-cell office:value-type="string" calcext:value-type="string">
            <text:p>Dashboard.vue?98fa:206 549</text:p>
          </table:table-cell>
          <table:table-cell office:value-type="string" calcext:value-type="string">
            <text:p>Dashboard.vue?98fa:206 551</text:p>
          </table:table-cell>
          <table:table-cell table:number-columns-repeated="2"/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8010</text:p>
          </table:table-cell>
          <table:table-cell office:value-type="string" calcext:value-type="string">
            <text:p>Dashboard.vue?98fa:207 547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07 19934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41</text:p>
          </table:table-cell>
          <table:table-cell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452</text:p>
          </table:table-cell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67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686Z</text:p>
          </table:table-cell>
          <table:table-cell office:value-type="string" calcext:value-type="string">
            <text:p>Dashboard.vue?98fa:207 2019-06-19T06:09:05.702Z</text:p>
          </table:table-cell>
          <table:table-cell office:value-type="string" calcext:value-type="string">
            <text:p>Dashboard.vue?98fa:207 2019-06-19T06:15:41.075Z</text:p>
          </table:table-cell>
          <table:table-cell table:number-columns-repeated="2"/>
          <table:table-cell office:value-type="string" calcext:value-type="string">
            <text:p>Dashboard.vue?98fa:208 2019-06-19T07:20:12.604Z</text:p>
          </table:table-cell>
          <table:table-cell office:value-type="string" calcext:value-type="string">
            <text:p>Dashboard.vue?98fa:208 2019-06-19T07:18:20.028Z</text:p>
          </table:table-cell>
          <table:table-cell office:value-type="string" calcext:value-type="string">
            <text:p>Dashboard.vue?98fa:208 2019-06-19T07:05:37.886Z</text:p>
          </table:table-cell>
          <table:table-cell office:value-type="string" calcext:value-type="string">
            <text:p>Dashboard.vue?98fa:208 2019-06-19T07:10:05.009Z</text:p>
          </table:table-cell>
          <table:table-cell/>
          <table:table-cell office:value-type="string" calcext:value-type="string">
            <text:p>Dashboard.vue?98fa:208 2019-06-19T07:49:37.740Z</text:p>
          </table:table-cell>
          <table:table-cell office:value-type="string" calcext:value-type="string">
            <text:p>Dashboard.vue?98fa:208 2019-06-19T07:46:28.683Z</text:p>
          </table:table-cell>
          <table:table-cell office:value-type="string" calcext:value-type="string">
            <text:p>Dashboard.vue?98fa:208 2019-06-19T07:42:22.491Z</text:p>
          </table:table-cell>
          <table:table-cell office:value-type="string" calcext:value-type="string">
            <text:p>Dashboard.vue?98fa:208 2019-06-19T07:57:52.164Z</text:p>
          </table:table-cell>
          <table:table-cell/>
          <table:table-cell office:value-type="string" calcext:value-type="string">
            <text:p>Dashboard.vue?98fa:208 2019-06-19T07:38:30.353Z</text:p>
          </table:table-cell>
          <table:table-cell office:value-type="string" calcext:value-type="string">
            <text:p>Dashboard.vue?98fa:208 2019-06-19T07:36:48.058Z</text:p>
          </table:table-cell>
          <table:table-cell office:value-type="string" calcext:value-type="string">
            <text:p>Dashboard.vue?98fa:208 2019-06-19T07:24:05.616Z</text:p>
          </table:table-cell>
          <table:table-cell office:value-type="string" calcext:value-type="string">
            <text:p>Dashboard.vue?98fa:208 2019-06-19T07:29:5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5</text:p>
          </table:table-cell>
          <table:table-cell office:value-type="string" calcext:value-type="string">
            <text:p>Dashboard.vue?98fa:206 461</text:p>
          </table:table-cell>
          <table:table-cell office:value-type="string" calcext:value-type="string">
            <text:p>Dashboard.vue?98fa:206 470</text:p>
          </table:table-cell>
          <table:table-cell table:number-columns-repeated="2"/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7518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5</text:p>
          </table:table-cell>
          <table:table-cell office:value-type="string" calcext:value-type="string">
            <text:p>Dashboard.vue?98fa:207 1496</text:p>
          </table:table-cell>
          <table:table-cell office:value-type="string" calcext:value-type="string">
            <text:p>Dashboard.vue?98fa:207 969</text:p>
          </table:table-cell>
          <table:table-cell office:value-type="string" calcext:value-type="string">
            <text:p>Dashboard.vue?98fa:207 982</text:p>
          </table:table-cell>
          <table:table-cell/>
          <table:table-cell office:value-type="string" calcext:value-type="string">
            <text:p>Dashboard.vue?98fa:207 416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0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5) ["2019-06-19T06:43:57.187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6.202Z</text:p>
          </table:table-cell>
          <table:table-cell office:value-type="string" calcext:value-type="string">
            <text:p>Dashboard.vue?98fa:207 2019-06-19T06:15:42.075Z</text:p>
          </table:table-cell>
          <table:table-cell table:number-columns-repeated="2"/>
          <table:table-cell office:value-type="string" calcext:value-type="string">
            <text:p>Dashboard.vue?98fa:208 2019-06-19T07:20:12.704Z</text:p>
          </table:table-cell>
          <table:table-cell office:value-type="string" calcext:value-type="string">
            <text:p>Dashboard.vue?98fa:208 2019-06-19T07:18:20.527Z</text:p>
          </table:table-cell>
          <table:table-cell office:value-type="string" calcext:value-type="string">
            <text:p>Dashboard.vue?98fa:208 2019-06-19T07:05:38.886Z</text:p>
          </table:table-cell>
          <table:table-cell office:value-type="string" calcext:value-type="string">
            <text:p>Dashboard.vue?98fa:208 2019-06-19T07:10:10.009Z</text:p>
          </table:table-cell>
          <table:table-cell/>
          <table:table-cell office:value-type="string" calcext:value-type="string">
            <text:p>Dashboard.vue?98fa:216 (35) ["2019-06-19T07:49:37.4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8.182Z</text:p>
          </table:table-cell>
          <table:table-cell office:value-type="string" calcext:value-type="string">
            <text:p>Dashboard.vue?98fa:208 2019-06-19T07:42:23.497Z</text:p>
          </table:table-cell>
          <table:table-cell office:value-type="string" calcext:value-type="string">
            <text:p>Dashboard.vue?98fa:208 2019-06-19T07:57:57.164Z</text:p>
          </table:table-cell>
          <table:table-cell/>
          <table:table-cell office:value-type="string" calcext:value-type="string">
            <text:p>Dashboard.vue?98fa:208 2019-06-19T07:38:30.453Z</text:p>
          </table:table-cell>
          <table:table-cell office:value-type="string" calcext:value-type="string">
            <text:p>Dashboard.vue?98fa:208 2019-06-19T07:36:48.559Z</text:p>
          </table:table-cell>
          <table:table-cell office:value-type="string" calcext:value-type="string">
            <text:p>Dashboard.vue?98fa:208 2019-06-19T07:24:06.616Z</text:p>
          </table:table-cell>
          <table:table-cell office:value-type="string" calcext:value-type="string">
            <text:p>Dashboard.vue?98fa:208 2019-06-19T07:30:0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8300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6 493</text:p>
          </table:table-cell>
          <table:table-cell table:number-columns-repeated="2"/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7024</text:p>
          </table:table-cell>
          <table:table-cell office:value-type="string" calcext:value-type="string">
            <text:p>Dashboard.vue?98fa:207 664</text:p>
          </table:table-cell>
          <table:table-cell office:value-type="string" calcext:value-type="string">
            <text:p>Dashboard.vue?98fa:207 689</text:p>
          </table:table-cell>
          <table:table-cell/>
          <table:table-cell office:value-type="string" calcext:value-type="string">
            <text:p>Dashboard.vue?98fa:207 20229</text:p>
          </table:table-cell>
          <table:table-cell office:value-type="string" calcext:value-type="string">
            <text:p>Dashboard.vue?98fa:207 110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56</text:p>
          </table:table-cell>
          <table:table-cell/>
          <table:table-cell office:value-type="string" calcext:value-type="string">
            <text:p>Dashboard.vue?98fa:207 422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0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786Z</text:p>
          </table:table-cell>
          <table:table-cell office:value-type="string" calcext:value-type="string">
            <text:p>Dashboard.vue?98fa:207 2019-06-19T06:09:06.702Z</text:p>
          </table:table-cell>
          <table:table-cell office:value-type="string" calcext:value-type="string">
            <text:p>Dashboard.vue?98fa:207 2019-06-19T06:15:43.075Z</text:p>
          </table:table-cell>
          <table:table-cell table:number-columns-repeated="2"/>
          <table:table-cell office:value-type="string" calcext:value-type="string">
            <text:p>Dashboard.vue?98fa:208 2019-06-19T07:20:12.804Z</text:p>
          </table:table-cell>
          <table:table-cell office:value-type="string" calcext:value-type="string">
            <text:p>Dashboard.vue?98fa:208 2019-06-19T07:18:21.028Z</text:p>
          </table:table-cell>
          <table:table-cell office:value-type="string" calcext:value-type="string">
            <text:p>Dashboard.vue?98fa:208 2019-06-19T07:05:39.885Z</text:p>
          </table:table-cell>
          <table:table-cell office:value-type="string" calcext:value-type="string">
            <text:p>Dashboard.vue?98fa:208 2019-06-19T07:10:15.009Z</text:p>
          </table:table-cell>
          <table:table-cell/>
          <table:table-cell office:value-type="string" calcext:value-type="string">
            <text:p>Dashboard.vue?98fa:208 2019-06-19T07:49:37.841Z</text:p>
          </table:table-cell>
          <table:table-cell office:value-type="string" calcext:value-type="string">
            <text:p>Dashboard.vue?98fa:208 2019-06-19T07:46:29.183Z</text:p>
          </table:table-cell>
          <table:table-cell office:value-type="string" calcext:value-type="string">
            <text:p>Dashboard.vue?98fa:208 2019-06-19T07:42:24.491Z</text:p>
          </table:table-cell>
          <table:table-cell office:value-type="string" calcext:value-type="string">
            <text:p>Dashboard.vue?98fa:208 2019-06-19T07:58:02.165Z</text:p>
          </table:table-cell>
          <table:table-cell/>
          <table:table-cell office:value-type="string" calcext:value-type="string">
            <text:p>Dashboard.vue?98fa:208 2019-06-19T07:38:30.561Z</text:p>
          </table:table-cell>
          <table:table-cell office:value-type="string" calcext:value-type="string">
            <text:p>Dashboard.vue?98fa:208 2019-06-19T07:36:49.058Z</text:p>
          </table:table-cell>
          <table:table-cell office:value-type="string" calcext:value-type="string">
            <text:p>Dashboard.vue?98fa:208 2019-06-19T07:24:07.615Z</text:p>
          </table:table-cell>
          <table:table-cell office:value-type="string" calcext:value-type="string">
            <text:p>Dashboard.vue?98fa:208 2019-06-19T07:30:0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4</text:p>
          </table:table-cell>
          <table:table-cell office:value-type="string" calcext:value-type="string">
            <text:p>Dashboard.vue?98fa:206 481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3174</text:p>
          </table:table-cell>
          <table:table-cell office:value-type="string" calcext:value-type="string">
            <text:p>Dashboard.vue?98fa:207 6530</text:p>
          </table:table-cell>
          <table:table-cell office:value-type="string" calcext:value-type="string">
            <text:p>Dashboard.vue?98fa:207 597</text:p>
          </table:table-cell>
          <table:table-cell office:value-type="string" calcext:value-type="string">
            <text:p>Dashboard.vue?98fa:207 602</text:p>
          </table:table-cell>
          <table:table-cell/>
          <table:table-cell office:value-type="string" calcext:value-type="string">
            <text:p>Dashboard.vue?98fa:215 tumpukan yang belum diterima : 34</text:p>
          </table:table-cell>
          <table:table-cell office:value-type="string" calcext:value-type="string">
            <text:p>Dashboard.vue?98fa:207 614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1003</text:p>
          </table:table-cell>
          <table:table-cell/>
          <table:table-cell office:value-type="string" calcext:value-type="string">
            <text:p>Dashboard.vue?98fa:207 541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07</text:p>
          </table:table-cell>
          <table:table-cell office:value-type="string" calcext:value-type="string">
            <text:p>Dashboard.vue?98fa:207 41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4) ["2019-06-19T06:43:57.187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7.203Z</text:p>
          </table:table-cell>
          <table:table-cell office:value-type="string" calcext:value-type="string">
            <text:p>Dashboard.vue?98fa:207 2019-06-19T06:15:44.076Z</text:p>
          </table:table-cell>
          <table:table-cell table:number-columns-repeated="2"/>
          <table:table-cell office:value-type="string" calcext:value-type="string">
            <text:p>Dashboard.vue?98fa:208 2019-06-19T07:20:12.903Z</text:p>
          </table:table-cell>
          <table:table-cell office:value-type="string" calcext:value-type="string">
            <text:p>Dashboard.vue?98fa:208 2019-06-19T07:18:21.527Z</text:p>
          </table:table-cell>
          <table:table-cell office:value-type="string" calcext:value-type="string">
            <text:p>Dashboard.vue?98fa:208 2019-06-19T07:05:40.886Z</text:p>
          </table:table-cell>
          <table:table-cell office:value-type="string" calcext:value-type="string">
            <text:p>Dashboard.vue?98fa:208 2019-06-19T07:10:20.010Z</text:p>
          </table:table-cell>
          <table:table-cell/>
          <table:table-cell office:value-type="string" calcext:value-type="string">
            <text:p>Dashboard.vue?98fa:216 (34) ["2019-06-19T07:49:37.440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9.687Z</text:p>
          </table:table-cell>
          <table:table-cell office:value-type="string" calcext:value-type="string">
            <text:p>Dashboard.vue?98fa:208 2019-06-19T07:42:25.490Z</text:p>
          </table:table-cell>
          <table:table-cell office:value-type="string" calcext:value-type="string">
            <text:p>Dashboard.vue?98fa:208 2019-06-19T07:58:07.164Z</text:p>
          </table:table-cell>
          <table:table-cell/>
          <table:table-cell office:value-type="string" calcext:value-type="string">
            <text:p>Dashboard.vue?98fa:208 2019-06-19T07:38:30.653Z</text:p>
          </table:table-cell>
          <table:table-cell office:value-type="string" calcext:value-type="string">
            <text:p>Dashboard.vue?98fa:208 2019-06-19T07:36:49.559Z</text:p>
          </table:table-cell>
          <table:table-cell office:value-type="string" calcext:value-type="string">
            <text:p>Dashboard.vue?98fa:208 2019-06-19T07:24:08.616Z</text:p>
          </table:table-cell>
          <table:table-cell office:value-type="string" calcext:value-type="string">
            <text:p>Dashboard.vue?98fa:208 2019-06-19T07:30:1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641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360</text:p>
          </table:table-cell>
          <table:table-cell table:number-columns-repeated="2"/>
          <table:table-cell office:value-type="string" calcext:value-type="string">
            <text:p>Dashboard.vue?98fa:215 tumpukan yang belum diterima : 18</text:p>
          </table:table-cell>
          <table:table-cell office:value-type="string" calcext:value-type="string">
            <text:p>Dashboard.vue?98fa:207 6037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561</text:p>
          </table:table-cell>
          <table:table-cell/>
          <table:table-cell office:value-type="string" calcext:value-type="string">
            <text:p>Dashboard.vue?98fa:207 18340</text:p>
          </table:table-cell>
          <table:table-cell office:value-type="string" calcext:value-type="string">
            <text:p>Dashboard.vue?98fa:207 628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92</text:p>
          </table:table-cell>
          <table:table-cell/>
          <table:table-cell office:value-type="string" calcext:value-type="string">
            <text:p>Dashboard.vue?98fa:207 460</text:p>
          </table:table-cell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2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686Z</text:p>
          </table:table-cell>
          <table:table-cell office:value-type="string" calcext:value-type="string">
            <text:p>Dashboard.vue?98fa:207 2019-06-19T06:09:07.702Z</text:p>
          </table:table-cell>
          <table:table-cell office:value-type="string" calcext:value-type="string">
            <text:p>Dashboard.vue?98fa:207 2019-06-19T06:15:45.076Z</text:p>
          </table:table-cell>
          <table:table-cell table:number-columns-repeated="2"/>
          <table:table-cell office:value-type="string" calcext:value-type="string">
            <text:p>Dashboard.vue?98fa:216 (18) ["2019-06-19T07:20:13.003Z", 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2.027Z</text:p>
          </table:table-cell>
          <table:table-cell office:value-type="string" calcext:value-type="string">
            <text:p>Dashboard.vue?98fa:208 2019-06-19T07:05:41.886Z</text:p>
          </table:table-cell>
          <table:table-cell office:value-type="string" calcext:value-type="string">
            <text:p>Dashboard.vue?98fa:208 2019-06-19T07:10:25.009Z</text:p>
          </table:table-cell>
          <table:table-cell/>
          <table:table-cell office:value-type="string" calcext:value-type="string">
            <text:p>Dashboard.vue?98fa:208 2019-06-19T07:49:39.740Z</text:p>
          </table:table-cell>
          <table:table-cell office:value-type="string" calcext:value-type="string">
            <text:p>Dashboard.vue?98fa:208 2019-06-19T07:46:30.183Z</text:p>
          </table:table-cell>
          <table:table-cell office:value-type="string" calcext:value-type="string">
            <text:p>Dashboard.vue?98fa:208 2019-06-19T07:42:26.490Z</text:p>
          </table:table-cell>
          <table:table-cell office:value-type="string" calcext:value-type="string">
            <text:p>Dashboard.vue?98fa:208 2019-06-19T07:58:12.165Z</text:p>
          </table:table-cell>
          <table:table-cell/>
          <table:table-cell office:value-type="string" calcext:value-type="string">
            <text:p>Dashboard.vue?98fa:208 2019-06-19T07:38:30.753Z</text:p>
          </table:table-cell>
          <table:table-cell office:value-type="string" calcext:value-type="string">
            <text:p>Dashboard.vue?98fa:208 2019-06-19T07:36:50.059Z</text:p>
          </table:table-cell>
          <table:table-cell office:value-type="string" calcext:value-type="string">
            <text:p>Dashboard.vue?98fa:208 2019-06-19T07:24:09.615Z</text:p>
          </table:table-cell>
          <table:table-cell office:value-type="string" calcext:value-type="string">
            <text:p>Dashboard.vue?98fa:208 2019-06-19T07:30:1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3</text:p>
          </table:table-cell>
          <table:table-cell office:value-type="string" calcext:value-type="string">
            <text:p>Dashboard.vue?98fa:206 506</text:p>
          </table:table-cell>
          <table:table-cell office:value-type="string" calcext:value-type="string">
            <text:p>Dashboard.vue?98fa:206 971</text:p>
          </table:table-cell>
          <table:table-cell table:number-columns-repeated="2"/>
          <table:table-cell office:value-type="string" calcext:value-type="string">
            <text:p>Dashboard.vue?98fa:207 3091</text:p>
          </table:table-cell>
          <table:table-cell office:value-type="string" calcext:value-type="string">
            <text:p>Dashboard.vue?98fa:207 5541</text:p>
          </table:table-cell>
          <table:table-cell office:value-type="string" calcext:value-type="string">
            <text:p>Dashboard.vue?98fa:207 730</text:p>
          </table:table-cell>
          <table:table-cell office:value-type="string" calcext:value-type="string">
            <text:p>Dashboard.vue?98fa:207 738</text:p>
          </table:table-cell>
          <table:table-cell/>
          <table:table-cell office:value-type="string" calcext:value-type="string">
            <text:p>Dashboard.vue?98fa:215 tumpukan yang belum diterima : 33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1038</text:p>
          </table:table-cell>
          <table:table-cell/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59</text:p>
          </table:table-cell>
          <table:table-cell office:value-type="string" calcext:value-type="string">
            <text:p>Dashboard.vue?98fa:207 47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3) ["2019-06-19T06:43:57.187Z", "2019-06-19T06:43:57.886Z", "2019-06-19T06:43:57.986Z", "2019-06-19T06:43:58.086Z", "2019-06-19T06:43:58.186Z", "2019-06-19T06:43:58.286Z", "2019-06-19T06:43:58.386Z", "2019-06-19T06:43:58.486Z", "2019-06-19T06:43:58.5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8.202Z</text:p>
          </table:table-cell>
          <table:table-cell office:value-type="string" calcext:value-type="string">
            <text:p>Dashboard.vue?98fa:207 2019-06-19T06:15:46.082Z</text:p>
          </table:table-cell>
          <table:table-cell table:number-columns-repeated="2"/>
          <table:table-cell office:value-type="string" calcext:value-type="string">
            <text:p>Dashboard.vue?98fa:208 2019-06-19T07:20:13.003Z</text:p>
          </table:table-cell>
          <table:table-cell office:value-type="string" calcext:value-type="string">
            <text:p>Dashboard.vue?98fa:208 2019-06-19T07:18:22.527Z</text:p>
          </table:table-cell>
          <table:table-cell office:value-type="string" calcext:value-type="string">
            <text:p>Dashboard.vue?98fa:208 2019-06-19T07:05:42.886Z</text:p>
          </table:table-cell>
          <table:table-cell office:value-type="string" calcext:value-type="string">
            <text:p>Dashboard.vue?98fa:208 2019-06-19T07:10:30.009Z</text:p>
          </table:table-cell>
          <table:table-cell/>
          <table:table-cell office:value-type="string" calcext:value-type="string">
            <text:p>Dashboard.vue?98fa:216 (33) ["2019-06-19T07:49:37.440Z", "2019-06-19T07:49:37.940Z", "2019-06-19T07:49:38.040Z", "2019-06-19T07:49:38.141Z", "2019-06-19T07:49:38.240Z", "2019-06-19T07:49:38.340Z", "2019-06-19T07:49:38.4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0.682Z</text:p>
          </table:table-cell>
          <table:table-cell office:value-type="string" calcext:value-type="string">
            <text:p>Dashboard.vue?98fa:208 2019-06-19T07:42:27.491Z</text:p>
          </table:table-cell>
          <table:table-cell office:value-type="string" calcext:value-type="string">
            <text:p>Dashboard.vue?98fa:208 2019-06-19T07:58:17.164Z</text:p>
          </table:table-cell>
          <table:table-cell/>
          <table:table-cell office:value-type="string" calcext:value-type="string">
            <text:p>Dashboard.vue?98fa:208 2019-06-19T07:38:30.861Z</text:p>
          </table:table-cell>
          <table:table-cell office:value-type="string" calcext:value-type="string">
            <text:p>Dashboard.vue?98fa:208 2019-06-19T07:36:50.558Z</text:p>
          </table:table-cell>
          <table:table-cell office:value-type="string" calcext:value-type="string">
            <text:p>Dashboard.vue?98fa:208 2019-06-19T07:24:10.616Z</text:p>
          </table:table-cell>
          <table:table-cell office:value-type="string" calcext:value-type="string">
            <text:p>Dashboard.vue?98fa:208 2019-06-19T07:30:2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6817</text:p>
          </table:table-cell>
          <table:table-cell office:value-type="string" calcext:value-type="string">
            <text:p>Dashboard.vue?98fa:206 520</text:p>
          </table:table-cell>
          <table:table-cell office:value-type="string" calcext:value-type="string">
            <text:p>Dashboard.vue?98fa:206 588</text:p>
          </table:table-cell>
          <table:table-cell table:number-columns-repeated="2"/>
          <table:table-cell office:value-type="string" calcext:value-type="string">
            <text:p>Dashboard.vue?98fa:215 tumpukan yang belum diterima : 17</text:p>
          </table:table-cell>
          <table:table-cell office:value-type="string" calcext:value-type="string">
            <text:p>Dashboard.vue?98fa:207 5046</text:p>
          </table:table-cell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463</text:p>
          </table:table-cell>
          <table:table-cell/>
          <table:table-cell office:value-type="string" calcext:value-type="string">
            <text:p>Dashboard.vue?98fa:207 18748</text:p>
          </table:table-cell>
          <table:table-cell office:value-type="string" calcext:value-type="string">
            <text:p>Dashboard.vue?98fa:207 558</text:p>
          </table:table-cell>
          <table:table-cell office:value-type="string" calcext:value-type="string">
            <text:p>Dashboard.vue?98fa:207 742</text:p>
          </table:table-cell>
          <table:table-cell office:value-type="string" calcext:value-type="string">
            <text:p>Dashboard.vue?98fa:207 626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84</text:p>
          </table:table-cell>
          <table:table-cell office:value-type="string" calcext:value-type="string">
            <text:p>Dashboard.vue?98fa:207 57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786Z</text:p>
          </table:table-cell>
          <table:table-cell office:value-type="string" calcext:value-type="string">
            <text:p>Dashboard.vue?98fa:207 2019-06-19T06:09:08.702Z</text:p>
          </table:table-cell>
          <table:table-cell office:value-type="string" calcext:value-type="string">
            <text:p>Dashboard.vue?98fa:207 2019-06-19T06:15:47.077Z</text:p>
          </table:table-cell>
          <table:table-cell table:number-columns-repeated="2"/>
          <table:table-cell office:value-type="string" calcext:value-type="string">
            <text:p>Dashboard.vue?98fa:216 (17) [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3.027Z</text:p>
          </table:table-cell>
          <table:table-cell office:value-type="string" calcext:value-type="string">
            <text:p>Dashboard.vue?98fa:208 2019-06-19T07:05:43.886Z</text:p>
          </table:table-cell>
          <table:table-cell office:value-type="string" calcext:value-type="string">
            <text:p>Dashboard.vue?98fa:208 2019-06-19T07:10:35.009Z</text:p>
          </table:table-cell>
          <table:table-cell/>
          <table:table-cell office:value-type="string" calcext:value-type="string">
            <text:p>Dashboard.vue?98fa:208 2019-06-19T07:49:39.840Z</text:p>
          </table:table-cell>
          <table:table-cell office:value-type="string" calcext:value-type="string">
            <text:p>Dashboard.vue?98fa:208 2019-06-19T07:46:31.182Z</text:p>
          </table:table-cell>
          <table:table-cell office:value-type="string" calcext:value-type="string">
            <text:p>Dashboard.vue?98fa:208 2019-06-19T07:42:28.491Z</text:p>
          </table:table-cell>
          <table:table-cell office:value-type="string" calcext:value-type="string">
            <text:p>Dashboard.vue?98fa:208 2019-06-19T07:58:22.164Z</text:p>
          </table:table-cell>
          <table:table-cell/>
          <table:table-cell office:value-type="string" calcext:value-type="string">
            <text:p>Dashboard.vue?98fa:208 2019-06-19T07:38:30.952Z</text:p>
          </table:table-cell>
          <table:table-cell office:value-type="string" calcext:value-type="string">
            <text:p>Dashboard.vue?98fa:208 2019-06-19T07:36:51.058Z</text:p>
          </table:table-cell>
          <table:table-cell office:value-type="string" calcext:value-type="string">
            <text:p>Dashboard.vue?98fa:208 2019-06-19T07:24:11.615Z</text:p>
          </table:table-cell>
          <table:table-cell office:value-type="string" calcext:value-type="string">
            <text:p>Dashboard.vue?98fa:208 2019-06-19T07:30:2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2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510</text:p>
          </table:table-cell>
          <table:table-cell table:number-columns-repeated="2"/>
          <table:table-cell office:value-type="string" calcext:value-type="string">
            <text:p>Dashboard.vue?98fa:207 3003</text:p>
          </table:table-cell>
          <table:table-cell office:value-type="string" calcext:value-type="string">
            <text:p>Dashboard.vue?98fa:207 4551</text:p>
          </table:table-cell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2</text:p>
          </table:table-cell>
          <table:table-cell office:value-type="string" calcext:value-type="string">
            <text:p>Dashboard.vue?98fa:207 570</text:p>
          </table:table-cell>
          <table:table-cell office:value-type="string" calcext:value-type="string">
            <text:p>Dashboard.vue?98fa:207 971</text:p>
          </table:table-cell>
          <table:table-cell office:value-type="string" calcext:value-type="string">
            <text:p>Dashboard.vue?98fa:207 1072</text:p>
          </table:table-cell>
          <table:table-cell/>
          <table:table-cell office:value-type="string" calcext:value-type="string">
            <text:p>Dashboard.vue?98fa:207 53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1002</text:p>
          </table:table-cell>
          <table:table-cell office:value-type="string" calcext:value-type="string">
            <text:p>Dashboard.vue?98fa:207 66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2) ["2019-06-19T06:43:57.187Z", "2019-06-19T06:43:57.886Z", "2019-06-19T06:43:57.986Z", "2019-06-19T06:43:58.086Z", "2019-06-19T06:43:58.186Z", "2019-06-19T06:43:58.286Z", "2019-06-19T06:43:58.386Z", "2019-06-19T06:43:58.486Z", "2019-06-19T06:43:58.5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9.203Z</text:p>
          </table:table-cell>
          <table:table-cell office:value-type="string" calcext:value-type="string">
            <text:p>Dashboard.vue?98fa:207 2019-06-19T06:15:48.076Z</text:p>
          </table:table-cell>
          <table:table-cell table:number-columns-repeated="2"/>
          <table:table-cell office:value-type="string" calcext:value-type="string">
            <text:p>Dashboard.vue?98fa:208 2019-06-19T07:20:13.103Z</text:p>
          </table:table-cell>
          <table:table-cell office:value-type="string" calcext:value-type="string">
            <text:p>Dashboard.vue?98fa:208 2019-06-19T07:18:23.527Z</text:p>
          </table:table-cell>
          <table:table-cell office:value-type="string" calcext:value-type="string">
            <text:p>Dashboard.vue?98fa:208 2019-06-19T07:05:44.886Z</text:p>
          </table:table-cell>
          <table:table-cell office:value-type="string" calcext:value-type="string">
            <text:p>Dashboard.vue?98fa:208 2019-06-19T07:10:40.009Z</text:p>
          </table:table-cell>
          <table:table-cell/>
          <table:table-cell office:value-type="string" calcext:value-type="string">
            <text:p>Dashboard.vue?98fa:216 (32) ["2019-06-19T07:49:37.440Z", "2019-06-19T07:49:37.940Z", "2019-06-19T07:49:38.040Z", "2019-06-19T07:49:38.141Z", "2019-06-19T07:49:38.240Z", "2019-06-19T07:49:38.340Z", "2019-06-19T07:49:38.4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1.683Z</text:p>
          </table:table-cell>
          <table:table-cell office:value-type="string" calcext:value-type="string">
            <text:p>Dashboard.vue?98fa:208 2019-06-19T07:42:29.490Z</text:p>
          </table:table-cell>
          <table:table-cell office:value-type="string" calcext:value-type="string">
            <text:p>Dashboard.vue?98fa:208 2019-06-19T07:58:27.164Z</text:p>
          </table:table-cell>
          <table:table-cell/>
          <table:table-cell office:value-type="string" calcext:value-type="string">
            <text:p>Dashboard.vue?98fa:208 2019-06-19T07:38:31.053Z</text:p>
          </table:table-cell>
          <table:table-cell office:value-type="string" calcext:value-type="string">
            <text:p>Dashboard.vue?98fa:208 2019-06-19T07:36:51.559Z</text:p>
          </table:table-cell>
          <table:table-cell office:value-type="string" calcext:value-type="string">
            <text:p>Dashboard.vue?98fa:208 2019-06-19T07:24:12.615Z</text:p>
          </table:table-cell>
          <table:table-cell office:value-type="string" calcext:value-type="string">
            <text:p>Dashboard.vue?98fa:208 2019-06-19T07:30:3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6729</text:p>
          </table:table-cell>
          <table:table-cell office:value-type="string" calcext:value-type="string">
            <text:p>Dashboard.vue?98fa:206 946</text:p>
          </table:table-cell>
          <table:table-cell office:value-type="string" calcext:value-type="string">
            <text:p>Dashboard.vue?98fa:206 739</text:p>
          </table:table-cell>
          <table:table-cell table:number-columns-repeated="2"/>
          <table:table-cell office:value-type="string" calcext:value-type="string">
            <text:p>Dashboard.vue?98fa:215 tumpukan yang belum diterima : 16</text:p>
          </table:table-cell>
          <table:table-cell office:value-type="string" calcext:value-type="string">
            <text:p>Dashboard.vue?98fa:207 4054</text:p>
          </table:table-cell>
          <table:table-cell office:value-type="string" calcext:value-type="string">
            <text:p>Dashboard.vue?98fa:207 632</text:p>
          </table:table-cell>
          <table:table-cell office:value-type="string" calcext:value-type="string">
            <text:p>Dashboard.vue?98fa:207 510</text:p>
          </table:table-cell>
          <table:table-cell/>
          <table:table-cell office:value-type="string" calcext:value-type="string">
            <text:p>Dashboard.vue?98fa:207 18666</text:p>
          </table:table-cell>
          <table:table-cell office:value-type="string" calcext:value-type="string">
            <text:p>Dashboard.vue?98fa:207 47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76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948</text:p>
          </table:table-cell>
          <table:table-cell office:value-type="string" calcext:value-type="string">
            <text:p>Dashboard.vue?98fa:207 607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886Z</text:p>
          </table:table-cell>
          <table:table-cell office:value-type="string" calcext:value-type="string">
            <text:p>Dashboard.vue?98fa:207 2019-06-19T06:09:09.702Z</text:p>
          </table:table-cell>
          <table:table-cell office:value-type="string" calcext:value-type="string">
            <text:p>Dashboard.vue?98fa:207 2019-06-19T06:15:49.075Z</text:p>
          </table:table-cell>
          <table:table-cell table:number-columns-repeated="2"/>
          <table:table-cell office:value-type="string" calcext:value-type="string">
            <text:p>Dashboard.vue?98fa:216 (16) [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4.028Z</text:p>
          </table:table-cell>
          <table:table-cell office:value-type="string" calcext:value-type="string">
            <text:p>Dashboard.vue?98fa:208 2019-06-19T07:05:45.886Z</text:p>
          </table:table-cell>
          <table:table-cell office:value-type="string" calcext:value-type="string">
            <text:p>Dashboard.vue?98fa:208 2019-06-19T07:10:45.009Z</text:p>
          </table:table-cell>
          <table:table-cell/>
          <table:table-cell office:value-type="string" calcext:value-type="string">
            <text:p>Dashboard.vue?98fa:208 2019-06-19T07:49:39.940Z</text:p>
          </table:table-cell>
          <table:table-cell office:value-type="string" calcext:value-type="string">
            <text:p>Dashboard.vue?98fa:208 2019-06-19T07:46:32.183Z</text:p>
          </table:table-cell>
          <table:table-cell office:value-type="string" calcext:value-type="string">
            <text:p>Dashboard.vue?98fa:208 2019-06-19T07:42:30.490Z</text:p>
          </table:table-cell>
          <table:table-cell office:value-type="string" calcext:value-type="string">
            <text:p>Dashboard.vue?98fa:208 2019-06-19T07:58:32.164Z</text:p>
          </table:table-cell>
          <table:table-cell/>
          <table:table-cell office:value-type="string" calcext:value-type="string">
            <text:p>Dashboard.vue?98fa:208 2019-06-19T07:38:31.153Z</text:p>
          </table:table-cell>
          <table:table-cell office:value-type="string" calcext:value-type="string">
            <text:p>Dashboard.vue?98fa:208 2019-06-19T07:36:52.059Z</text:p>
          </table:table-cell>
          <table:table-cell office:value-type="string" calcext:value-type="string">
            <text:p>Dashboard.vue?98fa:208 2019-06-19T07:24:13.615Z</text:p>
          </table:table-cell>
          <table:table-cell office:value-type="string" calcext:value-type="string">
            <text:p>Dashboard.vue?98fa:208 2019-06-19T07:30:3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1</text:p>
          </table:table-cell>
          <table:table-cell office:value-type="string" calcext:value-type="string">
            <text:p>Dashboard.vue?98fa:206 457</text:p>
          </table:table-cell>
          <table:table-cell office:value-type="string" calcext:value-type="string">
            <text:p>Dashboard.vue?98fa:206 446</text:p>
          </table:table-cell>
          <table:table-cell table:number-columns-repeated="2"/>
          <table:table-cell office:value-type="string" calcext:value-type="string">
            <text:p>Dashboard.vue?98fa:207 2909</text:p>
          </table:table-cell>
          <table:table-cell office:value-type="string" calcext:value-type="string">
            <text:p>Dashboard.vue?98fa:207 3562</text:p>
          </table:table-cell>
          <table:table-cell office:value-type="string" calcext:value-type="string">
            <text:p>Dashboard.vue?98fa:207 623</text:p>
          </table:table-cell>
          <table:table-cell office:value-type="string" calcext:value-type="string">
            <text:p>Dashboard.vue?98fa:207 521</text:p>
          </table:table-cell>
          <table:table-cell/>
          <table:table-cell office:value-type="string" calcext:value-type="string">
            <text:p>Dashboard.vue?98fa:215 tumpukan yang belum diterima : 31</text:p>
          </table:table-cell>
          <table:table-cell office:value-type="string" calcext:value-type="string">
            <text:p>Dashboard.vue?98fa:207 1001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1013</text:p>
          </table:table-cell>
          <table:table-cell/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68</text:p>
          </table:table-cell>
          <table:table-cell office:value-type="string" calcext:value-type="string">
            <text:p>Dashboard.vue?98fa:207 52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1) ["2019-06-19T06:43:57.187Z", "2019-06-19T06:43:57.886Z", "2019-06-19T06:43:57.986Z", "2019-06-19T06:43:58.086Z", "2019-06-19T06:43:58.186Z", "2019-06-19T06:43:58.286Z", "2019-06-19T06:43:58.386Z", "2019-06-19T06:43:58.486Z", "2019-06-19T06:43:58.5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0.202Z</text:p>
          </table:table-cell>
          <table:table-cell office:value-type="string" calcext:value-type="string">
            <text:p>Dashboard.vue?98fa:207 2019-06-19T06:15:50.075Z</text:p>
          </table:table-cell>
          <table:table-cell table:number-columns-repeated="2"/>
          <table:table-cell office:value-type="string" calcext:value-type="string">
            <text:p>Dashboard.vue?98fa:208 2019-06-19T07:20:13.204Z</text:p>
          </table:table-cell>
          <table:table-cell office:value-type="string" calcext:value-type="string">
            <text:p>Dashboard.vue?98fa:208 2019-06-19T07:18:24.527Z</text:p>
          </table:table-cell>
          <table:table-cell office:value-type="string" calcext:value-type="string">
            <text:p>Dashboard.vue?98fa:208 2019-06-19T07:05:46.886Z</text:p>
          </table:table-cell>
          <table:table-cell office:value-type="string" calcext:value-type="string">
            <text:p>Dashboard.vue?98fa:208 2019-06-19T07:10:50.009Z</text:p>
          </table:table-cell>
          <table:table-cell/>
          <table:table-cell office:value-type="string" calcext:value-type="string">
            <text:p>Dashboard.vue?98fa:216 (31) ["2019-06-19T07:49:37.440Z", "2019-06-19T07:49:37.940Z", "2019-06-19T07:49:38.040Z", "2019-06-19T07:49:38.141Z", "2019-06-19T07:49:38.240Z", "2019-06-19T07:49:38.340Z", "2019-06-19T07:49:38.4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2.682Z</text:p>
          </table:table-cell>
          <table:table-cell office:value-type="string" calcext:value-type="string">
            <text:p>Dashboard.vue?98fa:208 2019-06-19T07:42:31.491Z</text:p>
          </table:table-cell>
          <table:table-cell office:value-type="string" calcext:value-type="string">
            <text:p>Dashboard.vue?98fa:208 2019-06-19T07:58:37.164Z</text:p>
          </table:table-cell>
          <table:table-cell/>
          <table:table-cell office:value-type="string" calcext:value-type="string">
            <text:p>Dashboard.vue?98fa:208 2019-06-19T07:38:31.253Z</text:p>
          </table:table-cell>
          <table:table-cell office:value-type="string" calcext:value-type="string">
            <text:p>Dashboard.vue?98fa:208 2019-06-19T07:36:52.558Z</text:p>
          </table:table-cell>
          <table:table-cell office:value-type="string" calcext:value-type="string">
            <text:p>Dashboard.vue?98fa:208 2019-06-19T07:24:14.616Z</text:p>
          </table:table-cell>
          <table:table-cell office:value-type="string" calcext:value-type="string">
            <text:p>Dashboard.vue?98fa:208 2019-06-19T07:30:4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126</text:p>
          </table:table-cell>
          <table:table-cell office:value-type="string" calcext:value-type="string">
            <text:p>Dashboard.vue?98fa:206 670</text:p>
          </table:table-cell>
          <table:table-cell office:value-type="string" calcext:value-type="string">
            <text:p>Dashboard.vue?98fa:206 1094</text:p>
          </table:table-cell>
          <table:table-cell table:number-columns-repeated="2"/>
          <table:table-cell office:value-type="string" calcext:value-type="string">
            <text:p>Dashboard.vue?98fa:215 tumpukan yang belum diterima : 15</text:p>
          </table:table-cell>
          <table:table-cell office:value-type="string" calcext:value-type="string">
            <text:p>Dashboard.vue?98fa:207 3068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33</text:p>
          </table:table-cell>
          <table:table-cell/>
          <table:table-cell office:value-type="string" calcext:value-type="string">
            <text:p>Dashboard.vue?98fa:207 19043</text:p>
          </table:table-cell>
          <table:table-cell office:value-type="string" calcext:value-type="string">
            <text:p>Dashboard.vue?98fa:207 924</text:p>
          </table:table-cell>
          <table:table-cell office:value-type="string" calcext:value-type="string">
            <text:p>Dashboard.vue?98fa:207 554</text:p>
          </table:table-cell>
          <table:table-cell office:value-type="string" calcext:value-type="string">
            <text:p>Dashboard.vue?98fa:207 511</text:p>
          </table:table-cell>
          <table:table-cell/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1815</text:p>
          </table:table-cell>
          <table:table-cell office:value-type="string" calcext:value-type="string">
            <text:p>Dashboard.vue?98fa:207 44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9.986Z</text:p>
          </table:table-cell>
          <table:table-cell office:value-type="string" calcext:value-type="string">
            <text:p>Dashboard.vue?98fa:207 2019-06-19T06:09:10.702Z</text:p>
          </table:table-cell>
          <table:table-cell office:value-type="string" calcext:value-type="string">
            <text:p>Dashboard.vue?98fa:207 2019-06-19T06:15:51.076Z</text:p>
          </table:table-cell>
          <table:table-cell table:number-columns-repeated="2"/>
          <table:table-cell office:value-type="string" calcext:value-type="string">
            <text:p>Dashboard.vue?98fa:216 (15) [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5.027Z</text:p>
          </table:table-cell>
          <table:table-cell office:value-type="string" calcext:value-type="string">
            <text:p>Dashboard.vue?98fa:208 2019-06-19T07:05:47.892Z</text:p>
          </table:table-cell>
          <table:table-cell office:value-type="string" calcext:value-type="string">
            <text:p>Dashboard.vue?98fa:208 2019-06-19T07:10:55.009Z</text:p>
          </table:table-cell>
          <table:table-cell/>
          <table:table-cell office:value-type="string" calcext:value-type="string">
            <text:p>Dashboard.vue?98fa:208 2019-06-19T07:49:40.040Z</text:p>
          </table:table-cell>
          <table:table-cell office:value-type="string" calcext:value-type="string">
            <text:p>Dashboard.vue?98fa:208 2019-06-19T07:46:33.183Z</text:p>
          </table:table-cell>
          <table:table-cell office:value-type="string" calcext:value-type="string">
            <text:p>Dashboard.vue?98fa:208 2019-06-19T07:42:32.490Z</text:p>
          </table:table-cell>
          <table:table-cell office:value-type="string" calcext:value-type="string">
            <text:p>Dashboard.vue?98fa:208 2019-06-19T07:58:42.164Z</text:p>
          </table:table-cell>
          <table:table-cell/>
          <table:table-cell office:value-type="string" calcext:value-type="string">
            <text:p>Dashboard.vue?98fa:208 2019-06-19T07:38:31.353Z</text:p>
          </table:table-cell>
          <table:table-cell office:value-type="string" calcext:value-type="string">
            <text:p>Dashboard.vue?98fa:208 2019-06-19T07:36:53.059Z</text:p>
          </table:table-cell>
          <table:table-cell office:value-type="string" calcext:value-type="string">
            <text:p>Dashboard.vue?98fa:208 2019-06-19T07:24:15.615Z</text:p>
          </table:table-cell>
          <table:table-cell office:value-type="string" calcext:value-type="string">
            <text:p>Dashboard.vue?98fa:208 2019-06-19T07:30:4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30</text:p>
          </table:table-cell>
          <table:table-cell office:value-type="string" calcext:value-type="string">
            <text:p>Dashboard.vue?98fa:206 476</text:p>
          </table:table-cell>
          <table:table-cell office:value-type="string" calcext:value-type="string">
            <text:p>Dashboard.vue?98fa:206 712</text:p>
          </table:table-cell>
          <table:table-cell table:number-columns-repeated="2"/>
          <table:table-cell office:value-type="string" calcext:value-type="string">
            <text:p>Dashboard.vue?98fa:207 2816</text:p>
          </table:table-cell>
          <table:table-cell office:value-type="string" calcext:value-type="string">
            <text:p>Dashboard.vue?98fa:207 2572</text:p>
          </table:table-cell>
          <table:table-cell office:value-type="string" calcext:value-type="string">
            <text:p>Dashboard.vue?98fa:207 568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30</text:p>
          </table:table-cell>
          <table:table-cell office:value-type="string" calcext:value-type="string">
            <text:p>Dashboard.vue?98fa:207 493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939</text:p>
          </table:table-cell>
          <table:table-cell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30</text:p>
          </table:table-cell>
          <table:table-cell office:value-type="string" calcext:value-type="string">
            <text:p>Dashboard.vue?98fa:207 43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30) ["2019-06-19T06:43:57.187Z", "2019-06-19T06:43:57.886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1.203Z</text:p>
          </table:table-cell>
          <table:table-cell office:value-type="string" calcext:value-type="string">
            <text:p>Dashboard.vue?98fa:207 2019-06-19T06:15:52.075Z</text:p>
          </table:table-cell>
          <table:table-cell table:number-columns-repeated="2"/>
          <table:table-cell office:value-type="string" calcext:value-type="string">
            <text:p>Dashboard.vue?98fa:208 2019-06-19T07:20:13.304Z</text:p>
          </table:table-cell>
          <table:table-cell office:value-type="string" calcext:value-type="string">
            <text:p>Dashboard.vue?98fa:208 2019-06-19T07:18:25.527Z</text:p>
          </table:table-cell>
          <table:table-cell office:value-type="string" calcext:value-type="string">
            <text:p>Dashboard.vue?98fa:208 2019-06-19T07:05:48.885Z</text:p>
          </table:table-cell>
          <table:table-cell office:value-type="string" calcext:value-type="string">
            <text:p>Dashboard.vue?98fa:208 2019-06-19T07:11:00.009Z</text:p>
          </table:table-cell>
          <table:table-cell/>
          <table:table-cell office:value-type="string" calcext:value-type="string">
            <text:p>Dashboard.vue?98fa:216 (30) ["2019-06-19T07:49:37.440Z", "2019-06-19T07:49:37.940Z", "2019-06-19T07:49:38.040Z", "2019-06-19T07:49:38.141Z", "2019-06-19T07:49:38.240Z", "2019-06-19T07:49:38.340Z", "2019-06-19T07:49:38.4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3.700Z</text:p>
          </table:table-cell>
          <table:table-cell office:value-type="string" calcext:value-type="string">
            <text:p>Dashboard.vue?98fa:208 2019-06-19T07:42:33.491Z</text:p>
          </table:table-cell>
          <table:table-cell office:value-type="string" calcext:value-type="string">
            <text:p>Dashboard.vue?98fa:208 2019-06-19T07:58:47.164Z</text:p>
          </table:table-cell>
          <table:table-cell/>
          <table:table-cell office:value-type="string" calcext:value-type="string">
            <text:p>Dashboard.vue?98fa:208 2019-06-19T07:38:31.453Z</text:p>
          </table:table-cell>
          <table:table-cell office:value-type="string" calcext:value-type="string">
            <text:p>Dashboard.vue?98fa:208 2019-06-19T07:36:53.558Z</text:p>
          </table:table-cell>
          <table:table-cell office:value-type="string" calcext:value-type="string">
            <text:p>Dashboard.vue?98fa:208 2019-06-19T07:24:16.615Z</text:p>
          </table:table-cell>
          <table:table-cell office:value-type="string" calcext:value-type="string">
            <text:p>Dashboard.vue?98fa:208 2019-06-19T07:30:54.605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9253</text:p>
          </table:table-cell>
          <table:table-cell office:value-type="string" calcext:value-type="string">
            <text:p>Dashboard.vue?98fa:206 513</text:p>
          </table:table-cell>
          <table:table-cell office:value-type="string" calcext:value-type="string">
            <text:p>Dashboard.vue?98fa:206 631</text:p>
          </table:table-cell>
          <table:table-cell table:number-columns-repeated="2"/>
          <table:table-cell office:value-type="string" calcext:value-type="string">
            <text:p>Dashboard.vue?98fa:215 tumpukan yang belum diterima : 14</text:p>
          </table:table-cell>
          <table:table-cell office:value-type="string" calcext:value-type="string">
            <text:p>Dashboard.vue?98fa:207 2076</text:p>
          </table:table-cell>
          <table:table-cell office:value-type="string" calcext:value-type="string">
            <text:p>Dashboard.vue?98fa:207 593</text:p>
          </table:table-cell>
          <table:table-cell office:value-type="string" calcext:value-type="string">
            <text:p>Dashboard.vue?98fa:207 467</text:p>
          </table:table-cell>
          <table:table-cell/>
          <table:table-cell office:value-type="string" calcext:value-type="string">
            <text:p>Dashboard.vue?98fa:207 18957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191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23</text:p>
          </table:table-cell>
          <table:table-cell office:value-type="string" calcext:value-type="string">
            <text:p>Dashboard.vue?98fa:207 47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886Z</text:p>
          </table:table-cell>
          <table:table-cell office:value-type="string" calcext:value-type="string">
            <text:p>Dashboard.vue?98fa:207 2019-06-19T06:09:11.702Z</text:p>
          </table:table-cell>
          <table:table-cell office:value-type="string" calcext:value-type="string">
            <text:p>Dashboard.vue?98fa:207 2019-06-19T06:15:53.075Z</text:p>
          </table:table-cell>
          <table:table-cell table:number-columns-repeated="2"/>
          <table:table-cell office:value-type="string" calcext:value-type="string">
            <text:p>Dashboard.vue?98fa:216 (14) [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6.027Z</text:p>
          </table:table-cell>
          <table:table-cell office:value-type="string" calcext:value-type="string">
            <text:p>Dashboard.vue?98fa:208 2019-06-19T07:05:49.886Z</text:p>
          </table:table-cell>
          <table:table-cell office:value-type="string" calcext:value-type="string">
            <text:p>Dashboard.vue?98fa:208 2019-06-19T07:11:05.009Z</text:p>
          </table:table-cell>
          <table:table-cell/>
          <table:table-cell office:value-type="string" calcext:value-type="string">
            <text:p>Dashboard.vue?98fa:208 2019-06-19T07:49:40.140Z</text:p>
          </table:table-cell>
          <table:table-cell office:value-type="string" calcext:value-type="string">
            <text:p>Dashboard.vue?98fa:208 2019-06-19T07:46:34.182Z</text:p>
          </table:table-cell>
          <table:table-cell office:value-type="string" calcext:value-type="string">
            <text:p>Dashboard.vue?98fa:208 2019-06-19T07:42:34.490Z</text:p>
          </table:table-cell>
          <table:table-cell office:value-type="string" calcext:value-type="string">
            <text:p>Dashboard.vue?98fa:208 2019-06-19T07:58:52.164Z</text:p>
          </table:table-cell>
          <table:table-cell/>
          <table:table-cell office:value-type="string" calcext:value-type="string">
            <text:p>Dashboard.vue?98fa:208 2019-06-19T07:38:31.553Z</text:p>
          </table:table-cell>
          <table:table-cell office:value-type="string" calcext:value-type="string">
            <text:p>Dashboard.vue?98fa:208 2019-06-19T07:36:54.059Z</text:p>
          </table:table-cell>
          <table:table-cell office:value-type="string" calcext:value-type="string">
            <text:p>Dashboard.vue?98fa:208 2019-06-19T07:24:17.615Z</text:p>
          </table:table-cell>
          <table:table-cell office:value-type="string" calcext:value-type="string">
            <text:p>Dashboard.vue?98fa:208 2019-06-19T07:30:5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9</text:p>
          </table:table-cell>
          <table:table-cell office:value-type="string" calcext:value-type="string">
            <text:p>Dashboard.vue?98fa:206 500</text:p>
          </table:table-cell>
          <table:table-cell office:value-type="string" calcext:value-type="string">
            <text:p>Dashboard.vue?98fa:206 553</text:p>
          </table:table-cell>
          <table:table-cell table:number-columns-repeated="2"/>
          <table:table-cell office:value-type="string" calcext:value-type="string">
            <text:p>Dashboard.vue?98fa:207 2729</text:p>
          </table:table-cell>
          <table:table-cell office:value-type="string" calcext:value-type="string">
            <text:p>Dashboard.vue?98fa:207 1642</text:p>
          </table:table-cell>
          <table:table-cell office:value-type="string" calcext:value-type="string">
            <text:p>Dashboard.vue?98fa:207 535</text:p>
          </table:table-cell>
          <table:table-cell office:value-type="string" calcext:value-type="string">
            <text:p>Dashboard.vue?98fa:207 487</text:p>
          </table:table-cell>
          <table:table-cell/>
          <table:table-cell office:value-type="string" calcext:value-type="string">
            <text:p>Dashboard.vue?98fa:215 tumpukan yang belum diterima : 29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1218</text:p>
          </table:table-cell>
          <table:table-cell table:number-columns-repeated="2"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48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29) ["2019-06-19T06:43:57.187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2.202Z</text:p>
          </table:table-cell>
          <table:table-cell office:value-type="string" calcext:value-type="string">
            <text:p>Dashboard.vue?98fa:207 2019-06-19T06:15:54.075Z</text:p>
          </table:table-cell>
          <table:table-cell table:number-columns-repeated="2"/>
          <table:table-cell office:value-type="string" calcext:value-type="string">
            <text:p>Dashboard.vue?98fa:208 2019-06-19T07:20:13.403Z</text:p>
          </table:table-cell>
          <table:table-cell office:value-type="string" calcext:value-type="string">
            <text:p>Dashboard.vue?98fa:208 2019-06-19T07:18:26.527Z</text:p>
          </table:table-cell>
          <table:table-cell office:value-type="string" calcext:value-type="string">
            <text:p>Dashboard.vue?98fa:208 2019-06-19T07:05:50.885Z</text:p>
          </table:table-cell>
          <table:table-cell office:value-type="string" calcext:value-type="string">
            <text:p>Dashboard.vue?98fa:208 2019-06-19T07:11:10.009Z</text:p>
          </table:table-cell>
          <table:table-cell/>
          <table:table-cell office:value-type="string" calcext:value-type="string">
            <text:p>Dashboard.vue?98fa:216 (29) ["2019-06-19T07:49:37.440Z", "2019-06-19T07:49:37.940Z", "2019-06-19T07:49:38.040Z", "2019-06-19T07:49:38.141Z", "2019-06-19T07:49:38.240Z", "2019-06-19T07:49:38.340Z", "2019-06-19T07:49:38.4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4.683Z</text:p>
          </table:table-cell>
          <table:table-cell office:value-type="string" calcext:value-type="string">
            <text:p>Dashboard.vue?98fa:208 2019-06-19T07:42:35.490Z</text:p>
          </table:table-cell>
          <table:table-cell table:number-columns-repeated="2"/>
          <table:table-cell office:value-type="string" calcext:value-type="string">
            <text:p>Dashboard.vue?98fa:208 2019-06-19T07:38:31.653Z</text:p>
          </table:table-cell>
          <table:table-cell office:value-type="string" calcext:value-type="string">
            <text:p>Dashboard.vue?98fa:208 2019-06-19T07:36:54.559Z</text:p>
          </table:table-cell>
          <table:table-cell office:value-type="string" calcext:value-type="string">
            <text:p>Dashboard.vue?98fa:208 2019-06-19T07:24:18.616Z</text:p>
          </table:table-cell>
          <table:table-cell office:value-type="string" calcext:value-type="string">
            <text:p>Dashboard.vue?98fa:208 2019-06-19T07:31:0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9534</text:p>
          </table:table-cell>
          <table:table-cell office:value-type="string" calcext:value-type="string">
            <text:p>Dashboard.vue?98fa:206 494</text:p>
          </table:table-cell>
          <table:table-cell office:value-type="string" calcext:value-type="string">
            <text:p>Dashboard.vue?98fa:206 476</text:p>
          </table:table-cell>
          <table:table-cell table:number-columns-repeated="2"/>
          <table:table-cell office:value-type="string" calcext:value-type="string">
            <text:p>Dashboard.vue?98fa:215 tumpukan yang belum diterima : 13</text:p>
          </table:table-cell>
          <table:table-cell office:value-type="string" calcext:value-type="string">
            <text:p>Dashboard.vue?98fa:207 1147</text:p>
          </table:table-cell>
          <table:table-cell office:value-type="string" calcext:value-type="string">
            <text:p>Dashboard.vue?98fa:207 627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07 19364</text:p>
          </table:table-cell>
          <table:table-cell office:value-type="string" calcext:value-type="string">
            <text:p>Dashboard.vue?98fa:207 552</text:p>
          </table:table-cell>
          <table:table-cell office:value-type="string" calcext:value-type="string">
            <text:p>Dashboard.vue?98fa:207 833</text:p>
          </table:table-cell>
          <table:table-cell table:number-columns-repeated="2"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682</text:p>
          </table:table-cell>
          <table:table-cell office:value-type="string" calcext:value-type="string">
            <text:p>Dashboard.vue?98fa:207 81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3:57.986Z</text:p>
          </table:table-cell>
          <table:table-cell office:value-type="string" calcext:value-type="string">
            <text:p>Dashboard.vue?98fa:207 2019-06-19T06:09:12.715Z</text:p>
          </table:table-cell>
          <table:table-cell office:value-type="string" calcext:value-type="string">
            <text:p>Dashboard.vue?98fa:207 2019-06-19T06:15:55.075Z</text:p>
          </table:table-cell>
          <table:table-cell table:number-columns-repeated="2"/>
          <table:table-cell office:value-type="string" calcext:value-type="string">
            <text:p>Dashboard.vue?98fa:216 (13) [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7.027Z</text:p>
          </table:table-cell>
          <table:table-cell office:value-type="string" calcext:value-type="string">
            <text:p>Dashboard.vue?98fa:208 2019-06-19T07:05:51.886Z</text:p>
          </table:table-cell>
          <table:table-cell office:value-type="string" calcext:value-type="string">
            <text:p>Dashboard.vue?98fa:208 2019-06-19T07:11:15.009Z</text:p>
          </table:table-cell>
          <table:table-cell/>
          <table:table-cell office:value-type="string" calcext:value-type="string">
            <text:p>Dashboard.vue?98fa:208 2019-06-19T07:49:40.241Z</text:p>
          </table:table-cell>
          <table:table-cell office:value-type="string" calcext:value-type="string">
            <text:p>Dashboard.vue?98fa:208 2019-06-19T07:46:35.183Z</text:p>
          </table:table-cell>
          <table:table-cell office:value-type="string" calcext:value-type="string">
            <text:p>Dashboard.vue?98fa:208 2019-06-19T07:42:36.490Z</text:p>
          </table:table-cell>
          <table:table-cell table:number-columns-repeated="2"/>
          <table:table-cell office:value-type="string" calcext:value-type="string">
            <text:p>Dashboard.vue?98fa:208 2019-06-19T07:38:31.759Z</text:p>
          </table:table-cell>
          <table:table-cell office:value-type="string" calcext:value-type="string">
            <text:p>Dashboard.vue?98fa:208 2019-06-19T07:36:55.058Z</text:p>
          </table:table-cell>
          <table:table-cell office:value-type="string" calcext:value-type="string">
            <text:p>Dashboard.vue?98fa:208 2019-06-19T07:24:19.615Z</text:p>
          </table:table-cell>
          <table:table-cell office:value-type="string" calcext:value-type="string">
            <text:p>Dashboard.vue?98fa:208 2019-06-19T07:31:0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8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2639</text:p>
          </table:table-cell>
          <table:table-cell office:value-type="string" calcext:value-type="string">
            <text:p>Dashboard.vue?98fa:207 1017</text:p>
          </table:table-cell>
          <table:table-cell office:value-type="string" calcext:value-type="string">
            <text:p>Dashboard.vue?98fa:207 479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15 tumpukan yang belum diterima : 28</text:p>
          </table:table-cell>
          <table:table-cell office:value-type="string" calcext:value-type="string">
            <text:p>Dashboard.vue?98fa:207 564</text:p>
          </table:table-cell>
          <table:table-cell office:value-type="string" calcext:value-type="string">
            <text:p>Dashboard.vue?98fa:207 473</text:p>
          </table:table-cell>
          <table:table-cell table:number-columns-repeated="2"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603</text:p>
          </table:table-cell>
          <table:table-cell office:value-type="string" calcext:value-type="string">
            <text:p>Dashboard.vue?98fa:207 44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28) ["2019-06-19T06:43:57.187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3.203Z</text:p>
          </table:table-cell>
          <table:table-cell office:value-type="string" calcext:value-type="string">
            <text:p>Dashboard.vue?98fa:207 2019-06-19T06:15:56.076Z</text:p>
          </table:table-cell>
          <table:table-cell table:number-columns-repeated="2"/>
          <table:table-cell office:value-type="string" calcext:value-type="string">
            <text:p>Dashboard.vue?98fa:208 2019-06-19T07:20:13.503Z</text:p>
          </table:table-cell>
          <table:table-cell office:value-type="string" calcext:value-type="string">
            <text:p>Dashboard.vue?98fa:208 2019-06-19T07:18:27.528Z</text:p>
          </table:table-cell>
          <table:table-cell office:value-type="string" calcext:value-type="string">
            <text:p>Dashboard.vue?98fa:208 2019-06-19T07:05:52.886Z</text:p>
          </table:table-cell>
          <table:table-cell office:value-type="string" calcext:value-type="string">
            <text:p>Dashboard.vue?98fa:208 2019-06-19T07:11:20.009Z</text:p>
          </table:table-cell>
          <table:table-cell/>
          <table:table-cell office:value-type="string" calcext:value-type="string">
            <text:p>Dashboard.vue?98fa:216 (28) ["2019-06-19T07:49:37.440Z", "2019-06-19T07:49:37.940Z", "2019-06-19T07:49:38.040Z", "2019-06-19T07:49:38.141Z", "2019-06-19T07:49:38.240Z", "2019-06-19T07:49:38.340Z", "2019-06-19T07:49:38.440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5.683Z</text:p>
          </table:table-cell>
          <table:table-cell office:value-type="string" calcext:value-type="string">
            <text:p>Dashboard.vue?98fa:208 2019-06-19T07:42:37.491Z</text:p>
          </table:table-cell>
          <table:table-cell table:number-columns-repeated="2"/>
          <table:table-cell office:value-type="string" calcext:value-type="string">
            <text:p>Dashboard.vue?98fa:208 2019-06-19T07:38:31.853Z</text:p>
          </table:table-cell>
          <table:table-cell office:value-type="string" calcext:value-type="string">
            <text:p>Dashboard.vue?98fa:208 2019-06-19T07:36:55.559Z</text:p>
          </table:table-cell>
          <table:table-cell office:value-type="string" calcext:value-type="string">
            <text:p>Dashboard.vue?98fa:208 2019-06-19T07:24:20.616Z</text:p>
          </table:table-cell>
          <table:table-cell office:value-type="string" calcext:value-type="string">
            <text:p>Dashboard.vue?98fa:208 2019-06-19T07:31:1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440</text:p>
          </table:table-cell>
          <table:table-cell office:value-type="string" calcext:value-type="string">
            <text:p>Dashboard.vue?98fa:206 448</text:p>
          </table:table-cell>
          <table:table-cell office:value-type="string" calcext:value-type="string">
            <text:p>Dashboard.vue?98fa:206 1238</text:p>
          </table:table-cell>
          <table:table-cell table:number-columns-repeated="2"/>
          <table:table-cell office:value-type="string" calcext:value-type="string">
            <text:p>Dashboard.vue?98fa:215 tumpukan yang belum diterima : 12</text:p>
          </table:table-cell>
          <table:table-cell office:value-type="string" calcext:value-type="string">
            <text:p>Dashboard.vue?98fa:207 745</text:p>
          </table:table-cell>
          <table:table-cell office:value-type="string" calcext:value-type="string">
            <text:p>Dashboard.vue?98fa:207 500</text:p>
          </table:table-cell>
          <table:table-cell office:value-type="string" calcext:value-type="string">
            <text:p>Dashboard.vue?98fa:207 728</text:p>
          </table:table-cell>
          <table:table-cell/>
          <table:table-cell office:value-type="string" calcext:value-type="string">
            <text:p>Dashboard.vue?98fa:207 19283</text:p>
          </table:table-cell>
          <table:table-cell office:value-type="string" calcext:value-type="string">
            <text:p>Dashboard.vue?98fa:207 462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4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4:00.086Z</text:p>
          </table:table-cell>
          <table:table-cell office:value-type="string" calcext:value-type="string">
            <text:p>Dashboard.vue?98fa:207 2019-06-19T06:09:13.702Z</text:p>
          </table:table-cell>
          <table:table-cell office:value-type="string" calcext:value-type="string">
            <text:p>Dashboard.vue?98fa:207 2019-06-19T06:15:57.076Z</text:p>
          </table:table-cell>
          <table:table-cell table:number-columns-repeated="2"/>
          <table:table-cell office:value-type="string" calcext:value-type="string">
            <text:p>Dashboard.vue?98fa:216 (12) [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8.115Z</text:p>
          </table:table-cell>
          <table:table-cell office:value-type="string" calcext:value-type="string">
            <text:p>Dashboard.vue?98fa:208 2019-06-19T07:05:53.886Z</text:p>
          </table:table-cell>
          <table:table-cell office:value-type="string" calcext:value-type="string">
            <text:p>Dashboard.vue?98fa:208 2019-06-19T07:11:25.009Z</text:p>
          </table:table-cell>
          <table:table-cell/>
          <table:table-cell office:value-type="string" calcext:value-type="string">
            <text:p>Dashboard.vue?98fa:208 2019-06-19T07:49:40.340Z</text:p>
          </table:table-cell>
          <table:table-cell office:value-type="string" calcext:value-type="string">
            <text:p>Dashboard.vue?98fa:208 2019-06-19T07:46:36.183Z</text:p>
          </table:table-cell>
          <table:table-cell office:value-type="string" calcext:value-type="string">
            <text:p>Dashboard.vue?98fa:208 2019-06-19T07:42:38.490Z</text:p>
          </table:table-cell>
          <table:table-cell table:number-columns-repeated="2"/>
          <table:table-cell office:value-type="string" calcext:value-type="string">
            <text:p>Dashboard.vue?98fa:208 2019-06-19T07:38:31.952Z</text:p>
          </table:table-cell>
          <table:table-cell office:value-type="string" calcext:value-type="string">
            <text:p>Dashboard.vue?98fa:208 2019-06-19T07:36:56.059Z</text:p>
          </table:table-cell>
          <table:table-cell office:value-type="string" calcext:value-type="string">
            <text:p>Dashboard.vue?98fa:208 2019-06-19T07:24:21.615Z</text:p>
          </table:table-cell>
          <table:table-cell office:value-type="string" calcext:value-type="string">
            <text:p>Dashboard.vue?98fa:208 2019-06-19T07:31:1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7</text:p>
          </table:table-cell>
          <table:table-cell office:value-type="string" calcext:value-type="string">
            <text:p>Dashboard.vue?98fa:206 566</text:p>
          </table:table-cell>
          <table:table-cell office:value-type="string" calcext:value-type="string">
            <text:p>Dashboard.vue?98fa:206 853</text:p>
          </table:table-cell>
          <table:table-cell table:number-columns-repeated="2"/>
          <table:table-cell office:value-type="string" calcext:value-type="string">
            <text:p>Dashboard.vue?98fa:207 2545</text:p>
          </table:table-cell>
          <table:table-cell office:value-type="string" calcext:value-type="string">
            <text:p>Dashboard.vue?98fa:207 561</text:p>
          </table:table-cell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27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12</text:p>
          </table:table-cell>
          <table:table-cell table:number-columns-repeated="2"/>
          <table:table-cell office:value-type="string" calcext:value-type="string">
            <text:p>Dashboard.vue?98fa:215 tumpukan yang belum diterima : 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48</text:p>
          </table:table-cell>
          <table:table-cell office:value-type="string" calcext:value-type="string">
            <text:p>Dashboard.vue?98fa:207 45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27) ["2019-06-19T06:43:57.187Z", "2019-06-19T06:43:58.086Z", "2019-06-19T06:43:58.186Z", "2019-06-19T06:43:58.286Z", "2019-06-19T06:43:58.386Z", "2019-06-19T06:43:58.486Z", "2019-06-19T06:43:58.5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4.202Z</text:p>
          </table:table-cell>
          <table:table-cell office:value-type="string" calcext:value-type="string">
            <text:p>Dashboard.vue?98fa:207 2019-06-19T06:15:58.076Z</text:p>
          </table:table-cell>
          <table:table-cell table:number-columns-repeated="2"/>
          <table:table-cell office:value-type="string" calcext:value-type="string">
            <text:p>Dashboard.vue?98fa:208 2019-06-19T07:20:13.604Z</text:p>
          </table:table-cell>
          <table:table-cell office:value-type="string" calcext:value-type="string">
            <text:p>Dashboard.vue?98fa:208 2019-06-19T07:18:28.527Z</text:p>
          </table:table-cell>
          <table:table-cell office:value-type="string" calcext:value-type="string">
            <text:p>Dashboard.vue?98fa:208 2019-06-19T07:05:54.886Z</text:p>
          </table:table-cell>
          <table:table-cell office:value-type="string" calcext:value-type="string">
            <text:p>Dashboard.vue?98fa:208 2019-06-19T07:11:30.009Z</text:p>
          </table:table-cell>
          <table:table-cell/>
          <table:table-cell office:value-type="string" calcext:value-type="string">
            <text:p>Dashboard.vue?98fa:216 (27) ["2019-06-19T07:49:37.440Z", "2019-06-19T07:49:37.940Z", "2019-06-19T07:49:38.040Z", "2019-06-19T07:49:38.141Z", "2019-06-19T07:49:38.240Z", "2019-06-19T07:49:38.340Z", "2019-06-19T07:49:38.4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6.682Z</text:p>
          </table:table-cell>
          <table:table-cell office:value-type="string" calcext:value-type="string">
            <text:p>Dashboard.vue?98fa:208 2019-06-19T07:42:39.491Z</text:p>
          </table:table-cell>
          <table:table-cell table:number-columns-repeated="2"/>
          <table:table-cell office:value-type="string" calcext:value-type="string">
            <text:p>Dashboard.vue?98fa:216 (5) ["2019-06-19T07:38:32.053Z", 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6.559Z</text:p>
          </table:table-cell>
          <table:table-cell office:value-type="string" calcext:value-type="string">
            <text:p>Dashboard.vue?98fa:208 2019-06-19T07:24:22.615Z</text:p>
          </table:table-cell>
          <table:table-cell office:value-type="string" calcext:value-type="string">
            <text:p>Dashboard.vue?98fa:208 2019-06-19T07:31:2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852</text:p>
          </table:table-cell>
          <table:table-cell office:value-type="string" calcext:value-type="string">
            <text:p>Dashboard.vue?98fa:206 450</text:p>
          </table:table-cell>
          <table:table-cell office:value-type="string" calcext:value-type="string">
            <text:p>Dashboard.vue?98fa:206 459</text:p>
          </table:table-cell>
          <table:table-cell table:number-columns-repeated="2"/>
          <table:table-cell office:value-type="string" calcext:value-type="string">
            <text:p>Dashboard.vue?98fa:215 tumpukan yang belum diterima : 11</text:p>
          </table:table-cell>
          <table:table-cell office:value-type="string" calcext:value-type="string">
            <text:p>Dashboard.vue?98fa:207 476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1966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22</text:p>
          </table:table-cell>
          <table:table-cell table:number-columns-repeated="2"/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47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4:00.186Z</text:p>
          </table:table-cell>
          <table:table-cell office:value-type="string" calcext:value-type="string">
            <text:p>Dashboard.vue?98fa:207 2019-06-19T06:09:14.702Z</text:p>
          </table:table-cell>
          <table:table-cell office:value-type="string" calcext:value-type="string">
            <text:p>Dashboard.vue?98fa:207 2019-06-19T06:15:59.076Z</text:p>
          </table:table-cell>
          <table:table-cell table:number-columns-repeated="2"/>
          <table:table-cell office:value-type="string" calcext:value-type="string">
            <text:p>Dashboard.vue?98fa:216 (11) [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9.027Z</text:p>
          </table:table-cell>
          <table:table-cell office:value-type="string" calcext:value-type="string">
            <text:p>Dashboard.vue?98fa:208 2019-06-19T07:05:55.886Z</text:p>
          </table:table-cell>
          <table:table-cell office:value-type="string" calcext:value-type="string">
            <text:p>Dashboard.vue?98fa:208 2019-06-19T07:11:35.009Z</text:p>
          </table:table-cell>
          <table:table-cell/>
          <table:table-cell office:value-type="string" calcext:value-type="string">
            <text:p>Dashboard.vue?98fa:208 2019-06-19T07:49:40.440Z</text:p>
          </table:table-cell>
          <table:table-cell office:value-type="string" calcext:value-type="string">
            <text:p>Dashboard.vue?98fa:208 2019-06-19T07:46:37.182Z</text:p>
          </table:table-cell>
          <table:table-cell office:value-type="string" calcext:value-type="string">
            <text:p>Dashboard.vue?98fa:208 2019-06-19T07:42:40.490Z</text:p>
          </table:table-cell>
          <table:table-cell table:number-columns-repeated="2"/>
          <table:table-cell office:value-type="string" calcext:value-type="string">
            <text:p>Dashboard.vue?98fa:208 2019-06-19T07:38:32.053Z</text:p>
          </table:table-cell>
          <table:table-cell office:value-type="string" calcext:value-type="string">
            <text:p>Dashboard.vue?98fa:208 2019-06-19T07:36:57.059Z</text:p>
          </table:table-cell>
          <table:table-cell office:value-type="string" calcext:value-type="string">
            <text:p>Dashboard.vue?98fa:208 2019-06-19T07:24:23.615Z</text:p>
          </table:table-cell>
          <table:table-cell office:value-type="string" calcext:value-type="string">
            <text:p>Dashboard.vue?98fa:208 2019-06-19T07:31:29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6</text:p>
          </table:table-cell>
          <table:table-cell office:value-type="string" calcext:value-type="string">
            <text:p>Dashboard.vue?98fa:206 985</text:p>
          </table:table-cell>
          <table:table-cell office:value-type="string" calcext:value-type="string">
            <text:p>Dashboard.vue?98fa:206 486</text:p>
          </table:table-cell>
          <table:table-cell table:number-columns-repeated="2"/>
          <table:table-cell office:value-type="string" calcext:value-type="string">
            <text:p>Dashboard.vue?98fa:207 2451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656</text:p>
          </table:table-cell>
          <table:table-cell office:value-type="string" calcext:value-type="string">
            <text:p>Dashboard.vue?98fa:207 578</text:p>
          </table:table-cell>
          <table:table-cell/>
          <table:table-cell office:value-type="string" calcext:value-type="string">
            <text:p>Dashboard.vue?98fa:215 tumpukan yang belum diterima : 26</text:p>
          </table:table-cell>
          <table:table-cell office:value-type="string" calcext:value-type="string">
            <text:p>Dashboard.vue?98fa:207 518</text:p>
          </table:table-cell>
          <table:table-cell office:value-type="string" calcext:value-type="string">
            <text:p>Dashboard.vue?98fa:207 971</text:p>
          </table:table-cell>
          <table:table-cell table:number-columns-repeated="2"/>
          <table:table-cell office:value-type="string" calcext:value-type="string">
            <text:p>Dashboard.vue?98fa:215 tumpukan yang belum diterima : 4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9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26) ["2019-06-19T06:43:57.187Z", "2019-06-19T06:43:58.086Z", "2019-06-19T06:43:58.186Z", "2019-06-19T06:43:58.286Z", "2019-06-19T06:43:58.386Z", "2019-06-19T06:43:58.486Z", "2019-06-19T06:43:58.5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5.203Z</text:p>
          </table:table-cell>
          <table:table-cell office:value-type="string" calcext:value-type="string">
            <text:p>Dashboard.vue?98fa:207 2019-06-19T06:16:00.076Z</text:p>
          </table:table-cell>
          <table:table-cell table:number-columns-repeated="2"/>
          <table:table-cell office:value-type="string" calcext:value-type="string">
            <text:p>Dashboard.vue?98fa:208 2019-06-19T07:20:13.703Z</text:p>
          </table:table-cell>
          <table:table-cell office:value-type="string" calcext:value-type="string">
            <text:p>Dashboard.vue?98fa:208 2019-06-19T07:18:29.527Z</text:p>
          </table:table-cell>
          <table:table-cell office:value-type="string" calcext:value-type="string">
            <text:p>Dashboard.vue?98fa:208 2019-06-19T07:05:56.886Z</text:p>
          </table:table-cell>
          <table:table-cell office:value-type="string" calcext:value-type="string">
            <text:p>Dashboard.vue?98fa:208 2019-06-19T07:11:40.009Z</text:p>
          </table:table-cell>
          <table:table-cell/>
          <table:table-cell office:value-type="string" calcext:value-type="string">
            <text:p>Dashboard.vue?98fa:216 (26) ["2019-06-19T07:49:37.440Z", "2019-06-19T07:49:37.940Z", "2019-06-19T07:49:38.040Z", "2019-06-19T07:49:38.141Z", "2019-06-19T07:49:38.240Z", "2019-06-19T07:49:38.340Z", "2019-06-19T07:49:38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7.683Z</text:p>
          </table:table-cell>
          <table:table-cell office:value-type="string" calcext:value-type="string">
            <text:p>Dashboard.vue?98fa:208 2019-06-19T07:42:41.490Z</text:p>
          </table:table-cell>
          <table:table-cell table:number-columns-repeated="2"/>
          <table:table-cell office:value-type="string" calcext:value-type="string">
            <text:p>Dashboard.vue?98fa:216 (4) [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7.559Z</text:p>
          </table:table-cell>
          <table:table-cell office:value-type="string" calcext:value-type="string">
            <text:p>Dashboard.vue?98fa:208 2019-06-19T07:24:24.615Z</text:p>
          </table:table-cell>
          <table:table-cell office:value-type="string" calcext:value-type="string">
            <text:p>Dashboard.vue?98fa:208 2019-06-19T07:31:34.599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7768</text:p>
          </table:table-cell>
          <table:table-cell/>
          <table:table-cell office:value-type="string" calcext:value-type="string">
            <text:p>Dashboard.vue?98fa:206 519</text:p>
          </table:table-cell>
          <table:table-cell table:number-columns-repeated="2"/>
          <table:table-cell office:value-type="string" calcext:value-type="string">
            <text:p>Dashboard.vue?98fa:215 tumpukan yang belum diterima : 10</text:p>
          </table:table-cell>
          <table:table-cell office:value-type="string" calcext:value-type="string">
            <text:p>Dashboard.vue?98fa:207 48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ashboard.vue?98fa:207 513</text:p>
          </table:table-cell>
          <table:table-cell/>
          <table:table-cell office:value-type="string" calcext:value-type="string">
            <text:p>Dashboard.vue?98fa:207 19583</text:p>
          </table:table-cell>
          <table:table-cell table:number-columns-repeated="2" office:value-type="string" calcext:value-type="string">
            <text:p>Dashboard.vue?98fa:215 tumpukan yang belum diterima : 2</text:p>
          </table:table-cell>
          <table:table-cell table:number-columns-repeated="2"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1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4:00.286Z</text:p>
          </table:table-cell>
          <table:table-cell/>
          <table:table-cell office:value-type="string" calcext:value-type="string">
            <text:p>Dashboard.vue?98fa:207 2019-06-19T06:16:01.075Z</text:p>
          </table:table-cell>
          <table:table-cell table:number-columns-repeated="2"/>
          <table:table-cell office:value-type="string" calcext:value-type="string">
            <text:p>Dashboard.vue?98fa:216 (10) [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30.027Z</text:p>
          </table:table-cell>
          <table:table-cell office:value-type="string" calcext:value-type="string">
            <text:p>Dashboard.vue?98fa:208 2019-06-19T07:05:57.885Z</text:p>
          </table:table-cell>
          <table:table-cell office:value-type="string" calcext:value-type="string">
            <text:p>Dashboard.vue?98fa:208 2019-06-19T07:11:45.009Z</text:p>
          </table:table-cell>
          <table:table-cell/>
          <table:table-cell office:value-type="string" calcext:value-type="string">
            <text:p>Dashboard.vue?98fa:208 2019-06-19T07:49:40.540Z</text:p>
          </table:table-cell>
          <table:table-cell office:value-type="string" calcext:value-type="string">
            <text:p>Dashboard.vue?98fa:216 (2) ["2019-06-19T07:46:13.683Z", "2019-06-19T07:46:38.182Z"]</text:p>
          </table:table-cell>
          <table:table-cell office:value-type="string" calcext:value-type="string">
            <text:p>Dashboard.vue?98fa:216 (2) ["2019-06-19T07:41:52.491Z", "2019-06-19T07:42:06.491Z"]</text:p>
          </table:table-cell>
          <table:table-cell table:number-columns-repeated="2"/>
          <table:table-cell office:value-type="string" calcext:value-type="string">
            <text:p>Dashboard.vue?98fa:208 2019-06-19T07:38:32.154Z</text:p>
          </table:table-cell>
          <table:table-cell office:value-type="string" calcext:value-type="string">
            <text:p>Dashboard.vue?98fa:208 2019-06-19T07:36:58.059Z</text:p>
          </table:table-cell>
          <table:table-cell office:value-type="string" calcext:value-type="string">
            <text:p>Dashboard.vue?98fa:208 2019-06-19T07:24:25.615Z</text:p>
          </table:table-cell>
          <table:table-cell office:value-type="string" calcext:value-type="string">
            <text:p>Dashboard.vue?98fa:208 2019-06-19T07:31:39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5</text:p>
          </table:table-cell>
          <table:table-cell office:value-type="string" calcext:value-type="string">
            <text:p>tumpukan yang belum diterima : 2</text:p>
          </table:table-cell>
          <table:table-cell office:value-type="string" calcext:value-type="string">
            <text:p>tumpukan yang belum diterima : 1</text:p>
          </table:table-cell>
          <table:table-cell table:number-columns-repeated="2"/>
          <table:table-cell office:value-type="string" calcext:value-type="string">
            <text:p>Dashboard.vue?98fa:207 235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29</text:p>
          </table:table-cell>
          <table:table-cell/>
          <table:table-cell office:value-type="string" calcext:value-type="string">
            <text:p>Dashboard.vue?98fa:215 tumpukan yang belum diterima : 25</text:p>
          </table:table-cell>
          <table:table-cell office:value-type="string" calcext:value-type="string">
            <text:p>Dashboard.vue?98fa:207 528</text:p>
          </table:table-cell>
          <table:table-cell table:number-columns-repeated="3"/>
          <table:table-cell office:value-type="string" calcext:value-type="string">
            <text:p>Dashboard.vue?98fa:215 tumpukan yang belum diterima : 3</text:p>
          </table:table-cell>
          <table:table-cell office:value-type="string" calcext:value-type="string">
            <text:p>Dashboard.vue?98fa:215 tumpukan yang belum diterima : 1</text:p>
          </table:table-cell>
          <table:table-cell office:value-type="string" calcext:value-type="string">
            <text:p>Dashboard.vue?98fa:207 747</text:p>
          </table:table-cell>
          <table:table-cell office:value-type="string" calcext:value-type="string">
            <text:p>Dashboard.vue?98fa:207 53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5 (25) ["2019-06-19T06:43:57.187Z", "2019-06-19T06:43:58.086Z", "2019-06-19T06:43:58.186Z", "2019-06-19T06:43:58.286Z", "2019-06-19T06:43:58.386Z", "2019-06-19T06:43:58.486Z", "2019-06-19T06:43:58.5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15 ["2019-06-19T06:08:51.202Z", “2019-06-19T06:09:15.703Z”]</text:p>
          </table:table-cell>
          <table:table-cell office:value-type="string" calcext:value-type="string">
            <text:p>Dashboard.vue?98fa:215 ["2019-06-19T06:15:21.076Z"]</text:p>
          </table:table-cell>
          <table:table-cell table:number-columns-repeated="2"/>
          <table:table-cell office:value-type="string" calcext:value-type="string">
            <text:p>Dashboard.vue?98fa:208 2019-06-19T07:20:13.803Z</text:p>
          </table:table-cell>
          <table:table-cell office:value-type="string" calcext:value-type="string">
            <text:p>Dashboard.vue?98fa:208 2019-06-19T07:18:30.528Z</text:p>
          </table:table-cell>
          <table:table-cell office:value-type="string" calcext:value-type="string">
            <text:p>Dashboard.vue?98fa:208 2019-06-19T07:05:58.886Z</text:p>
          </table:table-cell>
          <table:table-cell office:value-type="string" calcext:value-type="string">
            <text:p>Dashboard.vue?98fa:208 2019-06-19T07:11:50.009Z</text:p>
          </table:table-cell>
          <table:table-cell/>
          <table:table-cell office:value-type="string" calcext:value-type="string">
            <text:p>Dashboard.vue?98fa:216 (25) ["2019-06-19T07:49:37.440Z", "2019-06-19T07:49:37.9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8.182Z</text:p>
          </table:table-cell>
          <table:table-cell table:number-columns-repeated="3"/>
          <table:table-cell office:value-type="string" calcext:value-type="string">
            <text:p>Dashboard.vue?98fa:216 (3) ["2019-06-19T07:38:32.253Z", "2019-06-19T07:38:32.353Z", "2019-06-19T07:38:32.453Z"]</text:p>
          </table:table-cell>
          <table:table-cell office:value-type="string" calcext:value-type="string">
            <text:p>Dashboard.vue?98fa:216 ["2019-06-19T07:36:58.559Z"]</text:p>
          </table:table-cell>
          <table:table-cell office:value-type="string" calcext:value-type="string">
            <text:p>Dashboard.vue?98fa:208 2019-06-19T07:24:26.616Z</text:p>
          </table:table-cell>
          <table:table-cell office:value-type="string" calcext:value-type="string">
            <text:p>Dashboard.vue?98fa:208 2019-06-19T07:31:44.598Z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6 8266</text:p>
          </table:table-cell>
          <table:table-cell table:number-columns-repeated="4"/>
          <table:table-cell office:value-type="string" calcext:value-type="string">
            <text:p>Dashboard.vue?98fa:215 tumpukan yang belum diterima : 9</text:p>
          </table:table-cell>
          <table:table-cell table:number-columns-repeated="3" office:value-type="string" calcext:value-type="string">
            <text:p>Dashboard.vue?98fa:215 tumpukan yang belum diterima : 0</text:p>
          </table:table-cell>
          <table:table-cell/>
          <table:table-cell office:value-type="string" calcext:value-type="string">
            <text:p>Dashboard.vue?98fa:207 22984</text:p>
          </table:table-cell>
          <table:table-cell office:value-type="string" calcext:value-type="string">
            <text:p>Dashboard.vue?98fa:215 tumpukan yang belum diterima : 1</text:p>
          </table:table-cell>
          <table:table-cell table:number-columns-repeated="3"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28</text:p>
          </table:table-cell>
          <table:table-cell table:number-columns-repeated="2" office:value-type="string" calcext:value-type="string">
            <text:p>Dashboard.vue?98fa:215 tumpukan yang belum diterima : 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07 2019-06-19T06:44:00.386Z</text:p>
          </table:table-cell>
          <table:table-cell table:number-columns-repeated="4"/>
          <table:table-cell office:value-type="string" calcext:value-type="string">
            <text:p>Dashboard.vue?98fa:216 (9) [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3" office:value-type="string" calcext:value-type="string">
            <text:p>Dashboard.vue?98fa:216 []</text:p>
          </table:table-cell>
          <table:table-cell/>
          <table:table-cell office:value-type="string" calcext:value-type="string">
            <text:p>Dashboard.vue?98fa:208 2019-06-19T07:49:37.940Z</text:p>
          </table:table-cell>
          <table:table-cell office:value-type="string" calcext:value-type="string">
            <text:p>Dashboard.vue?98fa:216 ["2019-06-19T07:46:13.683Z"]</text:p>
          </table:table-cell>
          <table:table-cell table:number-columns-repeated="3"/>
          <table:table-cell office:value-type="string" calcext:value-type="string">
            <text:p>Dashboard.vue?98fa:208 2019-06-19T07:38:32.253Z</text:p>
          </table:table-cell>
          <table:table-cell office:value-type="string" calcext:value-type="string">
            <text:p>Dashboard.vue?98fa:208 2019-06-19T07:36:58.559Z</text:p>
          </table:table-cell>
          <table:table-cell table:number-columns-repeated="2" office:value-type="string" calcext:value-type="string">
            <text:p>Dashboard.vue?98fa:216 []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shboard.vue?98fa:214 tumpukan yang belum diterima : 24</text:p>
          </table:table-cell>
          <table:table-cell table:number-columns-repeated="4"/>
          <table:table-cell office:value-type="string" calcext:value-type="string">
            <text:p>Dashboard.vue?98fa:207 2265</text:p>
          </table:table-cell>
          <table:table-cell table:number-columns-repeated="4"/>
          <table:table-cell office:value-type="string" calcext:value-type="string">
            <text:p>Dashboard.vue?98fa:215 tumpukan yang belum diterima : 24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office:value-type="string" calcext:value-type="string">
            <text:p>Dashboard.vue?98fa:215 tumpukan yang belum diterima : 0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ashboard.vue?98fa:215 (24) ["2019-06-19T06:43:57.187Z", "2019-06-19T06:43:58.086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3.903Z</text:p>
          </table:table-cell>
          <table:table-cell table:number-columns-repeated="4"/>
          <table:table-cell office:value-type="string" calcext:value-type="string">
            <text:p>Dashboard.vue?98fa:216 (24) ["2019-06-19T07:49:37.4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(2) ["2019-06-19T07:38:32.353Z", "2019-06-19T07:38:32.453Z"]</text:p>
          </table:table-cell>
          <table:table-cell office:value-type="string" calcext:value-type="string">
            <text:p>Dashboard.vue?98fa:216 []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ashboard.vue?98fa:206 10582</text:p>
          </table:table-cell>
          <table:table-cell table:number-columns-repeated="4"/>
          <table:table-cell office:value-type="string" calcext:value-type="string">
            <text:p>Dashboard.vue?98fa:215 tumpukan yang belum diterima : 8</text:p>
          </table:table-cell>
          <table:table-cell table:number-columns-repeated="4"/>
          <table:table-cell office:value-type="string" calcext:value-type="string">
            <text:p>Dashboard.vue?98fa:207 22906</text:p>
          </table:table-cell>
          <table:table-cell table:number-columns-repeated="4"/>
          <table:table-cell office:value-type="string" calcext:value-type="string">
            <text:p>Dashboard.vue?98fa:207 41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07 2019-06-19T06:43:58.086Z</text:p>
          </table:table-cell>
          <table:table-cell table:number-columns-repeated="4"/>
          <table:table-cell office:value-type="string" calcext:value-type="string">
            <text:p>Dashboard.vue?98fa:216 (8) [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38.040Z</text:p>
          </table:table-cell>
          <table:table-cell table:number-columns-repeated="4"/>
          <table:table-cell office:value-type="string" calcext:value-type="string">
            <text:p>Dashboard.vue?98fa:208 2019-06-19T07:38:32.353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14 tumpukan yang belum diterima : 23</text:p>
          </table:table-cell>
          <table:table-cell table:number-columns-repeated="4"/>
          <table:table-cell office:value-type="string" calcext:value-type="string">
            <text:p>Dashboard.vue?98fa:207 2170</text:p>
          </table:table-cell>
          <table:table-cell table:number-columns-repeated="4"/>
          <table:table-cell office:value-type="string" calcext:value-type="string">
            <text:p>Dashboard.vue?98fa:215 tumpukan yang belum diterima : 23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15 (23) ["2019-06-19T06:43:57.187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004Z</text:p>
          </table:table-cell>
          <table:table-cell table:number-columns-repeated="4"/>
          <table:table-cell office:value-type="string" calcext:value-type="string">
            <text:p>Dashboard.vue?98fa:216 (23) ["2019-06-19T07:49:37.4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"2019-06-19T07:38:32.453Z"]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06 8673</text:p>
          </table:table-cell>
          <table:table-cell table:number-columns-repeated="4"/>
          <table:table-cell office:value-type="string" calcext:value-type="string">
            <text:p>Dashboard.vue?98fa:215 tumpukan yang belum diterima : 7</text:p>
          </table:table-cell>
          <table:table-cell table:number-columns-repeated="4"/>
          <table:table-cell office:value-type="string" calcext:value-type="string">
            <text:p>Dashboard.vue?98fa:207 20399</text:p>
          </table:table-cell>
          <table:table-cell table:number-columns-repeated="4"/>
          <table:table-cell office:value-type="string" calcext:value-type="string">
            <text:p>Dashboard.vue?98fa:207 413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07 2019-06-19T06:44:00.486Z</text:p>
          </table:table-cell>
          <table:table-cell table:number-columns-repeated="4"/>
          <table:table-cell office:value-type="string" calcext:value-type="string">
            <text:p>Dashboard.vue?98fa:216 (7) [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641Z</text:p>
          </table:table-cell>
          <table:table-cell table:number-columns-repeated="4"/>
          <table:table-cell office:value-type="string" calcext:value-type="string">
            <text:p>Dashboard.vue?98fa:208 2019-06-19T07:38:32.453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14 tumpukan yang belum diterima : 22</text:p>
          </table:table-cell>
          <table:table-cell table:number-columns-repeated="4"/>
          <table:table-cell office:value-type="string" calcext:value-type="string">
            <text:p>Dashboard.vue?98fa:207 2075</text:p>
          </table:table-cell>
          <table:table-cell table:number-columns-repeated="4"/>
          <table:table-cell office:value-type="string" calcext:value-type="string">
            <text:p>Dashboard.vue?98fa:215 tumpukan yang belum diterima : 22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15 (22) ["2019-06-19T06:43:57.187Z", "2019-06-19T06:43:58.186Z", "2019-06-19T06:43:58.286Z", "2019-06-19T06:43:58.386Z", "2019-06-19T06:43:58.486Z", "2019-06-19T06:43:58.5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103Z</text:p>
          </table:table-cell>
          <table:table-cell table:number-columns-repeated="4"/>
          <table:table-cell office:value-type="string" calcext:value-type="string">
            <text:p>Dashboard.vue?98fa:216 (22) ["2019-06-19T07:49:37.440Z", "2019-06-19T07:49:38.141Z", "2019-06-19T07:49:38.240Z", "2019-06-19T07:49:38.340Z", "2019-06-19T07:49:38.440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shboard.vue?98fa:206 8592</text:p>
          </table:table-cell>
          <table:table-cell table:number-columns-repeated="4"/>
          <table:table-cell office:value-type="string" calcext:value-type="string">
            <text:p>Dashboard.vue?98fa:215 tumpukan yang belum diterima : 6</text:p>
          </table:table-cell>
          <table:table-cell table:number-columns-repeated="4"/>
          <table:table-cell office:value-type="string" calcext:value-type="string">
            <text:p>Dashboard.vue?98fa:207 20307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0.586Z</text:p>
          </table:table-cell>
          <table:table-cell table:number-columns-repeated="4"/>
          <table:table-cell office:value-type="string" calcext:value-type="string">
            <text:p>Dashboard.vue?98fa:216 (6) [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7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21</text:p>
          </table:table-cell>
          <table:table-cell table:number-columns-repeated="4"/>
          <table:table-cell office:value-type="string" calcext:value-type="string">
            <text:p>Dashboard.vue?98fa:207 1982</text:p>
          </table:table-cell>
          <table:table-cell table:number-columns-repeated="4"/>
          <table:table-cell office:value-type="string" calcext:value-type="string">
            <text:p>Dashboard.vue?98fa:215 tumpukan yang belum diterima : 2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21) ["2019-06-19T06:43:57.187Z", "2019-06-19T06:43:58.186Z", "2019-06-19T06:43:58.286Z", "2019-06-19T06:43:58.386Z", "2019-06-19T06:43:58.486Z", "2019-06-19T06:43:58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204Z</text:p>
          </table:table-cell>
          <table:table-cell table:number-columns-repeated="4"/>
          <table:table-cell office:value-type="string" calcext:value-type="string">
            <text:p>Dashboard.vue?98fa:216 (21) ["2019-06-19T07:49:37.440Z", "2019-06-19T07:49:38.141Z", "2019-06-19T07:49:38.240Z", "2019-06-19T07:49:38.340Z", "2019-06-19T07:49:38.4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8990</text:p>
          </table:table-cell>
          <table:table-cell table:number-columns-repeated="4"/>
          <table:table-cell office:value-type="string" calcext:value-type="string">
            <text:p>Dashboard.vue?98fa:215 tumpukan yang belum diterima : 5</text:p>
          </table:table-cell>
          <table:table-cell table:number-columns-repeated="4"/>
          <table:table-cell office:value-type="string" calcext:value-type="string">
            <text:p>Dashboard.vue?98fa:207 20609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0.686Z</text:p>
          </table:table-cell>
          <table:table-cell table:number-columns-repeated="4"/>
          <table:table-cell office:value-type="string" calcext:value-type="string">
            <text:p>Dashboard.vue?98fa:216 (5) [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8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20</text:p>
          </table:table-cell>
          <table:table-cell table:number-columns-repeated="4"/>
          <table:table-cell office:value-type="string" calcext:value-type="string">
            <text:p>Dashboard.vue?98fa:207 1887</text:p>
          </table:table-cell>
          <table:table-cell table:number-columns-repeated="4"/>
          <table:table-cell office:value-type="string" calcext:value-type="string">
            <text:p>Dashboard.vue?98fa:215 tumpukan yang belum diterima : 2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20) ["2019-06-19T06:43:57.187Z", "2019-06-19T06:43:58.186Z", "2019-06-19T06:43:58.286Z", "2019-06-19T06:43:58.386Z", "2019-06-19T06:43:58.486Z", "2019-06-19T06:43:58.5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303Z</text:p>
          </table:table-cell>
          <table:table-cell table:number-columns-repeated="4"/>
          <table:table-cell office:value-type="string" calcext:value-type="string">
            <text:p>Dashboard.vue?98fa:216 (20) ["2019-06-19T07:49:37.440Z", "2019-06-19T07:49:38.141Z", "2019-06-19T07:49:38.240Z", "2019-06-19T07:49:38.340Z", "2019-06-19T07:49:38.4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8903</text:p>
          </table:table-cell>
          <table:table-cell table:number-columns-repeated="4"/>
          <table:table-cell office:value-type="string" calcext:value-type="string">
            <text:p>Dashboard.vue?98fa:215 tumpukan yang belum diterima : 4</text:p>
          </table:table-cell>
          <table:table-cell table:number-columns-repeated="4"/>
          <table:table-cell office:value-type="string" calcext:value-type="string">
            <text:p>Dashboard.vue?98fa:207 20522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0.786Z</text:p>
          </table:table-cell>
          <table:table-cell table:number-columns-repeated="4"/>
          <table:table-cell office:value-type="string" calcext:value-type="string">
            <text:p>Dashboard.vue?98fa:216 (4) [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9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9</text:p>
          </table:table-cell>
          <table:table-cell table:number-columns-repeated="4"/>
          <table:table-cell office:value-type="string" calcext:value-type="string">
            <text:p>Dashboard.vue?98fa:207 1793</text:p>
          </table:table-cell>
          <table:table-cell table:number-columns-repeated="4"/>
          <table:table-cell office:value-type="string" calcext:value-type="string">
            <text:p>Dashboard.vue?98fa:215 tumpukan yang belum diterima : 19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9) ["2019-06-19T06:43:57.187Z", "2019-06-19T06:43:58.186Z", "2019-06-19T06:43:58.286Z", "2019-06-19T06:43:58.386Z", "2019-06-19T06:43:58.486Z", "2019-06-19T06:43:58.5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403Z</text:p>
          </table:table-cell>
          <table:table-cell table:number-columns-repeated="4"/>
          <table:table-cell office:value-type="string" calcext:value-type="string">
            <text:p>Dashboard.vue?98fa:216 (19) ["2019-06-19T07:49:37.440Z", "2019-06-19T07:49:38.141Z", "2019-06-19T07:49:38.240Z", "2019-06-19T07:49:38.340Z", "2019-06-19T07:49:38.4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9297</text:p>
          </table:table-cell>
          <table:table-cell table:number-columns-repeated="4"/>
          <table:table-cell office:value-type="string" calcext:value-type="string">
            <text:p>Dashboard.vue?98fa:215 tumpukan yang belum diterima : 3</text:p>
          </table:table-cell>
          <table:table-cell table:number-columns-repeated="4"/>
          <table:table-cell office:value-type="string" calcext:value-type="string">
            <text:p>Dashboard.vue?98fa:207 2092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0.886Z</text:p>
          </table:table-cell>
          <table:table-cell table:number-columns-repeated="4"/>
          <table:table-cell office:value-type="string" calcext:value-type="string">
            <text:p>Dashboard.vue?98fa:216 (3) [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0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8</text:p>
          </table:table-cell>
          <table:table-cell table:number-columns-repeated="4"/>
          <table:table-cell office:value-type="string" calcext:value-type="string">
            <text:p>Dashboard.vue?98fa:207 1698</text:p>
          </table:table-cell>
          <table:table-cell table:number-columns-repeated="4"/>
          <table:table-cell office:value-type="string" calcext:value-type="string">
            <text:p>Dashboard.vue?98fa:215 tumpukan yang belum diterima : 1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8) ["2019-06-19T06:43:57.187Z", "2019-06-19T06:43:58.186Z", "2019-06-19T06:43:58.286Z", "2019-06-19T06:43:58.386Z", "2019-06-19T06:43:58.486Z", "2019-06-19T06:43:58.5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503Z</text:p>
          </table:table-cell>
          <table:table-cell table:number-columns-repeated="4"/>
          <table:table-cell office:value-type="string" calcext:value-type="string">
            <text:p>Dashboard.vue?98fa:216 (18) ["2019-06-19T07:49:37.440Z", "2019-06-19T07:49:38.141Z", "2019-06-19T07:49:38.240Z", "2019-06-19T07:49:38.340Z", "2019-06-19T07:49:38.4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9211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table:number-columns-repeated="4"/>
          <table:table-cell office:value-type="string" calcext:value-type="string">
            <text:p>Dashboard.vue?98fa:207 2083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0.986Z</text:p>
          </table:table-cell>
          <table:table-cell table:number-columns-repeated="4"/>
          <table:table-cell office:value-type="string" calcext:value-type="string">
            <text:p>Dashboard.vue?98fa:216 (2) [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1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7</text:p>
          </table:table-cell>
          <table:table-cell table:number-columns-repeated="4"/>
          <table:table-cell office:value-type="string" calcext:value-type="string">
            <text:p>Dashboard.vue?98fa:207 1602</text:p>
          </table:table-cell>
          <table:table-cell table:number-columns-repeated="4"/>
          <table:table-cell office:value-type="string" calcext:value-type="string">
            <text:p>Dashboard.vue?98fa:215 tumpukan yang belum diterima : 17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7) ["2019-06-19T06:43:57.187Z", "2019-06-19T06:43:58.186Z", "2019-06-19T06:43:58.2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604Z</text:p>
          </table:table-cell>
          <table:table-cell table:number-columns-repeated="4"/>
          <table:table-cell office:value-type="string" calcext:value-type="string">
            <text:p>Dashboard.vue?98fa:216 (17) ["2019-06-19T07:49:37.440Z", "2019-06-19T07:49:38.141Z", "2019-06-19T07:49:38.240Z", "2019-06-19T07:49:38.340Z", "2019-06-19T07:49:38.4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2417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4"/>
          <table:table-cell office:value-type="string" calcext:value-type="string">
            <text:p>Dashboard.vue?98fa:207 21124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3:58.286Z</text:p>
          </table:table-cell>
          <table:table-cell table:number-columns-repeated="4"/>
          <table:table-cell office:value-type="string" calcext:value-type="string">
            <text:p>Dashboard.vue?98fa:216 ["2019-06-19T07:20:14.704Z"]</text:p>
          </table:table-cell>
          <table:table-cell table:number-columns-repeated="4"/>
          <table:table-cell office:value-type="string" calcext:value-type="string">
            <text:p>Dashboard.vue?98fa:208 2019-06-19T07:49:41.2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6</text:p>
          </table:table-cell>
          <table:table-cell table:number-columns-repeated="4"/>
          <table:table-cell office:value-type="string" calcext:value-type="string">
            <text:p>Dashboard.vue?98fa:207 1507</text:p>
          </table:table-cell>
          <table:table-cell table:number-columns-repeated="4"/>
          <table:table-cell office:value-type="string" calcext:value-type="string">
            <text:p>Dashboard.vue?98fa:215 tumpukan yang belum diterima : 16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6) ["2019-06-19T06:43:57.187Z", "2019-06-19T06:43:58.1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704Z</text:p>
          </table:table-cell>
          <table:table-cell table:number-columns-repeated="4"/>
          <table:table-cell office:value-type="string" calcext:value-type="string">
            <text:p>Dashboard.vue?98fa:216 (16) ["2019-06-19T07:49:37.440Z", "2019-06-19T07:49:38.141Z", "2019-06-19T07:49:38.240Z", "2019-06-19T07:49:38.340Z", "2019-06-19T07:49:38.4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2535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4"/>
          <table:table-cell office:value-type="string" calcext:value-type="string">
            <text:p>Dashboard.vue?98fa:207 2103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3:58.186Z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4"/>
          <table:table-cell office:value-type="string" calcext:value-type="string">
            <text:p>Dashboard.vue?98fa:208 2019-06-19T07:49:41.341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5</text:p>
          </table:table-cell>
          <table:table-cell table:number-columns-repeated="9"/>
          <table:table-cell office:value-type="string" calcext:value-type="string">
            <text:p>Dashboard.vue?98fa:215 tumpukan yang belum diterima : 1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5) ["2019-06-19T06:43:57.187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5) ["2019-06-19T07:49:37.440Z", "2019-06-19T07:49:38.141Z", "2019-06-19T07:49:38.240Z", "2019-06-19T07:49:38.340Z", "2019-06-19T07:49:38.440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120</text:p>
          </table:table-cell>
          <table:table-cell table:number-columns-repeated="9"/>
          <table:table-cell office:value-type="string" calcext:value-type="string">
            <text:p>Dashboard.vue?98fa:207 21343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086Z</text:p>
          </table:table-cell>
          <table:table-cell table:number-columns-repeated="9"/>
          <table:table-cell office:value-type="string" calcext:value-type="string">
            <text:p>Dashboard.vue?98fa:208 2019-06-19T07:49:41.4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4</text:p>
          </table:table-cell>
          <table:table-cell table:number-columns-repeated="9"/>
          <table:table-cell office:value-type="string" calcext:value-type="string">
            <text:p>Dashboard.vue?98fa:215 tumpukan yang belum diterima : 14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4) ["2019-06-19T06:43:57.187Z", "2019-06-19T06:43:58.386Z", "2019-06-19T06:43:58.486Z", "2019-06-19T06:43:58.5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4) ["2019-06-19T07:49:37.440Z", "2019-06-19T07:49:38.141Z", "2019-06-19T07:49:38.240Z", "2019-06-19T07:49:38.340Z", "2019-06-19T07:49:38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031</text:p>
          </table:table-cell>
          <table:table-cell table:number-columns-repeated="9"/>
          <table:table-cell office:value-type="string" calcext:value-type="string">
            <text:p>Dashboard.vue?98fa:207 2126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185Z</text:p>
          </table:table-cell>
          <table:table-cell table:number-columns-repeated="9"/>
          <table:table-cell office:value-type="string" calcext:value-type="string">
            <text:p>Dashboard.vue?98fa:208 2019-06-19T07:49:41.5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3</text:p>
          </table:table-cell>
          <table:table-cell table:number-columns-repeated="9"/>
          <table:table-cell office:value-type="string" calcext:value-type="string">
            <text:p>Dashboard.vue?98fa:215 tumpukan yang belum diterima : 13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3) ["2019-06-19T06:43:57.187Z", "2019-06-19T06:43:58.386Z", "2019-06-19T06:43:58.486Z", "2019-06-19T06:43:58.586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3) ["2019-06-19T07:49:37.440Z", "2019-06-19T07:49:38.141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330</text:p>
          </table:table-cell>
          <table:table-cell table:number-columns-repeated="9"/>
          <table:table-cell office:value-type="string" calcext:value-type="string">
            <text:p>Dashboard.vue?98fa:207 25144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286Z</text:p>
          </table:table-cell>
          <table:table-cell table:number-columns-repeated="9"/>
          <table:table-cell office:value-type="string" calcext:value-type="string">
            <text:p>Dashboard.vue?98fa:208 2019-06-19T07:49:38.141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2</text:p>
          </table:table-cell>
          <table:table-cell table:number-columns-repeated="9"/>
          <table:table-cell office:value-type="string" calcext:value-type="string">
            <text:p>Dashboard.vue?98fa:215 tumpukan yang belum diterima : 12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2) ["2019-06-19T06:43:57.187Z", "2019-06-19T06:43:58.386Z", "2019-06-19T06:43:58.486Z", "2019-06-19T06:43:58.5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2) ["2019-06-19T07:49:37.440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248</text:p>
          </table:table-cell>
          <table:table-cell table:number-columns-repeated="9"/>
          <table:table-cell office:value-type="string" calcext:value-type="string">
            <text:p>Dashboard.vue?98fa:207 2505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385Z</text:p>
          </table:table-cell>
          <table:table-cell table:number-columns-repeated="9"/>
          <table:table-cell office:value-type="string" calcext:value-type="string">
            <text:p>Dashboard.vue?98fa:208 2019-06-19T07:49:38.2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1</text:p>
          </table:table-cell>
          <table:table-cell table:number-columns-repeated="9"/>
          <table:table-cell office:value-type="string" calcext:value-type="string">
            <text:p>Dashboard.vue?98fa:215 tumpukan yang belum diterima : 1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1) ["2019-06-19T06:43:57.187Z", "2019-06-19T06:43:58.386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1) ["2019-06-19T07:49:37.4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3655</text:p>
          </table:table-cell>
          <table:table-cell table:number-columns-repeated="9"/>
          <table:table-cell office:value-type="string" calcext:value-type="string">
            <text:p>Dashboard.vue?98fa:207 2217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3:58.386Z</text:p>
          </table:table-cell>
          <table:table-cell table:number-columns-repeated="9"/>
          <table:table-cell office:value-type="string" calcext:value-type="string">
            <text:p>Dashboard.vue?98fa:208 2019-06-19T07:49:41.6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0</text:p>
          </table:table-cell>
          <table:table-cell table:number-columns-repeated="9"/>
          <table:table-cell office:value-type="string" calcext:value-type="string">
            <text:p>Dashboard.vue?98fa:215 tumpukan yang belum diterima : 1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10) ["2019-06-19T06:43:57.187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0) ["2019-06-19T07:49:37.440Z", "2019-06-19T07:49:38.340Z", "2019-06-19T07:49:38.4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564</text:p>
          </table:table-cell>
          <table:table-cell table:number-columns-repeated="9"/>
          <table:table-cell office:value-type="string" calcext:value-type="string">
            <text:p>Dashboard.vue?98fa:207 2209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486Z</text:p>
          </table:table-cell>
          <table:table-cell table:number-columns-repeated="9"/>
          <table:table-cell office:value-type="string" calcext:value-type="string">
            <text:p>Dashboard.vue?98fa:208 2019-06-19T07:49:41.7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9</text:p>
          </table:table-cell>
          <table:table-cell table:number-columns-repeated="9"/>
          <table:table-cell office:value-type="string" calcext:value-type="string">
            <text:p>Dashboard.vue?98fa:215 tumpukan yang belum diterima : 9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9) ["2019-06-19T06:43:57.187Z", "2019-06-19T06:43:58.486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9) ["2019-06-19T07:49:37.440Z", "2019-06-19T07:49:38.340Z", "2019-06-19T07:49:38.440Z", "2019-06-19T07:49:41.8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4048</text:p>
          </table:table-cell>
          <table:table-cell table:number-columns-repeated="9"/>
          <table:table-cell office:value-type="string" calcext:value-type="string">
            <text:p>Dashboard.vue?98fa:207 2246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3:58.486Z</text:p>
          </table:table-cell>
          <table:table-cell table:number-columns-repeated="9"/>
          <table:table-cell office:value-type="string" calcext:value-type="string">
            <text:p>Dashboard.vue?98fa:208 2019-06-19T07:49:41.8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8</text:p>
          </table:table-cell>
          <table:table-cell table:number-columns-repeated="9"/>
          <table:table-cell office:value-type="string" calcext:value-type="string">
            <text:p>Dashboard.vue?98fa:215 tumpukan yang belum diterima : 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8) ["2019-06-19T06:43:57.187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8) ["2019-06-19T07:49:37.440Z", "2019-06-19T07:49:38.340Z", "2019-06-19T07:49:38.440Z", "2019-06-19T07:49:41.9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0963</text:p>
          </table:table-cell>
          <table:table-cell table:number-columns-repeated="9"/>
          <table:table-cell office:value-type="string" calcext:value-type="string">
            <text:p>Dashboard.vue?98fa:207 2238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586Z</text:p>
          </table:table-cell>
          <table:table-cell table:number-columns-repeated="9"/>
          <table:table-cell office:value-type="string" calcext:value-type="string">
            <text:p>Dashboard.vue?98fa:208 2019-06-19T07:49:41.9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7</text:p>
          </table:table-cell>
          <table:table-cell table:number-columns-repeated="9"/>
          <table:table-cell office:value-type="string" calcext:value-type="string">
            <text:p>Dashboard.vue?98fa:215 tumpukan yang belum diterima : 7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7) ["2019-06-19T06:43:57.187Z", "2019-06-19T06:43:58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7) ["2019-06-19T07:49:37.440Z", "2019-06-19T07:49:38.340Z", "2019-06-19T07:49:38.440Z", "2019-06-19T07:49:42.041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1370</text:p>
          </table:table-cell>
          <table:table-cell table:number-columns-repeated="9"/>
          <table:table-cell office:value-type="string" calcext:value-type="string">
            <text:p>Dashboard.vue?98fa:207 2308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686Z</text:p>
          </table:table-cell>
          <table:table-cell table:number-columns-repeated="9"/>
          <table:table-cell office:value-type="string" calcext:value-type="string">
            <text:p>Dashboard.vue?98fa:208 2019-06-19T07:49:42.041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6</text:p>
          </table:table-cell>
          <table:table-cell table:number-columns-repeated="9"/>
          <table:table-cell office:value-type="string" calcext:value-type="string">
            <text:p>Dashboard.vue?98fa:215 tumpukan yang belum diterima : 6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6) ["2019-06-19T06:43:57.187Z", "2019-06-19T06:43:58.5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6) ["2019-06-19T07:49:37.440Z", "2019-06-19T07:49:38.340Z", "2019-06-19T07:49:38.440Z", "2019-06-19T07:49:42.1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1280</text:p>
          </table:table-cell>
          <table:table-cell table:number-columns-repeated="9"/>
          <table:table-cell office:value-type="string" calcext:value-type="string">
            <text:p>Dashboard.vue?98fa:207 2299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786Z</text:p>
          </table:table-cell>
          <table:table-cell table:number-columns-repeated="9"/>
          <table:table-cell office:value-type="string" calcext:value-type="string">
            <text:p>Dashboard.vue?98fa:208 2019-06-19T07:49:42.1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5</text:p>
          </table:table-cell>
          <table:table-cell table:number-columns-repeated="9"/>
          <table:table-cell office:value-type="string" calcext:value-type="string">
            <text:p>Dashboard.vue?98fa:215 tumpukan yang belum diterima : 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5) ["2019-06-19T06:43:57.187Z", "2019-06-19T06:43:58.5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5) ["2019-06-19T07:49:37.440Z", "2019-06-19T07:49:38.340Z", "2019-06-19T07:49:38.440Z", "2019-06-19T07:49:42.2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1675</text:p>
          </table:table-cell>
          <table:table-cell table:number-columns-repeated="9"/>
          <table:table-cell office:value-type="string" calcext:value-type="string">
            <text:p>Dashboard.vue?98fa:207 2300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886Z</text:p>
          </table:table-cell>
          <table:table-cell table:number-columns-repeated="9"/>
          <table:table-cell office:value-type="string" calcext:value-type="string">
            <text:p>Dashboard.vue?98fa:208 2019-06-19T07:49:42.2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4</text:p>
          </table:table-cell>
          <table:table-cell table:number-columns-repeated="9"/>
          <table:table-cell office:value-type="string" calcext:value-type="string">
            <text:p>Dashboard.vue?98fa:215 tumpukan yang belum diterima : 4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4) ["2019-06-19T06:43:57.187Z", "2019-06-19T06:43:58.5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4) ["2019-06-19T07:49:37.440Z", "2019-06-19T07:49:38.340Z", "2019-06-19T07:49:38.440Z", "2019-06-19T07:49:42.3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4989</text:p>
          </table:table-cell>
          <table:table-cell table:number-columns-repeated="9"/>
          <table:table-cell office:value-type="string" calcext:value-type="string">
            <text:p>Dashboard.vue?98fa:207 22929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3:58.586Z</text:p>
          </table:table-cell>
          <table:table-cell table:number-columns-repeated="9"/>
          <table:table-cell office:value-type="string" calcext:value-type="string">
            <text:p>Dashboard.vue?98fa:208 2019-06-19T07:49:42.3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3</text:p>
          </table:table-cell>
          <table:table-cell table:number-columns-repeated="9"/>
          <table:table-cell office:value-type="string" calcext:value-type="string">
            <text:p>Dashboard.vue?98fa:215 tumpukan yang belum diterima : 3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3) ["2019-06-19T06:43:57.187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3) ["2019-06-19T07:49:37.440Z", "2019-06-19T07:49:38.340Z", "2019-06-19T07:49:38.4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2093</text:p>
          </table:table-cell>
          <table:table-cell table:number-columns-repeated="9"/>
          <table:table-cell office:value-type="string" calcext:value-type="string">
            <text:p>Dashboard.vue?98fa:207 2732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1.986Z</text:p>
          </table:table-cell>
          <table:table-cell table:number-columns-repeated="9"/>
          <table:table-cell office:value-type="string" calcext:value-type="string">
            <text:p>Dashboard.vue?98fa:208 2019-06-19T07:49:38.3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2</text:p>
          </table:table-cell>
          <table:table-cell table:number-columns-repeated="9"/>
          <table:table-cell office:value-type="string" calcext:value-type="string">
            <text:p>Dashboard.vue?98fa:215 tumpukan yang belum diterima : 2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(2) ["2019-06-19T06:43:57.187Z", "2019-06-19T06:44:02.086Z"]</text:p>
          </table:table-cell>
          <table:table-cell table:number-columns-repeated="9"/>
          <table:table-cell office:value-type="string" calcext:value-type="string">
            <text:p>Dashboard.vue?98fa:216 (2) ["2019-06-19T07:49:37.440Z", "2019-06-19T07:49:38.440Z"]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6 12004</text:p>
          </table:table-cell>
          <table:table-cell table:number-columns-repeated="9"/>
          <table:table-cell office:value-type="string" calcext:value-type="string">
            <text:p>Dashboard.vue?98fa:207 2724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07 2019-06-19T06:44:02.086Z</text:p>
          </table:table-cell>
          <table:table-cell table:number-columns-repeated="9"/>
          <table:table-cell office:value-type="string" calcext:value-type="string">
            <text:p>Dashboard.vue?98fa:208 2019-06-19T07:49:38.440Z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4 tumpukan yang belum diterima : 1</text:p>
          </table:table-cell>
          <table:table-cell table:number-columns-repeated="9"/>
          <table:table-cell office:value-type="string" calcext:value-type="string">
            <text:p>Dashboard.vue?98fa:215 tumpukan yang belum diterima : 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Dashboard.vue?98fa:215 ["2019-06-19T06:43:57.187Z"]</text:p>
          </table:table-cell>
          <table:table-cell table:number-columns-repeated="9"/>
          <table:table-cell office:value-type="string" calcext:value-type="string">
            <text:p>Dashboard.vue?98fa:216 ["2019-06-19T07:49:37.440Z"]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19:23:23.253595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6-21T11:41:12.188685049</dc:date>
    <meta:editing-duration>PT20H21M51S</meta:editing-duration>
    <meta:editing-cycles>31</meta:editing-cycles>
    <meta:generator>LibreOffice/5.1.6.2$Linux_X86_64 LibreOffice_project/10m0$Build-2</meta:generator>
    <meta:document-statistic meta:table-count="2" meta:cell-count="5702" meta:object-count="0"/>
  </office:meta>
</office:document-meta>
</file>